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Georgia" svg:font-family="Georgia" style:font-family-generic="roman" style:font-pitch="variable" svg:panose-1="2 4 5 2 5 4 5 2 3 3"/>
    <style:font-face style:name="Times New Roman" svg:font-family="Times New Roman" style:font-family-generic="roman" style:font-pitch="variable" svg:panose-1="2 2 6 3 5 4 5 2 3 4"/>
    <style:font-face style:name="Book Antiqua" svg:font-family="Book Antiqua" style:font-family-generic="roman" style:font-pitch="variable" svg:panose-1="2 4 6 2 5 3 5 3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Liberation Mono" svg:font-family="Liberation Mono" style:font-family-generic="modern" style:font-pitch="fixed"/>
    <style:font-face style:name="Courier New" svg:font-family="Courier New" style:font-family-generic="modern" style:font-pitch="fixed" svg:panose-1="2 7 3 9 2 2 5 2 4 4"/>
    <style:font-face style:name="OpenSymbol" style:font-charset="x-symbol" svg:font-family="OpenSymbol" style:font-family-generic="system"/>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5">
      <text:list-level-style-number text:level="1" text:style-name="WW_CharLFO5LVL1" style:num-suffix="." style:num-format="1">
        <style:list-level-properties text:space-before="0.5458in" text:min-label-width="0.25in" text:list-level-position-and-space-mode="label-alignment">
          <style:list-level-label-alignment text:label-followed-by="listtab" fo:margin-left="0.7958in" fo:text-indent="-0.25in"/>
        </style:list-level-properties>
      </text:list-level-style-number>
      <text:list-level-style-number text:level="2" style:num-suffix="." style:num-format="a" style:num-letter-sync="true">
        <style:list-level-properties text:space-before="1.0458in" text:min-label-width="0.25in" text:list-level-position-and-space-mode="label-alignment">
          <style:list-level-label-alignment text:label-followed-by="listtab" fo:margin-left="1.2958in" fo:text-indent="-0.25in"/>
        </style:list-level-properties>
      </text:list-level-style-number>
      <text:list-level-style-number text:level="3" style:num-suffix="." style:num-format="i">
        <style:list-level-properties fo:text-align="end" text:space-before="1.6708in" text:min-label-width="0.125in" text:list-level-position-and-space-mode="label-alignment">
          <style:list-level-label-alignment text:label-followed-by="listtab" fo:margin-left="1.7958in" fo:text-indent="-0.125in"/>
        </style:list-level-properties>
      </text:list-level-style-number>
      <text:list-level-style-number text:level="4" style:num-suffix="." style:num-format="1">
        <style:list-level-properties text:space-before="2.0458in" text:min-label-width="0.25in" text:list-level-position-and-space-mode="label-alignment">
          <style:list-level-label-alignment text:label-followed-by="listtab" fo:margin-left="2.2958in" fo:text-indent="-0.25in"/>
        </style:list-level-properties>
      </text:list-level-style-number>
      <text:list-level-style-number text:level="5" style:num-suffix="." style:num-format="a" style:num-letter-sync="true">
        <style:list-level-properties text:space-before="2.5458in" text:min-label-width="0.25in" text:list-level-position-and-space-mode="label-alignment">
          <style:list-level-label-alignment text:label-followed-by="listtab" fo:margin-left="2.7958in" fo:text-indent="-0.25in"/>
        </style:list-level-properties>
      </text:list-level-style-number>
      <text:list-level-style-number text:level="6" style:num-suffix="." style:num-format="i">
        <style:list-level-properties fo:text-align="end" text:space-before="3.1708in" text:min-label-width="0.125in" text:list-level-position-and-space-mode="label-alignment">
          <style:list-level-label-alignment text:label-followed-by="listtab" fo:margin-left="3.2958in" fo:text-indent="-0.125in"/>
        </style:list-level-properties>
      </text:list-level-style-number>
      <text:list-level-style-number text:level="7" style:num-suffix="." style:num-format="1">
        <style:list-level-properties text:space-before="3.5458in" text:min-label-width="0.25in" text:list-level-position-and-space-mode="label-alignment">
          <style:list-level-label-alignment text:label-followed-by="listtab" fo:margin-left="3.7958in" fo:text-indent="-0.25in"/>
        </style:list-level-properties>
      </text:list-level-style-number>
      <text:list-level-style-number text:level="8" style:num-suffix="." style:num-format="a" style:num-letter-sync="true">
        <style:list-level-properties text:space-before="4.0458in" text:min-label-width="0.25in" text:list-level-position-and-space-mode="label-alignment">
          <style:list-level-label-alignment text:label-followed-by="listtab" fo:margin-left="4.2958in" fo:text-indent="-0.25in"/>
        </style:list-level-properties>
      </text:list-level-style-number>
      <text:list-level-style-number text:level="9" style:num-suffix="." style:num-format="i">
        <style:list-level-properties fo:text-align="end" text:space-before="4.6708in" text:min-label-width="0.125in" text:list-level-position-and-space-mode="label-alignment">
          <style:list-level-label-alignment text:label-followed-by="listtab" fo:margin-left="4.7958in" fo:text-indent="-0.125in"/>
        </style:list-level-properties>
      </text:list-level-style-number>
    </text:list-style>
    <text:list-style style:name="LFO6">
      <text:list-level-style-number text:level="1" text:style-name="WW_CharLFO6LVL1" style:num-suffix="." style:num-format="1">
        <style:list-level-properties text:space-before="0.0687in" text:min-label-width="0.3368in" text:list-level-position-and-space-mode="label-alignment">
          <style:list-level-label-alignment text:label-followed-by="listtab" fo:margin-left="0.4055in" fo:text-indent="-0.3368in"/>
        </style:list-level-properties>
      </text:list-level-style-number>
      <text:list-level-style-number text:level="2" text:style-name="WW_CharLFO6LVL2" style:num-suffix="." style:num-format="a" style:num-letter-sync="true">
        <style:list-level-properties text:space-before="0.2958in" text:min-label-width="0.152in" text:list-level-position-and-space-mode="label-alignment">
          <style:list-level-label-alignment text:label-followed-by="listtab" fo:margin-left="0.4479in" fo:text-indent="-0.152in"/>
        </style:list-level-properties>
      </text:list-level-style-number>
      <text:list-level-style-bullet text:level="3" text:style-name="WW_CharLFO6LVL3" text:bullet-char="-">
        <style:list-level-properties text:space-before="0.3465in" text:min-label-width="0.1013in" text:list-level-position-and-space-mode="label-alignment">
          <style:list-level-label-alignment text:label-followed-by="listtab" fo:margin-left="0.4479in" fo:text-indent="-0.1013in"/>
        </style:list-level-properties>
        <style:text-properties style:font-name="Book Antiqua"/>
      </text:list-level-style-bullet>
      <text:list-level-style-bullet text:level="4" text:style-name="WW_CharLFO6LVL4" text:bullet-char="–">
        <style:list-level-properties text:space-before="0.618in" text:min-label-width="0.1631in" text:list-level-position-and-space-mode="label-alignment">
          <style:list-level-label-alignment text:label-followed-by="listtab" fo:margin-left="0.7812in" fo:text-indent="-0.1631in"/>
        </style:list-level-properties>
        <style:text-properties style:font-name="Times New Roman"/>
      </text:list-level-style-bullet>
      <text:list-level-style-bullet text:level="5" text:bullet-char="•">
        <style:list-level-properties text:space-before="2.1111in" text:min-label-width="0.1631in" text:list-level-position-and-space-mode="label-alignment">
          <style:list-level-label-alignment text:label-followed-by="listtab" fo:margin-left="2.2743in" fo:text-indent="-0.1631in"/>
        </style:list-level-properties>
      </text:list-level-style-bullet>
      <text:list-level-style-bullet text:level="6" text:bullet-char="•">
        <style:list-level-properties text:space-before="2.859in" text:min-label-width="0.1631in" text:list-level-position-and-space-mode="label-alignment">
          <style:list-level-label-alignment text:label-followed-by="listtab" fo:margin-left="3.0222in" fo:text-indent="-0.1631in"/>
        </style:list-level-properties>
      </text:list-level-style-bullet>
      <text:list-level-style-bullet text:level="7" text:bullet-char="•">
        <style:list-level-properties text:space-before="3.6076in" text:min-label-width="0.1631in" text:list-level-position-and-space-mode="label-alignment">
          <style:list-level-label-alignment text:label-followed-by="listtab" fo:margin-left="3.7708in" fo:text-indent="-0.1631in"/>
        </style:list-level-properties>
      </text:list-level-style-bullet>
      <text:list-level-style-bullet text:level="8" text:bullet-char="•">
        <style:list-level-properties text:space-before="4.3555in" text:min-label-width="0.1631in" text:list-level-position-and-space-mode="label-alignment">
          <style:list-level-label-alignment text:label-followed-by="listtab" fo:margin-left="4.5187in" fo:text-indent="-0.1631in"/>
        </style:list-level-properties>
      </text:list-level-style-bullet>
      <text:list-level-style-bullet text:level="9" text:bullet-char="•">
        <style:list-level-properties text:space-before="5.1041in" text:min-label-width="0.1631in" text:list-level-position-and-space-mode="label-alignment">
          <style:list-level-label-alignment text:label-followed-by="listtab" fo:margin-left="5.2673in" fo:text-indent="-0.1631in"/>
        </style:list-level-properties>
      </text:list-level-style-bullet>
    </text:list-style>
    <text:list-style style:name="LFO7">
      <text:list-level-style-bullet text:level="1" text:style-name="WW_CharLFO7LVL1" text:bullet-char="•">
        <style:list-level-properties text:space-before="0.3118in" text:min-label-width="0.25in" text:list-level-position-and-space-mode="label-alignment">
          <style:list-level-label-alignment text:label-followed-by="listtab" fo:margin-left="0.5618in" fo:text-indent="-0.25in"/>
        </style:list-level-properties>
        <style:text-properties style:font-name="OpenSymbol"/>
      </text:list-level-style-bullet>
      <text:list-level-style-bullet text:level="2" text:style-name="WW_CharLFO7LVL2" text:bullet-char="◦">
        <style:list-level-properties text:space-before="0.5618in" text:min-label-width="0.25in" text:list-level-position-and-space-mode="label-alignment">
          <style:list-level-label-alignment text:label-followed-by="listtab" fo:margin-left="0.8118in" fo:text-indent="-0.25in"/>
        </style:list-level-properties>
        <style:text-properties style:font-name="OpenSymbol"/>
      </text:list-level-style-bullet>
      <text:list-level-style-bullet text:level="3" text:style-name="WW_CharLFO7LVL3" text:bullet-char="▪">
        <style:list-level-properties text:space-before="0.8118in" text:min-label-width="0.25in" text:list-level-position-and-space-mode="label-alignment">
          <style:list-level-label-alignment text:label-followed-by="listtab" fo:margin-left="1.0618in" fo:text-indent="-0.25in"/>
        </style:list-level-properties>
        <style:text-properties style:font-name="OpenSymbol"/>
      </text:list-level-style-bullet>
      <text:list-level-style-bullet text:level="4" text:style-name="WW_CharLFO7LVL4" text:bullet-char="•">
        <style:list-level-properties text:space-before="1.0618in" text:min-label-width="0.25in" text:list-level-position-and-space-mode="label-alignment">
          <style:list-level-label-alignment text:label-followed-by="listtab" fo:margin-left="1.3118in" fo:text-indent="-0.25in"/>
        </style:list-level-properties>
        <style:text-properties style:font-name="OpenSymbol"/>
      </text:list-level-style-bullet>
      <text:list-level-style-bullet text:level="5" text:style-name="WW_CharLFO7LVL5" text:bullet-char="◦">
        <style:list-level-properties text:space-before="1.3118in" text:min-label-width="0.25in" text:list-level-position-and-space-mode="label-alignment">
          <style:list-level-label-alignment text:label-followed-by="listtab" fo:margin-left="1.5618in" fo:text-indent="-0.25in"/>
        </style:list-level-properties>
        <style:text-properties style:font-name="OpenSymbol"/>
      </text:list-level-style-bullet>
      <text:list-level-style-bullet text:level="6" text:style-name="WW_CharLFO7LVL6" text:bullet-char="▪">
        <style:list-level-properties text:space-before="1.5618in" text:min-label-width="0.25in" text:list-level-position-and-space-mode="label-alignment">
          <style:list-level-label-alignment text:label-followed-by="listtab" fo:margin-left="1.8118in" fo:text-indent="-0.25in"/>
        </style:list-level-properties>
        <style:text-properties style:font-name="OpenSymbol"/>
      </text:list-level-style-bullet>
      <text:list-level-style-bullet text:level="7" text:style-name="WW_CharLFO7LVL7" text:bullet-char="•">
        <style:list-level-properties text:space-before="1.8118in" text:min-label-width="0.25in" text:list-level-position-and-space-mode="label-alignment">
          <style:list-level-label-alignment text:label-followed-by="listtab" fo:margin-left="2.0618in" fo:text-indent="-0.25in"/>
        </style:list-level-properties>
        <style:text-properties style:font-name="OpenSymbol"/>
      </text:list-level-style-bullet>
      <text:list-level-style-bullet text:level="8" text:style-name="WW_CharLFO7LVL8" text:bullet-char="◦">
        <style:list-level-properties text:space-before="2.0618in" text:min-label-width="0.25in" text:list-level-position-and-space-mode="label-alignment">
          <style:list-level-label-alignment text:label-followed-by="listtab" fo:margin-left="2.3118in" fo:text-indent="-0.25in"/>
        </style:list-level-properties>
        <style:text-properties style:font-name="OpenSymbol"/>
      </text:list-level-style-bullet>
      <text:list-level-style-bullet text:level="9" text:style-name="WW_CharLFO7LVL9" text:bullet-char="▪">
        <style:list-level-properties text:space-before="2.3118in" text:min-label-width="0.25in" text:list-level-position-and-space-mode="label-alignment">
          <style:list-level-label-alignment text:label-followed-by="listtab" fo:margin-left="2.5618in" fo:text-indent="-0.25in"/>
        </style:list-level-properties>
        <style:text-properties style:font-name="OpenSymbol"/>
      </text:list-level-style-bullet>
    </text:list-style>
    <style:style style:name="P1" style:parent-style-name="Textbody" style:master-page-name="MP0" style:family="paragraph">
      <style:paragraph-properties fo:break-before="page" fo:margin-left="0in" fo:text-indent="0in">
        <style:tab-stops/>
      </style:paragraph-properties>
      <style:text-properties style:font-name="Georgia" fo:font-size="10pt" style:font-size-asian="10pt"/>
    </style:style>
    <style:style style:name="P2" style:parent-style-name="Textbody" style:family="paragraph">
      <style:paragraph-properties fo:margin-left="0in" fo:text-indent="0in">
        <style:tab-stops/>
      </style:paragraph-properties>
      <style:text-properties style:font-name="Georgia" fo:font-size="10pt" style:font-size-asian="10pt"/>
    </style:style>
    <style:style style:name="P3" style:parent-style-name="Textbody" style:family="paragraph">
      <style:paragraph-properties fo:margin-top="0.0055in" fo:margin-left="0in" fo:text-indent="0in">
        <style:tab-stops/>
      </style:paragraph-properties>
      <style:text-properties style:font-name="Georgia" fo:font-size="9pt" style:font-size-asian="9pt"/>
    </style:style>
    <style:style style:name="P4" style:parent-style-name="Standard" style:family="paragraph">
      <style:paragraph-properties fo:margin-top="0.0326in" fo:margin-left="0.575in">
        <style:tab-stops/>
      </style:paragraph-properties>
      <style:text-properties style:font-name="Georgia" fo:font-weight="bold" style:font-weight-asian="bold" fo:font-size="17pt" style:font-size-asian="17pt"/>
    </style:style>
    <style:style style:name="P5" style:parent-style-name="Standard" style:family="paragraph">
      <style:paragraph-properties fo:text-align="center" fo:margin-top="0.0166in" fo:margin-left="0.2715in">
        <style:tab-stops/>
      </style:paragraph-properties>
    </style:style>
    <style:style style:name="T6" style:parent-style-name="DefaultParagraphFont" style:family="text">
      <style:text-properties style:font-name="Georgia" style:text-scale="105%" fo:font-size="17pt" style:font-size-asian="17pt"/>
    </style:style>
    <style:style style:name="T7" style:parent-style-name="DefaultParagraphFont" style:family="text">
      <style:text-properties style:font-name="Georgia" style:text-scale="105%" style:text-position="super 64.7%" fo:font-size="17pt" style:font-size-asian="17pt"/>
    </style:style>
    <style:style style:name="T8" style:parent-style-name="DefaultParagraphFont" style:family="text">
      <style:text-properties style:font-name="Georgia" style:text-scale="105%" fo:font-size="17pt" style:font-size-asian="17pt"/>
    </style:style>
    <style:style style:name="P9" style:parent-style-name="Standard" style:family="paragraph">
      <style:paragraph-properties fo:text-align="center" fo:margin-top="0.1694in" fo:margin-left="0.1555in" fo:margin-right="0.2791in">
        <style:tab-stops/>
      </style:paragraph-properties>
      <style:text-properties style:font-name="Georgia" style:text-scale="110%" fo:font-size="12pt" style:font-size-asian="12pt"/>
    </style:style>
    <style:style style:name="P10" style:parent-style-name="Textbody" style:family="paragraph">
      <style:paragraph-properties fo:margin-left="0in" fo:text-indent="0in">
        <style:tab-stops/>
      </style:paragraph-properties>
      <style:text-properties style:font-name="Georgia" fo:font-size="12pt" style:font-size-asian="12pt"/>
    </style:style>
    <style:style style:name="P11" style:parent-style-name="Textbody" style:family="paragraph">
      <style:paragraph-properties fo:text-align="center" fo:margin-top="0.0006in" fo:margin-left="0in" fo:text-indent="0in">
        <style:tab-stops/>
      </style:paragraph-properties>
    </style:style>
    <style:style style:name="T12" style:parent-style-name="DefaultParagraphFont" style:family="text">
      <style:text-properties style:font-name="Georgia" fo:font-weight="bold" style:font-weight-asian="bold" style:font-weight-complex="bold"/>
    </style:style>
    <style:style style:name="P13" style:parent-style-name="Textbody" style:family="paragraph">
      <style:paragraph-properties fo:margin-top="0.0006in" fo:margin-left="0in" fo:text-indent="0in">
        <style:tab-stops/>
      </style:paragraph-properties>
      <style:text-properties style:font-name="Georgia" fo:font-size="8.5pt" style:font-size-asian="8.5pt"/>
    </style:style>
    <style:style style:name="P14" style:parent-style-name="Heading1" style:family="paragraph">
      <style:paragraph-properties fo:text-align="center" fo:margin-left="0in" fo:text-indent="0in">
        <style:tab-stops>
          <style:tab-stop style:type="left" style:position="0.8111in"/>
          <style:tab-stop style:type="left" style:position="0.8118in"/>
        </style:tab-stops>
      </style:paragraph-properties>
    </style:style>
    <style:style style:name="T15" style:parent-style-name="DefaultParagraphFont" style:family="text">
      <style:text-properties fo:letter-spacing="0.0013in"/>
    </style:style>
    <style:style style:name="T16" style:parent-style-name="DefaultParagraphFont" style:family="text">
      <style:text-properties fo:letter-spacing="0.0243in"/>
    </style:style>
    <style:style style:name="P17" style:parent-style-name="ListParagraph" style:family="paragraph">
      <style:paragraph-properties fo:margin-top="0.1486in" fo:margin-left="0.25in" fo:text-indent="0in">
        <style:tab-stops/>
      </style:paragraph-properties>
    </style:style>
    <style:style style:name="T18" style:parent-style-name="DefaultParagraphFont" style:family="text">
      <style:text-properties style:font-name="Georgia" fo:font-weight="bold" style:font-weight-asian="bold" style:text-scale="105%"/>
    </style:style>
    <style:style style:name="T19" style:parent-style-name="DefaultParagraphFont" style:family="text">
      <style:text-properties style:font-name="Georgia" style:text-scale="105%"/>
    </style:style>
    <style:style style:name="T20" style:parent-style-name="DefaultParagraphFont" style:family="text">
      <style:text-properties style:font-name="Georgia" fo:letter-spacing="0.0173in" style:text-scale="105%"/>
    </style:style>
    <style:style style:name="T21" style:parent-style-name="DefaultParagraphFont" style:family="text">
      <style:text-properties style:font-name="Georgia" style:text-scale="105%"/>
    </style:style>
    <style:style style:name="P22" style:parent-style-name="ListParagraph" style:family="paragraph">
      <style:paragraph-properties fo:margin-top="0.1486in" fo:margin-left="0.25in" fo:text-indent="0in">
        <style:tab-stops/>
      </style:paragraph-properties>
      <style:text-properties style:font-name="Georgia" fo:font-weight="bold" style:font-weight-asian="bold" style:text-scale="105%"/>
    </style:style>
    <style:style style:name="P23" style:parent-style-name="ListParagraph" style:family="paragraph">
      <style:paragraph-properties fo:margin-top="0.1486in" fo:margin-left="0.25in" fo:text-indent="0in">
        <style:tab-stops/>
      </style:paragraph-properties>
    </style:style>
    <style:style style:name="T24" style:parent-style-name="DefaultParagraphFont" style:family="text">
      <style:text-properties style:font-name="Georgia" fo:font-weight="bold" style:font-weight-asian="bold" style:text-scale="105%"/>
    </style:style>
    <style:style style:name="T25" style:parent-style-name="DefaultParagraphFont" style:family="text">
      <style:text-properties style:font-name="Georgia" fo:font-weight="bold" style:font-weight-asian="bold" fo:letter-spacing="0.0125in"/>
    </style:style>
    <style:style style:name="T26" style:parent-style-name="DefaultParagraphFont" style:family="text">
      <style:text-properties style:font-name="Georgia" fo:font-weight="bold" style:font-weight-asian="bold" fo:letter-spacing="-0.002in"/>
    </style:style>
    <style:style style:name="T27" style:parent-style-name="DefaultParagraphFont" style:family="text">
      <style:text-properties style:font-name="Georgia"/>
    </style:style>
    <style:style style:name="T28" style:parent-style-name="DefaultParagraphFont" style:family="text">
      <style:text-properties style:font-name="Georgia" fo:letter-spacing="-0.002in"/>
    </style:style>
    <style:style style:name="T29" style:parent-style-name="DefaultParagraphFont" style:family="text">
      <style:text-properties style:font-name="Georgia"/>
    </style:style>
    <style:style style:name="P30" style:parent-style-name="ListParagraph" style:family="paragraph">
      <style:paragraph-properties fo:margin-top="0.1486in" fo:margin-left="0.25in" fo:text-indent="0in">
        <style:tab-stops/>
      </style:paragraph-properties>
    </style:style>
    <style:style style:name="T31" style:parent-style-name="DefaultParagraphFont" style:family="text">
      <style:text-properties style:font-name="Georgia" fo:font-weight="bold" style:font-weight-asian="bold" style:text-scale="105%"/>
    </style:style>
    <style:style style:name="T32" style:parent-style-name="DefaultParagraphFont" style:family="text">
      <style:text-properties style:font-name="Georgia" fo:font-weight="bold" style:font-weight-asian="bold" fo:letter-spacing="-0.0041in" style:text-scale="105%"/>
    </style:style>
    <style:style style:name="T33" style:parent-style-name="DefaultParagraphFont" style:family="text">
      <style:text-properties style:font-name="Georgia" fo:font-weight="bold" style:font-weight-asian="bold" style:text-scale="105%"/>
    </style:style>
    <style:style style:name="T34" style:parent-style-name="DefaultParagraphFont" style:family="text">
      <style:text-properties style:font-name="Georgia" fo:font-weight="bold" style:font-weight-asian="bold" fo:letter-spacing="0.0013in" style:text-scale="105%"/>
    </style:style>
    <style:style style:name="T35" style:parent-style-name="DefaultParagraphFont" style:family="text">
      <style:text-properties style:font-name="Georgia" fo:font-weight="bold" style:font-weight-asian="bold" style:text-scale="105%"/>
    </style:style>
    <style:style style:name="T36" style:parent-style-name="DefaultParagraphFont" style:family="text">
      <style:text-properties style:text-scale="105%"/>
    </style:style>
    <style:style style:name="P37" style:parent-style-name="Normal" style:family="paragraph">
      <style:paragraph-properties fo:margin-top="0.1229in" fo:line-height="0.1888in">
        <style:tab-stops>
          <style:tab-stop style:type="left" style:position="0.8965in"/>
        </style:tab-stops>
      </style:paragraph-properties>
    </style:style>
    <style:style style:name="T38" style:parent-style-name="DefaultParagraphFont" style:family="text">
      <style:text-properties style:font-name="Georgia" fo:font-weight="bold" style:font-weight-asian="bold" style:font-weight-complex="bold"/>
    </style:style>
    <style:style style:name="T39" style:parent-style-name="DefaultParagraphFont" style:family="text">
      <style:text-properties style:font-name="Georgia"/>
    </style:style>
    <style:style style:name="P40" style:parent-style-name="Normal" style:family="paragraph">
      <style:paragraph-properties fo:margin-top="0.1229in" fo:line-height="0.1888in">
        <style:tab-stops>
          <style:tab-stop style:type="left" style:position="0.8965in"/>
        </style:tab-stops>
      </style:paragraph-properties>
    </style:style>
    <style:style style:name="T41" style:parent-style-name="DefaultParagraphFont" style:family="text">
      <style:text-properties style:font-name="Georgia"/>
    </style:style>
    <style:style style:name="T42" style:parent-style-name="DefaultParagraphFont" style:family="text">
      <style:text-properties style:font-name="Georgia" fo:font-weight="bold" style:font-weight-asian="bold" style:font-weight-complex="bold"/>
    </style:style>
    <style:style style:name="P43" style:parent-style-name="ListParagraph" style:family="paragraph">
      <style:paragraph-properties fo:margin-top="0.1229in" fo:line-height="0.1888in" fo:margin-left="0.4055in" fo:text-indent="0in">
        <style:tab-stops>
          <style:tab-stop style:type="left" style:position="0.4909in"/>
        </style:tab-stops>
      </style:paragraph-properties>
    </style:style>
    <style:style style:name="T44" style:parent-style-name="DefaultParagraphFont" style:family="text">
      <style:text-properties style:font-name="Georgia" fo:font-weight="bold" style:font-weight-asian="bold" style:font-weight-complex="bold"/>
    </style:style>
    <style:style style:name="T45" style:parent-style-name="DefaultParagraphFont" style:family="text">
      <style:text-properties style:font-name="Wingdings" style:font-name-asian="Wingdings" style:font-name-complex="Wingdings" fo:font-weight="bold" style:font-weight-asian="bold" style:font-weight-complex="bold"/>
    </style:style>
    <style:style style:name="T46" style:parent-style-name="DefaultParagraphFont" style:family="text">
      <style:text-properties style:font-name="Georgia" fo:font-weight="bold" style:font-weight-asian="bold" style:font-weight-complex="bold"/>
    </style:style>
    <style:style style:name="T47" style:parent-style-name="DefaultParagraphFont" style:family="text">
      <style:text-properties style:font-name="Georgia" fo:font-weight="bold" style:font-weight-asian="bold" style:font-weight-complex="bold"/>
    </style:style>
    <style:style style:name="T48" style:parent-style-name="DefaultParagraphFont" style:family="text">
      <style:text-properties style:font-name="Georgia"/>
    </style:style>
    <style:style style:name="T49" style:parent-style-name="DefaultParagraphFont" style:family="text">
      <style:text-properties style:font-name="Wingdings" style:font-name-asian="Wingdings" style:font-name-complex="Wingdings"/>
    </style:style>
    <style:style style:name="T50" style:parent-style-name="DefaultParagraphFont" style:family="text">
      <style:text-properties style:font-name="Georgia"/>
    </style:style>
    <style:style style:name="T51" style:parent-style-name="DefaultParagraphFont" style:family="text">
      <style:text-properties style:font-name="Georgia" fo:letter-spacing="-0.002in"/>
    </style:style>
    <style:style style:name="T52" style:parent-style-name="DefaultParagraphFont" style:family="text">
      <style:text-properties style:font-name="Georgia"/>
    </style:style>
    <style:style style:name="P53" style:parent-style-name="ListParagraph" style:family="paragraph">
      <style:paragraph-properties fo:margin-top="0.1229in" fo:line-height="0.1888in">
        <style:tab-stops>
          <style:tab-stop style:type="left" style:position="0.4486in"/>
        </style:tab-stops>
      </style:paragraph-properties>
    </style:style>
    <style:style style:name="T54" style:parent-style-name="DefaultParagraphFont" style:family="text">
      <style:text-properties style:font-name="Georgia" fo:color="#00AEEF" fo:background-color="#FFF200"/>
    </style:style>
    <style:style style:name="T55" style:parent-style-name="DefaultParagraphFont" style:family="text">
      <style:text-properties style:font-name="Georgia" fo:color="#00AEEF"/>
    </style:style>
    <style:style style:name="T56" style:parent-style-name="DefaultParagraphFont" style:family="text">
      <style:text-properties style:font-name="Georgia"/>
    </style:style>
    <style:style style:name="T57" style:parent-style-name="DefaultParagraphFont" style:family="text">
      <style:text-properties style:font-name="Georgia" fo:letter-spacing="0.002in"/>
    </style:style>
    <style:style style:name="T58" style:parent-style-name="DefaultParagraphFont" style:family="text">
      <style:text-properties style:font-name="Georgia" fo:letter-spacing="0.0013in"/>
    </style:style>
    <style:style style:name="T59" style:parent-style-name="DefaultParagraphFont" style:family="text">
      <style:text-properties style:font-name="Georgia"/>
    </style:style>
    <style:style style:name="T60" style:parent-style-name="DefaultParagraphFont" style:family="text">
      <style:text-properties style:font-name="Georgia" fo:letter-spacing="-0.002in"/>
    </style:style>
    <style:style style:name="T61" style:parent-style-name="DefaultParagraphFont" style:family="text">
      <style:text-properties style:font-name="Georgia" fo:letter-spacing="-0.0159in"/>
    </style:style>
    <style:style style:name="T62" style:parent-style-name="DefaultParagraphFont" style:family="text">
      <style:text-properties style:font-name="Georgia"/>
    </style:style>
    <style:style style:name="P63" style:parent-style-name="ListParagraph" style:family="paragraph">
      <style:paragraph-properties fo:margin-top="0.1229in" fo:line-height="0.1888in">
        <style:tab-stops>
          <style:tab-stop style:type="left" style:position="0.4486in"/>
        </style:tab-stops>
      </style:paragraph-properties>
    </style:style>
    <style:style style:name="T64" style:parent-style-name="DefaultParagraphFont" style:family="text">
      <style:text-properties style:font-name="Georgia"/>
    </style:style>
    <style:style style:name="T65" style:parent-style-name="DefaultParagraphFont" style:family="text">
      <style:text-properties style:font-name="Georgia" fo:letter-spacing="0.0083in"/>
    </style:style>
    <style:style style:name="T66" style:parent-style-name="DefaultParagraphFont" style:family="text">
      <style:text-properties style:font-name="Georgia"/>
    </style:style>
    <style:style style:name="T67" style:parent-style-name="DefaultParagraphFont" style:family="text">
      <style:text-properties style:font-name="Georgia" fo:letter-spacing="0.0083in"/>
    </style:style>
    <style:style style:name="T68" style:parent-style-name="DefaultParagraphFont" style:family="text">
      <style:text-properties style:font-name="Georgia"/>
    </style:style>
    <style:style style:name="T69" style:parent-style-name="DefaultParagraphFont" style:family="text">
      <style:text-properties style:font-name="Georgia" fo:letter-spacing="0.009in"/>
    </style:style>
    <style:style style:name="T70" style:parent-style-name="DefaultParagraphFont" style:family="text">
      <style:text-properties style:font-name="Georgia"/>
    </style:style>
    <style:style style:name="T71" style:parent-style-name="DefaultParagraphFont" style:family="text">
      <style:text-properties style:font-name="Georgia" fo:letter-spacing="0.0083in"/>
    </style:style>
    <style:style style:name="T72" style:parent-style-name="DefaultParagraphFont" style:family="text">
      <style:text-properties style:font-name="Georgia" fo:letter-spacing="-0.002in"/>
    </style:style>
    <style:style style:name="T73" style:parent-style-name="DefaultParagraphFont" style:family="text">
      <style:text-properties style:font-name="Georgia" fo:letter-spacing="0.0083in"/>
    </style:style>
    <style:style style:name="T74" style:parent-style-name="DefaultParagraphFont" style:family="text">
      <style:text-properties style:font-name="Georgia"/>
    </style:style>
    <style:style style:name="T75" style:parent-style-name="DefaultParagraphFont" style:family="text">
      <style:text-properties style:font-name="Georgia" fo:letter-spacing="0.0083in"/>
    </style:style>
    <style:style style:name="T76" style:parent-style-name="DefaultParagraphFont" style:family="text">
      <style:text-properties style:font-name="Georgia"/>
    </style:style>
    <style:style style:name="T77" style:parent-style-name="DefaultParagraphFont" style:family="text">
      <style:text-properties style:font-name="Georgia" fo:letter-spacing="0.0083in"/>
    </style:style>
    <style:style style:name="T78" style:parent-style-name="DefaultParagraphFont" style:family="text">
      <style:text-properties style:font-name="Georgia"/>
    </style:style>
    <style:style style:name="T79" style:parent-style-name="DefaultParagraphFont" style:family="text">
      <style:text-properties style:font-name="Georgia" fo:letter-spacing="0.0083in"/>
    </style:style>
    <style:style style:name="T80" style:parent-style-name="DefaultParagraphFont" style:family="text">
      <style:text-properties style:font-name="Georgia"/>
    </style:style>
    <style:style style:name="T81" style:parent-style-name="DefaultParagraphFont" style:family="text">
      <style:text-properties style:font-name="Georgia" fo:letter-spacing="0.0083in"/>
    </style:style>
    <style:style style:name="T82" style:parent-style-name="DefaultParagraphFont" style:family="text">
      <style:text-properties style:font-name="Georgia"/>
    </style:style>
    <style:style style:name="T83" style:parent-style-name="DefaultParagraphFont" style:family="text">
      <style:text-properties style:font-name="Georgia" fo:letter-spacing="0.0083in"/>
    </style:style>
    <style:style style:name="T84" style:parent-style-name="DefaultParagraphFont" style:family="text">
      <style:text-properties style:font-name="Georgia"/>
    </style:style>
    <style:style style:name="T85" style:parent-style-name="DefaultParagraphFont" style:family="text">
      <style:text-properties style:font-name="Georgia" fo:letter-spacing="0.009in"/>
    </style:style>
    <style:style style:name="T86" style:parent-style-name="DefaultParagraphFont" style:family="text">
      <style:text-properties style:font-name="Georgia"/>
    </style:style>
    <style:style style:name="T87" style:parent-style-name="DefaultParagraphFont" style:family="text">
      <style:text-properties style:font-name="Georgia" fo:letter-spacing="0.0083in"/>
    </style:style>
    <style:style style:name="T88" style:parent-style-name="DefaultParagraphFont" style:family="text">
      <style:text-properties style:font-name="Georgia"/>
    </style:style>
    <style:style style:name="P89" style:parent-style-name="ListParagraph" style:family="paragraph">
      <style:paragraph-properties fo:margin-top="0.1229in" fo:line-height="0.1888in">
        <style:tab-stops>
          <style:tab-stop style:type="left" style:position="0.4486in"/>
        </style:tab-stops>
      </style:paragraph-properties>
    </style:style>
    <style:style style:name="T90" style:parent-style-name="DefaultParagraphFont" style:family="text">
      <style:text-properties style:font-name="Georgia"/>
    </style:style>
    <style:style style:name="T91" style:parent-style-name="DefaultParagraphFont" style:family="text">
      <style:text-properties style:font-name="Georgia" fo:letter-spacing="0.0159in"/>
    </style:style>
    <style:style style:name="T92" style:parent-style-name="DefaultParagraphFont" style:family="text">
      <style:text-properties style:font-name="Georgia"/>
    </style:style>
    <style:style style:name="P93" style:parent-style-name="Normal" style:family="paragraph">
      <style:paragraph-properties fo:margin-top="0.1486in">
        <style:tab-stops>
          <style:tab-stop style:type="left" style:position="0.8965in"/>
        </style:tab-stops>
      </style:paragraph-properties>
    </style:style>
    <style:style style:name="T94" style:parent-style-name="DefaultParagraphFont" style:family="text">
      <style:text-properties style:font-name="Georgia"/>
    </style:style>
    <style:style style:name="T95" style:parent-style-name="DefaultParagraphFont" style:family="text">
      <style:text-properties fo:background-color="#FFF200"/>
    </style:style>
    <style:style style:name="T96" style:parent-style-name="DefaultParagraphFont" style:family="text">
      <style:text-properties style:font-name="Georgia" fo:color="#00AEEF"/>
    </style:style>
    <style:style style:name="P97" style:parent-style-name="ListParagraph" style:family="paragraph">
      <style:paragraph-properties fo:margin-top="0.1486in" fo:margin-left="0in" fo:text-indent="0in">
        <style:tab-stops>
          <style:tab-stop style:type="left" style:position="0.4486in"/>
        </style:tab-stops>
      </style:paragraph-properties>
    </style:style>
    <style:style style:name="T98" style:parent-style-name="DefaultParagraphFont" style:family="text">
      <style:text-properties style:font-name="Georgia" fo:color="#000000"/>
    </style:style>
    <style:style style:name="T99" style:parent-style-name="DefaultParagraphFont" style:family="text">
      <style:text-properties style:font-name="Georgia" fo:color="#000000"/>
    </style:style>
    <style:style style:name="T100" style:parent-style-name="DefaultParagraphFont" style:family="text">
      <style:text-properties style:font-name="Georgia" fo:font-weight="bold" style:font-weight-asian="bold" style:font-weight-complex="bold" fo:color="#000000"/>
    </style:style>
    <style:style style:name="T101" style:parent-style-name="DefaultParagraphFont" style:family="text">
      <style:text-properties style:font-name="Georgia" fo:color="#000000"/>
    </style:style>
    <style:style style:name="T102" style:parent-style-name="DefaultParagraphFont" style:family="text">
      <style:text-properties style:font-name="Georgia" fo:font-weight="bold" style:font-weight-asian="bold" style:font-weight-complex="bold" fo:color="#000000"/>
    </style:style>
    <style:style style:name="T103" style:parent-style-name="DefaultParagraphFont" style:family="text">
      <style:text-properties style:font-name="Georgia" fo:color="#000000"/>
    </style:style>
    <style:style style:name="T104" style:parent-style-name="DefaultParagraphFont" style:family="text">
      <style:text-properties style:font-name="Georgia" fo:font-weight="bold" style:font-weight-asian="bold" style:font-weight-complex="bold" fo:color="#000000"/>
    </style:style>
    <style:style style:name="T105" style:parent-style-name="DefaultParagraphFont" style:family="text">
      <style:text-properties style:font-name="Georgia" fo:font-weight="bold" style:font-weight-asian="bold" style:font-weight-complex="bold" fo:color="#000000"/>
    </style:style>
    <style:style style:name="T106" style:parent-style-name="DefaultParagraphFont" style:family="text">
      <style:text-properties style:font-name="Georgia" fo:color="#000000"/>
    </style:style>
    <style:style style:name="T107" style:parent-style-name="DefaultParagraphFont" style:family="text">
      <style:text-properties style:font-name="Georgia" fo:color="#000000"/>
    </style:style>
    <style:style style:name="T108" style:parent-style-name="DefaultParagraphFont" style:family="text">
      <style:text-properties style:font-name="Georgia" fo:font-weight="bold" style:font-weight-asian="bold" style:font-weight-complex="bold" fo:color="#000000"/>
    </style:style>
    <style:style style:name="T109" style:parent-style-name="DefaultParagraphFont" style:family="text">
      <style:text-properties style:font-name="Georgia" fo:color="#000000"/>
    </style:style>
    <style:style style:name="T110" style:parent-style-name="DefaultParagraphFont" style:family="text">
      <style:text-properties style:font-name="Georgia" fo:font-weight="bold" style:font-weight-asian="bold" style:font-weight-complex="bold" fo:color="#000000"/>
    </style:style>
    <style:style style:name="T111" style:parent-style-name="DefaultParagraphFont" style:family="text">
      <style:text-properties style:font-name="Georgia" fo:color="#000000"/>
    </style:style>
    <style:style style:name="T112" style:parent-style-name="DefaultParagraphFont" style:family="text">
      <style:text-properties style:font-name="Georgia" fo:color="#000000"/>
    </style:style>
    <style:style style:name="T113" style:parent-style-name="DefaultParagraphFont" style:family="text">
      <style:text-properties style:font-name="Georgia" fo:font-weight="bold" style:font-weight-asian="bold" style:font-weight-complex="bold" fo:color="#000000"/>
    </style:style>
    <style:style style:name="T114" style:parent-style-name="DefaultParagraphFont" style:family="text">
      <style:text-properties style:font-name="Georgia" fo:color="#000000"/>
    </style:style>
    <style:style style:name="T115" style:parent-style-name="DefaultParagraphFont" style:family="text">
      <style:text-properties style:font-name="Georgia" fo:font-weight="bold" style:font-weight-asian="bold" style:font-weight-complex="bold" fo:color="#000000"/>
    </style:style>
    <style:style style:name="T116" style:parent-style-name="DefaultParagraphFont" style:family="text">
      <style:text-properties style:font-name="Georgia" fo:color="#000000"/>
    </style:style>
    <style:style style:name="T117" style:parent-style-name="DefaultParagraphFont" style:family="text">
      <style:text-properties style:font-name="Georgia" fo:color="#000000"/>
    </style:style>
    <style:style style:name="T118" style:parent-style-name="DefaultParagraphFont" style:family="text">
      <style:text-properties style:font-name="Georgia" fo:font-weight="bold" style:font-weight-asian="bold" style:font-weight-complex="bold" fo:color="#000000" style:text-scale="105%"/>
    </style:style>
    <style:style style:name="T119" style:parent-style-name="DefaultParagraphFont" style:family="text">
      <style:text-properties style:font-name="Georgia" fo:color="#000000" style:text-scale="105%"/>
    </style:style>
    <style:style style:name="P120" style:parent-style-name="Heading1" style:master-page-name="MP1" style:family="paragraph">
      <style:paragraph-properties fo:break-before="page" fo:margin-top="0.0291in">
        <style:tab-stops>
          <style:tab-stop style:type="left" style:position="0.4055in"/>
          <style:tab-stop style:type="left" style:position="0.4062in"/>
        </style:tab-stops>
      </style:paragraph-properties>
    </style:style>
    <style:style style:name="T121" style:parent-style-name="DefaultParagraphFont" style:family="text">
      <style:text-properties fo:letter-spacing="0.0236in"/>
    </style:style>
    <style:style style:name="P122" style:parent-style-name="Textbody" style:family="paragraph">
      <style:paragraph-properties fo:margin-top="0.1506in" fo:line-height="96%" fo:margin-left="0.0694in" fo:margin-right="0.0798in" fo:text-indent="0in">
        <style:tab-stops/>
      </style:paragraph-properties>
      <style:text-properties style:font-name="Georgia"/>
    </style:style>
    <style:style style:name="P123" style:parent-style-name="Textbody" style:family="paragraph">
      <style:paragraph-properties fo:margin-top="0.0006in" fo:margin-left="0in" fo:text-indent="0in">
        <style:tab-stops/>
      </style:paragraph-properties>
      <style:text-properties fo:font-size="12pt" style:font-size-asian="12pt"/>
    </style:style>
    <style:style style:name="P124" style:parent-style-name="Standard" style:family="paragraph">
      <style:paragraph-properties fo:margin-left="0.0694in">
        <style:tab-stops/>
      </style:paragraph-properties>
      <style:text-properties style:font-name="Georgia" fo:font-weight="bold" style:font-weight-asian="bold" fo:font-size="12pt" style:font-size-asian="12pt"/>
    </style:style>
    <style:style style:name="P125" style:parent-style-name="ListParagraph" style:family="paragraph">
      <style:paragraph-properties fo:margin-top="0.1027in" fo:margin-left="0.3118in" fo:text-indent="-0.25in">
        <style:tab-stops>
          <style:tab-stop style:type="left" style:position="0.3125in"/>
        </style:tab-stops>
      </style:paragraph-properties>
    </style:style>
    <style:style style:name="T126" style:parent-style-name="DefaultParagraphFont" style:family="text">
      <style:text-properties style:font-name="Georgia"/>
    </style:style>
    <style:style style:name="T127" style:parent-style-name="DefaultParagraphFont" style:family="text">
      <style:text-properties style:font-name="Georgia" fo:letter-spacing="-0.0138in"/>
    </style:style>
    <style:style style:name="T128" style:parent-style-name="DefaultParagraphFont" style:family="text">
      <style:text-properties style:font-name="Georgia"/>
    </style:style>
    <style:style style:name="T129" style:parent-style-name="DefaultParagraphFont" style:family="text">
      <style:text-properties style:font-name="Georgia" fo:letter-spacing="-0.0138in"/>
    </style:style>
    <style:style style:name="T130" style:parent-style-name="DefaultParagraphFont" style:family="text">
      <style:text-properties style:font-name="Georgia"/>
    </style:style>
    <style:style style:name="T131" style:parent-style-name="DefaultParagraphFont" style:family="text">
      <style:text-properties style:font-name="Georgia" fo:letter-spacing="-0.0131in"/>
    </style:style>
    <style:style style:name="T132" style:parent-style-name="DefaultParagraphFont" style:family="text">
      <style:text-properties style:font-name="Georgia"/>
    </style:style>
    <style:style style:name="T133" style:parent-style-name="DefaultParagraphFont" style:family="text">
      <style:text-properties style:font-name="Georgia" fo:letter-spacing="-0.0138in"/>
    </style:style>
    <style:style style:name="T134" style:parent-style-name="DefaultParagraphFont" style:family="text">
      <style:text-properties style:font-name="Georgia" fo:letter-spacing="-0.002in"/>
    </style:style>
    <style:style style:name="T135" style:parent-style-name="DefaultParagraphFont" style:family="text">
      <style:text-properties style:font-name="Georgia" fo:letter-spacing="-0.0138in"/>
    </style:style>
    <style:style style:name="T136" style:parent-style-name="DefaultParagraphFont" style:family="text">
      <style:text-properties style:font-name="Georgia"/>
    </style:style>
    <style:style style:name="T137" style:parent-style-name="DefaultParagraphFont" style:family="text">
      <style:text-properties style:font-name="Georgia" fo:letter-spacing="-0.0131in"/>
    </style:style>
    <style:style style:name="T138" style:parent-style-name="DefaultParagraphFont" style:family="text">
      <style:text-properties style:font-name="Georgia"/>
    </style:style>
    <style:style style:name="T139" style:parent-style-name="DefaultParagraphFont" style:family="text">
      <style:text-properties style:font-name="Georgia" fo:letter-spacing="-0.0138in"/>
    </style:style>
    <style:style style:name="T140" style:parent-style-name="DefaultParagraphFont" style:family="text">
      <style:text-properties style:font-name="Georgia"/>
    </style:style>
    <style:style style:name="T141" style:parent-style-name="DefaultParagraphFont" style:family="text">
      <style:text-properties style:font-name="Georgia" fo:letter-spacing="-0.0138in"/>
    </style:style>
    <style:style style:name="T142" style:parent-style-name="DefaultParagraphFont" style:family="text">
      <style:text-properties style:font-name="Georgia"/>
    </style:style>
    <style:style style:name="T143" style:parent-style-name="DefaultParagraphFont" style:family="text">
      <style:text-properties style:font-name="Georgia" fo:letter-spacing="-0.0131in"/>
    </style:style>
    <style:style style:name="T144" style:parent-style-name="DefaultParagraphFont" style:family="text">
      <style:text-properties style:font-name="Georgia"/>
    </style:style>
    <style:style style:name="T145" style:parent-style-name="DefaultParagraphFont" style:family="text">
      <style:text-properties style:font-name="Georgia" fo:letter-spacing="-0.0138in"/>
    </style:style>
    <style:style style:name="T146" style:parent-style-name="DefaultParagraphFont" style:family="text">
      <style:text-properties style:font-name="Georgia"/>
    </style:style>
    <style:style style:name="T147" style:parent-style-name="DefaultParagraphFont" style:family="text">
      <style:text-properties style:font-name="Georgia" fo:letter-spacing="-0.0138in"/>
    </style:style>
    <style:style style:name="T148" style:parent-style-name="DefaultParagraphFont" style:family="text">
      <style:text-properties style:font-name="Georgia"/>
    </style:style>
    <style:style style:name="T149" style:parent-style-name="DefaultParagraphFont" style:family="text">
      <style:text-properties style:font-name="Georgia" fo:letter-spacing="-0.0131in"/>
    </style:style>
    <style:style style:name="T150" style:parent-style-name="DefaultParagraphFont" style:family="text">
      <style:text-properties style:font-name="Georgia"/>
    </style:style>
    <style:style style:name="T151" style:parent-style-name="DefaultParagraphFont" style:family="text">
      <style:text-properties style:font-name="Georgia" fo:letter-spacing="-0.0138in"/>
    </style:style>
    <style:style style:name="T152" style:parent-style-name="DefaultParagraphFont" style:family="text">
      <style:text-properties style:font-name="Georgia"/>
    </style:style>
    <style:style style:name="P153" style:parent-style-name="ListParagraph" style:family="paragraph">
      <style:paragraph-properties fo:text-align="justify" fo:line-height="96%" fo:margin-left="0.3118in" fo:margin-right="0.1868in" fo:text-indent="-0.25in">
        <style:tab-stops>
          <style:tab-stop style:type="left" style:position="0.3125in"/>
        </style:tab-stops>
      </style:paragraph-properties>
    </style:style>
    <style:style style:name="T154" style:parent-style-name="DefaultParagraphFont" style:family="text">
      <style:text-properties style:font-name="Georgia"/>
    </style:style>
    <style:style style:name="T155" style:parent-style-name="DefaultParagraphFont" style:family="text">
      <style:text-properties style:font-name="Georgia" fo:letter-spacing="-0.0145in"/>
    </style:style>
    <style:style style:name="T156" style:parent-style-name="DefaultParagraphFont" style:family="text">
      <style:text-properties style:font-name="Georgia"/>
    </style:style>
    <style:style style:name="T157" style:parent-style-name="DefaultParagraphFont" style:family="text">
      <style:text-properties style:font-name="Georgia" fo:letter-spacing="-0.0138in"/>
    </style:style>
    <style:style style:name="T158" style:parent-style-name="DefaultParagraphFont" style:family="text">
      <style:text-properties style:font-name="Georgia"/>
    </style:style>
    <style:style style:name="T159" style:parent-style-name="DefaultParagraphFont" style:family="text">
      <style:text-properties style:font-name="Georgia" fo:letter-spacing="-0.0138in"/>
    </style:style>
    <style:style style:name="T160" style:parent-style-name="DefaultParagraphFont" style:family="text">
      <style:text-properties style:font-name="Georgia"/>
    </style:style>
    <style:style style:name="T161" style:parent-style-name="DefaultParagraphFont" style:family="text">
      <style:text-properties style:font-name="Georgia" fo:letter-spacing="-0.0138in"/>
    </style:style>
    <style:style style:name="T162" style:parent-style-name="DefaultParagraphFont" style:family="text">
      <style:text-properties style:font-name="Georgia"/>
    </style:style>
    <style:style style:name="T163" style:parent-style-name="DefaultParagraphFont" style:family="text">
      <style:text-properties style:font-name="Georgia" fo:letter-spacing="-0.0138in"/>
    </style:style>
    <style:style style:name="T164" style:parent-style-name="DefaultParagraphFont" style:family="text">
      <style:text-properties style:font-name="Georgia"/>
    </style:style>
    <style:style style:name="T165" style:parent-style-name="DefaultParagraphFont" style:family="text">
      <style:text-properties style:font-name="Georgia" fo:letter-spacing="-0.0138in"/>
    </style:style>
    <style:style style:name="T166" style:parent-style-name="DefaultParagraphFont" style:family="text">
      <style:text-properties style:font-name="Georgia"/>
    </style:style>
    <style:style style:name="T167" style:parent-style-name="DefaultParagraphFont" style:family="text">
      <style:text-properties style:font-name="Georgia" fo:letter-spacing="-0.0138in"/>
    </style:style>
    <style:style style:name="T168" style:parent-style-name="DefaultParagraphFont" style:family="text">
      <style:text-properties style:font-name="Georgia"/>
    </style:style>
    <style:style style:name="T169" style:parent-style-name="DefaultParagraphFont" style:family="text">
      <style:text-properties style:font-name="Georgia" fo:letter-spacing="-0.0138in"/>
    </style:style>
    <style:style style:name="T170" style:parent-style-name="DefaultParagraphFont" style:family="text">
      <style:text-properties style:font-name="Georgia" fo:letter-spacing="0.0013in"/>
    </style:style>
    <style:style style:name="T171" style:parent-style-name="DefaultParagraphFont" style:family="text">
      <style:text-properties style:font-name="Georgia" fo:letter-spacing="-0.0138in"/>
    </style:style>
    <style:style style:name="T172" style:parent-style-name="DefaultParagraphFont" style:family="text">
      <style:text-properties style:font-name="Georgia"/>
    </style:style>
    <style:style style:name="T173" style:parent-style-name="DefaultParagraphFont" style:family="text">
      <style:text-properties style:font-name="Georgia" fo:letter-spacing="-0.0138in"/>
    </style:style>
    <style:style style:name="T174" style:parent-style-name="DefaultParagraphFont" style:family="text">
      <style:text-properties style:font-name="Georgia"/>
    </style:style>
    <style:style style:name="T175" style:parent-style-name="DefaultParagraphFont" style:family="text">
      <style:text-properties style:font-name="Georgia" fo:letter-spacing="-0.0138in"/>
    </style:style>
    <style:style style:name="T176" style:parent-style-name="DefaultParagraphFont" style:family="text">
      <style:text-properties style:font-name="Georgia"/>
    </style:style>
    <style:style style:name="T177" style:parent-style-name="DefaultParagraphFont" style:family="text">
      <style:text-properties style:font-name="Georgia" fo:letter-spacing="-0.0138in"/>
    </style:style>
    <style:style style:name="T178" style:parent-style-name="DefaultParagraphFont" style:family="text">
      <style:text-properties style:font-name="Georgia"/>
    </style:style>
    <style:style style:name="T179" style:parent-style-name="DefaultParagraphFont" style:family="text">
      <style:text-properties style:font-name="Georgia" fo:letter-spacing="-0.0138in"/>
    </style:style>
    <style:style style:name="T180" style:parent-style-name="DefaultParagraphFont" style:family="text">
      <style:text-properties style:font-name="Georgia"/>
    </style:style>
    <style:style style:name="T181" style:parent-style-name="DefaultParagraphFont" style:family="text">
      <style:text-properties style:font-name="Georgia" fo:letter-spacing="-0.0138in"/>
    </style:style>
    <style:style style:name="T182" style:parent-style-name="DefaultParagraphFont" style:family="text">
      <style:text-properties style:font-name="Georgia"/>
    </style:style>
    <style:style style:name="T183" style:parent-style-name="DefaultParagraphFont" style:family="text">
      <style:text-properties style:font-name="Georgia" fo:letter-spacing="-0.0138in"/>
    </style:style>
    <style:style style:name="T184" style:parent-style-name="DefaultParagraphFont" style:family="text">
      <style:text-properties style:font-name="Georgia"/>
    </style:style>
    <style:style style:name="T185" style:parent-style-name="DefaultParagraphFont" style:family="text">
      <style:text-properties style:font-name="Georgia" fo:letter-spacing="0.002in"/>
    </style:style>
    <style:style style:name="T186" style:parent-style-name="DefaultParagraphFont" style:family="text">
      <style:text-properties style:font-name="Georgia"/>
    </style:style>
    <style:style style:name="T187" style:parent-style-name="DefaultParagraphFont" style:family="text">
      <style:text-properties style:font-name="Georgia" fo:letter-spacing="0.0152in"/>
    </style:style>
    <style:style style:name="T188" style:parent-style-name="DefaultParagraphFont" style:family="text">
      <style:text-properties style:font-name="Georgia" fo:color="#00AEEF" fo:background-color="#FFF200"/>
    </style:style>
    <style:style style:name="T189" style:parent-style-name="DefaultParagraphFont" style:family="text">
      <style:text-properties style:font-name="Georgia"/>
    </style:style>
    <style:style style:name="P190" style:parent-style-name="ListParagraph" style:family="paragraph">
      <style:paragraph-properties fo:margin-left="0.3118in" fo:text-indent="-0.25in">
        <style:tab-stops>
          <style:tab-stop style:type="left" style:position="0.3125in"/>
        </style:tab-stops>
      </style:paragraph-properties>
    </style:style>
    <style:style style:name="T191" style:parent-style-name="DefaultParagraphFont" style:family="text">
      <style:text-properties style:font-name="Georgia"/>
    </style:style>
    <style:style style:name="T192" style:parent-style-name="DefaultParagraphFont" style:family="text">
      <style:text-properties style:font-name="Georgia" fo:letter-spacing="0.0034in"/>
    </style:style>
    <style:style style:name="T193" style:parent-style-name="DefaultParagraphFont" style:family="text">
      <style:text-properties style:font-name="Georgia" fo:color="#00AEEF" fo:letter-spacing="0.0034in" fo:background-color="#FFF200"/>
    </style:style>
    <style:style style:name="T194" style:parent-style-name="DefaultParagraphFont" style:family="text">
      <style:text-properties style:font-name="Georgia"/>
    </style:style>
    <style:style style:name="P195" style:parent-style-name="ListParagraph" style:family="paragraph">
      <style:paragraph-properties fo:line-height="96%" fo:margin-left="0.3118in" fo:margin-right="0.1868in" fo:text-indent="-0.25in">
        <style:tab-stops>
          <style:tab-stop style:type="left" style:position="0.3125in"/>
        </style:tab-stops>
      </style:paragraph-properties>
    </style:style>
    <style:style style:name="T196" style:parent-style-name="DefaultParagraphFont" style:family="text">
      <style:text-properties style:font-name="Georgia"/>
    </style:style>
    <style:style style:name="T197" style:parent-style-name="DefaultParagraphFont" style:family="text">
      <style:text-properties style:font-name="Georgia" fo:color="#00AEEF" fo:background-color="#FFF200"/>
    </style:style>
    <style:style style:name="T198" style:parent-style-name="DefaultParagraphFont" style:family="text">
      <style:text-properties style:font-name="Georgia"/>
    </style:style>
    <style:style style:name="T199" style:parent-style-name="DefaultParagraphFont" style:family="text">
      <style:text-properties style:font-name="Georgia" fo:letter-spacing="-0.0048in"/>
    </style:style>
    <style:style style:name="T200" style:parent-style-name="DefaultParagraphFont" style:family="text">
      <style:text-properties style:font-name="Georgia"/>
    </style:style>
    <style:style style:name="T201" style:parent-style-name="DefaultParagraphFont" style:family="text">
      <style:text-properties style:font-name="Georgia" fo:letter-spacing="0.002in"/>
    </style:style>
    <style:style style:name="T202" style:parent-style-name="DefaultParagraphFont" style:family="text">
      <style:text-properties style:font-name="Georgia"/>
    </style:style>
    <style:style style:name="T203" style:parent-style-name="DefaultParagraphFont" style:family="text">
      <style:text-properties style:font-name="Georgia" fo:letter-spacing="0.0152in"/>
    </style:style>
    <style:style style:name="T204" style:parent-style-name="DefaultParagraphFont" style:family="text">
      <style:text-properties style:font-name="Georgia" fo:color="#00AEEF" fo:background-color="#FFF200"/>
    </style:style>
    <style:style style:name="T205" style:parent-style-name="DefaultParagraphFont" style:family="text">
      <style:text-properties style:font-name="Georgia"/>
    </style:style>
    <style:style style:name="P206" style:parent-style-name="ListParagraph" style:family="paragraph">
      <style:paragraph-properties fo:margin-top="0.1201in" fo:line-height="96%" fo:margin-left="0.3118in" fo:margin-right="0.1868in" fo:text-indent="-0.25in">
        <style:tab-stops>
          <style:tab-stop style:type="left" style:position="0.3125in"/>
        </style:tab-stops>
      </style:paragraph-properties>
    </style:style>
    <style:style style:name="T207" style:parent-style-name="DefaultParagraphFont" style:family="text">
      <style:text-properties style:font-name="Georgia"/>
    </style:style>
    <style:style style:name="T208" style:parent-style-name="DefaultParagraphFont" style:family="text">
      <style:text-properties style:font-name="Georgia" fo:letter-spacing="-0.0034in"/>
    </style:style>
    <style:style style:name="T209" style:parent-style-name="DefaultParagraphFont" style:family="text">
      <style:text-properties style:font-name="Georgia"/>
    </style:style>
    <style:style style:name="T210" style:parent-style-name="DefaultParagraphFont" style:family="text">
      <style:text-properties style:font-name="Georgia" fo:letter-spacing="-0.0034in"/>
    </style:style>
    <style:style style:name="T211" style:parent-style-name="DefaultParagraphFont" style:family="text">
      <style:text-properties style:font-name="Georgia" fo:letter-spacing="0.002in"/>
    </style:style>
    <style:style style:name="T212" style:parent-style-name="DefaultParagraphFont" style:family="text">
      <style:text-properties style:font-name="Georgia" fo:letter-spacing="-0.0034in"/>
    </style:style>
    <style:style style:name="T213" style:parent-style-name="DefaultParagraphFont" style:family="text">
      <style:text-properties style:font-name="Georgia"/>
    </style:style>
    <style:style style:name="T214" style:parent-style-name="DefaultParagraphFont" style:family="text">
      <style:text-properties style:font-name="Georgia" fo:letter-spacing="-0.0034in"/>
    </style:style>
    <style:style style:name="T215" style:parent-style-name="DefaultParagraphFont" style:family="text">
      <style:text-properties style:font-name="Georgia"/>
    </style:style>
    <style:style style:name="T216" style:parent-style-name="DefaultParagraphFont" style:family="text">
      <style:text-properties style:font-name="Georgia" fo:letter-spacing="-0.0034in"/>
    </style:style>
    <style:style style:name="T217" style:parent-style-name="DefaultParagraphFont" style:family="text">
      <style:text-properties style:font-name="Georgia" fo:letter-spacing="-0.002in"/>
    </style:style>
    <style:style style:name="T218" style:parent-style-name="DefaultParagraphFont" style:family="text">
      <style:text-properties style:font-name="Georgia" fo:letter-spacing="-0.0027in"/>
    </style:style>
    <style:style style:name="T219" style:parent-style-name="DefaultParagraphFont" style:family="text">
      <style:text-properties style:font-name="Georgia"/>
    </style:style>
    <style:style style:name="T220" style:parent-style-name="DefaultParagraphFont" style:family="text">
      <style:text-properties style:font-name="Georgia" fo:letter-spacing="-0.0034in"/>
    </style:style>
    <style:style style:name="T221" style:parent-style-name="DefaultParagraphFont" style:family="text">
      <style:text-properties style:font-name="Georgia"/>
    </style:style>
    <style:style style:name="T222" style:parent-style-name="DefaultParagraphFont" style:family="text">
      <style:text-properties style:font-name="Georgia" fo:letter-spacing="-0.0034in"/>
    </style:style>
    <style:style style:name="T223" style:parent-style-name="DefaultParagraphFont" style:family="text">
      <style:text-properties style:font-name="Georgia" fo:color="#00AEEF" fo:background-color="#FFF200"/>
    </style:style>
    <style:style style:name="T224" style:parent-style-name="DefaultParagraphFont" style:family="text">
      <style:text-properties style:font-name="Georgia"/>
    </style:style>
    <style:style style:name="T225" style:parent-style-name="DefaultParagraphFont" style:family="text">
      <style:text-properties style:font-name="Georgia" fo:letter-spacing="0.0111in"/>
    </style:style>
    <style:style style:name="T226" style:parent-style-name="DefaultParagraphFont" style:family="text">
      <style:text-properties style:font-name="Georgia"/>
    </style:style>
    <style:style style:name="T227" style:parent-style-name="DefaultParagraphFont" style:family="text">
      <style:text-properties style:font-name="Georgia" fo:letter-spacing="-0.0034in"/>
    </style:style>
    <style:style style:name="T228" style:parent-style-name="DefaultParagraphFont" style:family="text">
      <style:text-properties style:font-name="Georgia"/>
    </style:style>
    <style:style style:name="T229" style:parent-style-name="DefaultParagraphFont" style:family="text">
      <style:text-properties style:font-name="Georgia" fo:letter-spacing="-0.0027in"/>
    </style:style>
    <style:style style:name="T230" style:parent-style-name="DefaultParagraphFont" style:family="text">
      <style:text-properties style:font-name="Georgia"/>
    </style:style>
    <style:style style:name="T231" style:parent-style-name="DefaultParagraphFont" style:family="text">
      <style:text-properties style:font-name="Georgia" fo:letter-spacing="-0.0034in"/>
    </style:style>
    <style:style style:name="T232" style:parent-style-name="DefaultParagraphFont" style:family="text">
      <style:text-properties style:font-name="Georgia"/>
    </style:style>
    <style:style style:name="T233" style:parent-style-name="DefaultParagraphFont" style:family="text">
      <style:text-properties style:font-name="Georgia" fo:letter-spacing="-0.0034in"/>
    </style:style>
    <style:style style:name="T234" style:parent-style-name="DefaultParagraphFont" style:family="text">
      <style:text-properties style:font-name="Georgia"/>
    </style:style>
    <style:style style:name="T235" style:parent-style-name="DefaultParagraphFont" style:family="text">
      <style:text-properties style:font-name="Georgia" fo:letter-spacing="-0.0034in"/>
    </style:style>
    <style:style style:name="T236" style:parent-style-name="DefaultParagraphFont" style:family="text">
      <style:text-properties style:font-name="Georgia"/>
    </style:style>
    <style:style style:name="P237" style:parent-style-name="ListParagraph" style:family="paragraph">
      <style:paragraph-properties fo:text-align="justify" fo:margin-top="0.1201in" fo:line-height="96%" fo:margin-left="0.3118in" fo:margin-right="0.1868in" fo:text-indent="-0.25in">
        <style:tab-stops>
          <style:tab-stop style:type="left" style:position="0.4486in"/>
        </style:tab-stops>
      </style:paragraph-properties>
    </style:style>
    <style:style style:name="T238" style:parent-style-name="DefaultParagraphFont" style:family="text">
      <style:text-properties style:font-name="Georgia"/>
    </style:style>
    <style:style style:name="T239" style:parent-style-name="DefaultParagraphFont" style:family="text">
      <style:text-properties style:font-name="Georgia" fo:letter-spacing="-0.0125in"/>
    </style:style>
    <style:style style:name="T240" style:parent-style-name="DefaultParagraphFont" style:family="text">
      <style:text-properties style:font-name="Georgia"/>
    </style:style>
    <style:style style:name="T241" style:parent-style-name="DefaultParagraphFont" style:family="text">
      <style:text-properties style:font-name="Georgia" fo:letter-spacing="-0.0118in"/>
    </style:style>
    <style:style style:name="T242" style:parent-style-name="DefaultParagraphFont" style:family="text">
      <style:text-properties style:font-name="Georgia"/>
    </style:style>
    <style:style style:name="T243" style:parent-style-name="DefaultParagraphFont" style:family="text">
      <style:text-properties style:font-name="Georgia" fo:letter-spacing="-0.0125in"/>
    </style:style>
    <style:style style:name="T244" style:parent-style-name="DefaultParagraphFont" style:family="text">
      <style:text-properties style:font-name="Georgia"/>
    </style:style>
    <style:style style:name="T245" style:parent-style-name="DefaultParagraphFont" style:family="text">
      <style:text-properties style:font-name="Georgia" fo:letter-spacing="-0.0125in"/>
    </style:style>
    <style:style style:name="T246" style:parent-style-name="DefaultParagraphFont" style:family="text">
      <style:text-properties style:font-name="Georgia"/>
    </style:style>
    <style:style style:name="T247" style:parent-style-name="DefaultParagraphFont" style:family="text">
      <style:text-properties style:font-name="Georgia" fo:letter-spacing="-0.0118in"/>
    </style:style>
    <style:style style:name="T248" style:parent-style-name="DefaultParagraphFont" style:family="text">
      <style:text-properties style:font-name="Georgia"/>
    </style:style>
    <style:style style:name="T249" style:parent-style-name="DefaultParagraphFont" style:family="text">
      <style:text-properties style:font-name="Georgia" fo:letter-spacing="-0.0125in"/>
    </style:style>
    <style:style style:name="T250" style:parent-style-name="DefaultParagraphFont" style:family="text">
      <style:text-properties style:font-name="Georgia"/>
    </style:style>
    <style:style style:name="T251" style:parent-style-name="DefaultParagraphFont" style:family="text">
      <style:text-properties style:font-name="Georgia" fo:letter-spacing="-0.0125in"/>
    </style:style>
    <style:style style:name="T252" style:parent-style-name="DefaultParagraphFont" style:family="text">
      <style:text-properties style:font-name="Georgia"/>
    </style:style>
    <style:style style:name="T253" style:parent-style-name="DefaultParagraphFont" style:family="text">
      <style:text-properties style:font-name="Georgia" fo:letter-spacing="-0.0118in"/>
    </style:style>
    <style:style style:name="T254" style:parent-style-name="DefaultParagraphFont" style:family="text">
      <style:text-properties style:font-name="Georgia"/>
    </style:style>
    <style:style style:name="T255" style:parent-style-name="DefaultParagraphFont" style:family="text">
      <style:text-properties style:font-name="Georgia" fo:letter-spacing="-0.0125in"/>
    </style:style>
    <style:style style:name="T256" style:parent-style-name="DefaultParagraphFont" style:family="text">
      <style:text-properties style:font-name="Georgia"/>
    </style:style>
    <style:style style:name="T257" style:parent-style-name="DefaultParagraphFont" style:family="text">
      <style:text-properties style:font-name="Georgia" fo:letter-spacing="0.002in"/>
    </style:style>
    <style:style style:name="T258" style:parent-style-name="DefaultParagraphFont" style:family="text">
      <style:text-properties style:font-name="Georgia"/>
    </style:style>
    <style:style style:name="T259" style:parent-style-name="DefaultParagraphFont" style:family="text">
      <style:text-properties style:font-name="Georgia" fo:letter-spacing="-0.0118in"/>
    </style:style>
    <style:style style:name="T260" style:parent-style-name="DefaultParagraphFont" style:family="text">
      <style:text-properties style:font-name="Georgia"/>
    </style:style>
    <style:style style:name="T261" style:parent-style-name="DefaultParagraphFont" style:family="text">
      <style:text-properties style:font-name="Georgia" fo:letter-spacing="-0.0118in"/>
    </style:style>
    <style:style style:name="T262" style:parent-style-name="DefaultParagraphFont" style:family="text">
      <style:text-properties style:font-name="Georgia"/>
    </style:style>
    <style:style style:name="T263" style:parent-style-name="DefaultParagraphFont" style:family="text">
      <style:text-properties style:font-name="Georgia" fo:letter-spacing="-0.0125in"/>
    </style:style>
    <style:style style:name="T264" style:parent-style-name="DefaultParagraphFont" style:family="text">
      <style:text-properties style:font-name="Georgia"/>
    </style:style>
    <style:style style:name="T265" style:parent-style-name="DefaultParagraphFont" style:family="text">
      <style:text-properties style:font-name="Georgia" fo:letter-spacing="-0.0125in"/>
    </style:style>
    <style:style style:name="T266" style:parent-style-name="DefaultParagraphFont" style:family="text">
      <style:text-properties style:font-name="Georgia"/>
    </style:style>
    <style:style style:name="T267" style:parent-style-name="DefaultParagraphFont" style:family="text">
      <style:text-properties style:font-name="Georgia" fo:letter-spacing="-0.0125in"/>
    </style:style>
    <style:style style:name="T268" style:parent-style-name="DefaultParagraphFont" style:family="text">
      <style:text-properties style:font-name="Georgia"/>
    </style:style>
    <style:style style:name="T269" style:parent-style-name="DefaultParagraphFont" style:family="text">
      <style:text-properties style:font-name="Georgia" fo:letter-spacing="-0.0118in"/>
    </style:style>
    <style:style style:name="T270" style:parent-style-name="DefaultParagraphFont" style:family="text">
      <style:text-properties style:font-name="Georgia"/>
    </style:style>
    <style:style style:name="T271" style:parent-style-name="DefaultParagraphFont" style:family="text">
      <style:text-properties style:font-name="Georgia" fo:letter-spacing="-0.0111in"/>
    </style:style>
    <style:style style:name="T272" style:parent-style-name="DefaultParagraphFont" style:family="text">
      <style:text-properties style:font-name="Georgia"/>
    </style:style>
    <style:style style:name="T273" style:parent-style-name="DefaultParagraphFont" style:family="text">
      <style:text-properties style:font-name="Georgia" fo:letter-spacing="-0.0111in"/>
    </style:style>
    <style:style style:name="T274" style:parent-style-name="DefaultParagraphFont" style:family="text">
      <style:text-properties style:font-name="Georgia"/>
    </style:style>
    <style:style style:name="T275" style:parent-style-name="DefaultParagraphFont" style:family="text">
      <style:text-properties style:font-name="Georgia" fo:letter-spacing="-0.0118in"/>
    </style:style>
    <style:style style:name="T276" style:parent-style-name="DefaultParagraphFont" style:family="text">
      <style:text-properties style:font-name="Georgia"/>
    </style:style>
    <style:style style:name="T277" style:parent-style-name="DefaultParagraphFont" style:family="text">
      <style:text-properties style:font-name="Georgia" fo:letter-spacing="-0.0111in"/>
    </style:style>
    <style:style style:name="T278" style:parent-style-name="DefaultParagraphFont" style:family="text">
      <style:text-properties style:font-name="Georgia"/>
    </style:style>
    <style:style style:name="T279" style:parent-style-name="DefaultParagraphFont" style:family="text">
      <style:text-properties style:font-name="Georgia" fo:letter-spacing="-0.0118in"/>
    </style:style>
    <style:style style:name="T280" style:parent-style-name="DefaultParagraphFont" style:family="text">
      <style:text-properties style:font-name="Georgia"/>
    </style:style>
    <style:style style:name="T281" style:parent-style-name="DefaultParagraphFont" style:family="text">
      <style:text-properties style:font-name="Georgia" fo:letter-spacing="-0.0111in"/>
    </style:style>
    <style:style style:name="T282" style:parent-style-name="DefaultParagraphFont" style:family="text">
      <style:text-properties style:font-name="Georgia"/>
    </style:style>
    <style:style style:name="T283" style:parent-style-name="DefaultParagraphFont" style:family="text">
      <style:text-properties style:font-name="Georgia" fo:letter-spacing="-0.0118in"/>
    </style:style>
    <style:style style:name="T284" style:parent-style-name="DefaultParagraphFont" style:family="text">
      <style:text-properties style:font-name="Georgia"/>
    </style:style>
    <style:style style:name="T285" style:parent-style-name="DefaultParagraphFont" style:family="text">
      <style:text-properties style:font-name="Georgia" fo:letter-spacing="-0.0118in"/>
    </style:style>
    <style:style style:name="T286" style:parent-style-name="DefaultParagraphFont" style:family="text">
      <style:text-properties style:font-name="Georgia"/>
    </style:style>
    <style:style style:name="T287" style:parent-style-name="DefaultParagraphFont" style:family="text">
      <style:text-properties style:font-name="Georgia" fo:letter-spacing="-0.0118in"/>
    </style:style>
    <style:style style:name="T288" style:parent-style-name="DefaultParagraphFont" style:family="text">
      <style:text-properties style:font-name="Georgia"/>
    </style:style>
    <style:style style:name="T289" style:parent-style-name="DefaultParagraphFont" style:family="text">
      <style:text-properties style:font-name="Georgia" fo:letter-spacing="0.009in"/>
    </style:style>
    <style:style style:name="T290" style:parent-style-name="DefaultParagraphFont" style:family="text">
      <style:text-properties style:font-name="Georgia"/>
    </style:style>
    <style:style style:name="T291" style:parent-style-name="DefaultParagraphFont" style:family="text">
      <style:text-properties style:font-name="Georgia" fo:letter-spacing="-0.0118in"/>
    </style:style>
    <style:style style:name="T292" style:parent-style-name="DefaultParagraphFont" style:family="text">
      <style:text-properties style:font-name="Georgia"/>
    </style:style>
    <style:style style:name="T293" style:parent-style-name="DefaultParagraphFont" style:family="text">
      <style:text-properties style:font-name="Georgia" fo:letter-spacing="-0.0118in"/>
    </style:style>
    <style:style style:name="T294" style:parent-style-name="DefaultParagraphFont" style:family="text">
      <style:text-properties style:font-name="Georgia"/>
    </style:style>
    <style:style style:name="T295" style:parent-style-name="DefaultParagraphFont" style:family="text">
      <style:text-properties style:font-name="Georgia" fo:letter-spacing="-0.0111in"/>
    </style:style>
    <style:style style:name="T296" style:parent-style-name="DefaultParagraphFont" style:family="text">
      <style:text-properties style:font-name="Georgia"/>
    </style:style>
    <style:style style:name="T297" style:parent-style-name="DefaultParagraphFont" style:family="text">
      <style:text-properties style:font-name="Georgia" fo:letter-spacing="-0.0118in"/>
    </style:style>
    <style:style style:name="T298" style:parent-style-name="DefaultParagraphFont" style:family="text">
      <style:text-properties style:font-name="Georgia"/>
    </style:style>
    <style:style style:name="T299" style:parent-style-name="DefaultParagraphFont" style:family="text">
      <style:text-properties style:font-name="Georgia" fo:letter-spacing="-0.0111in"/>
    </style:style>
    <style:style style:name="T300" style:parent-style-name="DefaultParagraphFont" style:family="text">
      <style:text-properties style:font-name="Georgia"/>
    </style:style>
    <style:style style:name="T301" style:parent-style-name="DefaultParagraphFont" style:family="text">
      <style:text-properties style:font-name="Georgia" fo:letter-spacing="-0.0111in"/>
    </style:style>
    <style:style style:name="T302" style:parent-style-name="DefaultParagraphFont" style:family="text">
      <style:text-properties style:font-name="Georgia"/>
    </style:style>
    <style:style style:name="T303" style:parent-style-name="DefaultParagraphFont" style:family="text">
      <style:text-properties style:font-name="Georgia" fo:letter-spacing="-0.0118in"/>
    </style:style>
    <style:style style:name="T304" style:parent-style-name="DefaultParagraphFont" style:family="text">
      <style:text-properties style:font-name="Georgia"/>
    </style:style>
    <style:style style:name="T305" style:parent-style-name="DefaultParagraphFont" style:family="text">
      <style:text-properties style:font-name="Georgia" fo:letter-spacing="-0.0118in"/>
    </style:style>
    <style:style style:name="T306" style:parent-style-name="DefaultParagraphFont" style:family="text">
      <style:text-properties style:font-name="Georgia"/>
    </style:style>
    <style:style style:name="T307" style:parent-style-name="DefaultParagraphFont" style:family="text">
      <style:text-properties style:font-name="Georgia" fo:letter-spacing="-0.0083in"/>
    </style:style>
    <style:style style:name="T308" style:parent-style-name="DefaultParagraphFont" style:family="text">
      <style:text-properties style:font-name="Georgia"/>
    </style:style>
    <style:style style:name="T309" style:parent-style-name="DefaultParagraphFont" style:family="text">
      <style:text-properties style:font-name="Georgia" fo:letter-spacing="-0.0076in"/>
    </style:style>
    <style:style style:name="T310" style:parent-style-name="DefaultParagraphFont" style:family="text">
      <style:text-properties style:font-name="Georgia"/>
    </style:style>
    <style:style style:name="T311" style:parent-style-name="DefaultParagraphFont" style:family="text">
      <style:text-properties style:font-name="Georgia" fo:letter-spacing="-0.0083in"/>
    </style:style>
    <style:style style:name="T312" style:parent-style-name="DefaultParagraphFont" style:family="text">
      <style:text-properties style:font-name="Georgia"/>
    </style:style>
    <style:style style:name="T313" style:parent-style-name="DefaultParagraphFont" style:family="text">
      <style:text-properties style:font-name="Georgia" fo:letter-spacing="-0.0069in"/>
    </style:style>
    <style:style style:name="T314" style:parent-style-name="DefaultParagraphFont" style:family="text">
      <style:text-properties style:font-name="Georgia"/>
    </style:style>
    <style:style style:name="T315" style:parent-style-name="DefaultParagraphFont" style:family="text">
      <style:text-properties style:font-name="Georgia" fo:letter-spacing="-0.0083in"/>
    </style:style>
    <style:style style:name="T316" style:parent-style-name="DefaultParagraphFont" style:family="text">
      <style:text-properties style:font-name="Georgia"/>
    </style:style>
    <style:style style:name="T317" style:parent-style-name="DefaultParagraphFont" style:family="text">
      <style:text-properties style:font-name="Georgia" fo:letter-spacing="-0.0076in"/>
    </style:style>
    <style:style style:name="T318" style:parent-style-name="DefaultParagraphFont" style:family="text">
      <style:text-properties style:font-name="Georgia"/>
    </style:style>
    <style:style style:name="T319" style:parent-style-name="DefaultParagraphFont" style:family="text">
      <style:text-properties style:font-name="Georgia" fo:letter-spacing="-0.0083in"/>
    </style:style>
    <style:style style:name="T320" style:parent-style-name="DefaultParagraphFont" style:family="text">
      <style:text-properties style:font-name="Georgia"/>
    </style:style>
    <style:style style:name="T321" style:parent-style-name="DefaultParagraphFont" style:family="text">
      <style:text-properties style:font-name="Georgia" fo:letter-spacing="-0.0083in"/>
    </style:style>
    <style:style style:name="T322" style:parent-style-name="DefaultParagraphFont" style:family="text">
      <style:text-properties style:font-name="Georgia"/>
    </style:style>
    <style:style style:name="T323" style:parent-style-name="DefaultParagraphFont" style:family="text">
      <style:text-properties style:font-name="Georgia" fo:letter-spacing="-0.0083in"/>
    </style:style>
    <style:style style:name="T324" style:parent-style-name="DefaultParagraphFont" style:family="text">
      <style:text-properties style:font-name="Georgia"/>
    </style:style>
    <style:style style:name="T325" style:parent-style-name="DefaultParagraphFont" style:family="text">
      <style:text-properties style:font-name="Georgia" fo:letter-spacing="-0.0076in"/>
    </style:style>
    <style:style style:name="T326" style:parent-style-name="DefaultParagraphFont" style:family="text">
      <style:text-properties style:font-name="Georgia"/>
    </style:style>
    <style:style style:name="T327" style:parent-style-name="DefaultParagraphFont" style:family="text">
      <style:text-properties style:font-name="Georgia" fo:letter-spacing="-0.0076in"/>
    </style:style>
    <style:style style:name="T328" style:parent-style-name="DefaultParagraphFont" style:family="text">
      <style:text-properties style:font-name="Georgia" fo:letter-spacing="0.002in"/>
    </style:style>
    <style:style style:name="T329" style:parent-style-name="DefaultParagraphFont" style:family="text">
      <style:text-properties style:font-name="Georgia" fo:letter-spacing="-0.009in"/>
    </style:style>
    <style:style style:name="T330" style:parent-style-name="DefaultParagraphFont" style:family="text">
      <style:text-properties style:font-name="Georgia"/>
    </style:style>
    <style:style style:name="T331" style:parent-style-name="DefaultParagraphFont" style:family="text">
      <style:text-properties style:font-name="Georgia" fo:letter-spacing="-0.0076in"/>
    </style:style>
    <style:style style:name="T332" style:parent-style-name="DefaultParagraphFont" style:family="text">
      <style:text-properties style:font-name="Georgia"/>
    </style:style>
    <style:style style:name="T333" style:parent-style-name="DefaultParagraphFont" style:family="text">
      <style:text-properties style:font-name="Georgia" fo:letter-spacing="-0.0083in"/>
    </style:style>
    <style:style style:name="T334" style:parent-style-name="DefaultParagraphFont" style:family="text">
      <style:text-properties style:font-name="Georgia"/>
    </style:style>
    <style:style style:name="T335" style:parent-style-name="DefaultParagraphFont" style:family="text">
      <style:text-properties style:font-name="Georgia" fo:letter-spacing="-0.0076in"/>
    </style:style>
    <style:style style:name="T336" style:parent-style-name="DefaultParagraphFont" style:family="text">
      <style:text-properties style:font-name="Georgia"/>
    </style:style>
    <style:style style:name="T337" style:parent-style-name="DefaultParagraphFont" style:family="text">
      <style:text-properties style:font-name="Georgia" fo:letter-spacing="-0.0083in"/>
    </style:style>
    <style:style style:name="T338" style:parent-style-name="DefaultParagraphFont" style:family="text">
      <style:text-properties style:font-name="Georgia"/>
    </style:style>
    <style:style style:name="T339" style:parent-style-name="DefaultParagraphFont" style:family="text">
      <style:text-properties style:font-name="Georgia" fo:letter-spacing="-0.0083in"/>
    </style:style>
    <style:style style:name="T340" style:parent-style-name="DefaultParagraphFont" style:family="text">
      <style:text-properties style:font-name="Georgia"/>
    </style:style>
    <style:style style:name="T341" style:parent-style-name="DefaultParagraphFont" style:family="text">
      <style:text-properties style:font-name="Georgia" fo:letter-spacing="-0.0083in"/>
    </style:style>
    <style:style style:name="T342" style:parent-style-name="DefaultParagraphFont" style:family="text">
      <style:text-properties style:font-name="Georgia"/>
    </style:style>
    <style:style style:name="T343" style:parent-style-name="DefaultParagraphFont" style:family="text">
      <style:text-properties style:font-name="Georgia" fo:letter-spacing="0.0229in"/>
    </style:style>
    <style:style style:name="T344" style:parent-style-name="DefaultParagraphFont" style:family="text">
      <style:text-properties style:font-name="Georgia"/>
    </style:style>
    <style:style style:name="P345" style:parent-style-name="ListParagraph" style:family="paragraph">
      <style:paragraph-properties fo:margin-left="0.3118in" fo:text-indent="-0.25in">
        <style:tab-stops>
          <style:tab-stop style:type="left" style:position="0.3125in"/>
        </style:tab-stops>
      </style:paragraph-properties>
    </style:style>
    <style:style style:name="T346" style:parent-style-name="DefaultParagraphFont" style:family="text">
      <style:text-properties style:font-name="Georgia" fo:letter-spacing="-0.0034in"/>
    </style:style>
    <style:style style:name="T347" style:parent-style-name="DefaultParagraphFont" style:family="text">
      <style:text-properties style:font-name="Georgia" fo:font-weight="bold" style:font-weight-asian="bold" style:font-weight-complex="bold" fo:letter-spacing="-0.0034in"/>
    </style:style>
    <style:style style:name="T348" style:parent-style-name="DefaultParagraphFont" style:family="text">
      <style:text-properties style:font-name="Georgia" fo:font-weight="bold" style:font-weight-asian="bold" style:font-weight-complex="bold"/>
    </style:style>
    <style:style style:name="T349" style:parent-style-name="DefaultParagraphFont" style:family="text">
      <style:text-properties style:font-name="Georgia"/>
    </style:style>
    <style:style style:name="T350" style:parent-style-name="DefaultParagraphFont" style:family="text">
      <style:text-properties style:font-name="Georgia" fo:color="#00AEEF" fo:background-color="#FFF200"/>
    </style:style>
    <style:style style:name="T351" style:parent-style-name="DefaultParagraphFont" style:family="text">
      <style:text-properties style:font-name="Georgia"/>
    </style:style>
    <style:style style:name="T352" style:parent-style-name="DefaultParagraphFont" style:family="text">
      <style:text-properties style:font-name="Georgia" fo:letter-spacing="-0.0048in"/>
    </style:style>
    <style:style style:name="T353" style:parent-style-name="DefaultParagraphFont" style:family="text">
      <style:text-properties style:font-name="Georgia"/>
    </style:style>
    <style:style style:name="T354" style:parent-style-name="DefaultParagraphFont" style:family="text">
      <style:text-properties style:font-name="Georgia" fo:letter-spacing="-0.002in"/>
    </style:style>
    <style:style style:name="T355" style:parent-style-name="DefaultParagraphFont" style:family="text">
      <style:text-properties style:font-name="Georgia"/>
    </style:style>
    <style:style style:name="T356" style:parent-style-name="DefaultParagraphFont" style:family="text">
      <style:text-properties style:font-name="Georgia" fo:letter-spacing="0.0138in"/>
    </style:style>
    <style:style style:name="T357" style:parent-style-name="DefaultParagraphFont" style:family="text">
      <style:text-properties style:font-name="Georgia"/>
    </style:style>
    <style:style style:name="P358" style:parent-style-name="ListParagraph" style:family="paragraph">
      <style:paragraph-properties fo:line-height="96%" fo:margin-left="0.3118in" fo:margin-right="0.1868in" fo:text-indent="-0.25in">
        <style:tab-stops>
          <style:tab-stop style:type="left" style:position="0.3125in"/>
        </style:tab-stops>
      </style:paragraph-properties>
    </style:style>
    <style:style style:name="T359" style:parent-style-name="DefaultParagraphFont" style:family="text">
      <style:text-properties style:font-name="Georgia"/>
    </style:style>
    <style:style style:name="T360" style:parent-style-name="DefaultParagraphFont" style:family="text">
      <style:text-properties style:font-name="Georgia" fo:letter-spacing="-0.002in"/>
    </style:style>
    <style:style style:name="T361" style:parent-style-name="DefaultParagraphFont" style:family="text">
      <style:text-properties style:font-name="Georgia"/>
    </style:style>
    <style:style style:name="T362" style:parent-style-name="DefaultParagraphFont" style:family="text">
      <style:text-properties style:font-name="Georgia" fo:color="#000000"/>
    </style:style>
    <style:style style:name="T363" style:parent-style-name="DefaultParagraphFont" style:family="text">
      <style:text-properties style:font-name="Georgia"/>
    </style:style>
    <style:style style:name="T364" style:parent-style-name="DefaultParagraphFont" style:family="text">
      <style:text-properties style:font-name="Georgia" fo:letter-spacing="0.002in"/>
    </style:style>
    <style:style style:name="T365" style:parent-style-name="DefaultParagraphFont" style:family="text">
      <style:text-properties style:font-name="Georgia"/>
    </style:style>
    <style:style style:name="T366" style:parent-style-name="DefaultParagraphFont" style:family="text">
      <style:text-properties style:font-name="Georgia" fo:letter-spacing="0.0111in"/>
    </style:style>
    <style:style style:name="T367" style:parent-style-name="DefaultParagraphFont" style:family="text">
      <style:text-properties style:font-name="Georgia"/>
    </style:style>
    <style:style style:name="T368" style:parent-style-name="DefaultParagraphFont" style:family="text">
      <style:text-properties style:font-name="Georgia" fo:background-color="#FFF200"/>
    </style:style>
    <style:style style:name="T369" style:parent-style-name="DefaultParagraphFont" style:family="text">
      <style:text-properties style:font-name="Georgia"/>
    </style:style>
    <style:style style:name="P370" style:parent-style-name="Textbody" style:family="paragraph">
      <style:paragraph-properties fo:margin-top="0.0041in" fo:margin-left="0in" fo:text-indent="0in">
        <style:tab-stops/>
      </style:paragraph-properties>
      <style:text-properties fo:font-size="14.5pt" style:font-size-asian="14.5pt"/>
    </style:style>
    <style:style style:name="P371" style:parent-style-name="Heading1" style:family="paragraph">
      <style:paragraph-properties>
        <style:tab-stops>
          <style:tab-stop style:type="left" style:position="0.4055in"/>
          <style:tab-stop style:type="left" style:position="0.4062in"/>
        </style:tab-stops>
      </style:paragraph-properties>
    </style:style>
    <style:style style:name="P372" style:parent-style-name="Heading1" style:family="paragraph">
      <style:paragraph-properties fo:margin-left="0.0694in" fo:text-indent="0in">
        <style:tab-stops>
          <style:tab-stop style:type="left" style:position="0.4055in"/>
          <style:tab-stop style:type="left" style:position="0.4062in"/>
        </style:tab-stops>
      </style:paragraph-properties>
    </style:style>
    <style:style style:name="P373" style:parent-style-name="Heading1" style:family="paragraph">
      <style:paragraph-properties fo:margin-left="0.1868in" fo:text-indent="0in">
        <style:tab-stops>
          <style:tab-stop style:type="left" style:position="0.4055in"/>
          <style:tab-stop style:type="left" style:position="0.4062in"/>
        </style:tab-stops>
      </style:paragraph-properties>
      <style:text-properties fo:font-weight="normal" style:font-weight-asian="normal" style:font-weight-complex="normal" fo:font-size="11pt" style:font-size-asian="11pt" style:font-size-complex="11pt"/>
    </style:style>
    <style:style style:name="P374" style:parent-style-name="Textbody" style:family="paragraph">
      <style:paragraph-properties fo:margin-top="0.15in" fo:line-height="96%" fo:margin-left="0.1868in" fo:text-indent="0in">
        <style:tab-stops>
          <style:tab-stop style:type="left" style:position="0.4055in"/>
          <style:tab-stop style:type="left" style:position="0.4062in"/>
        </style:tab-stops>
      </style:paragraph-properties>
    </style:style>
    <style:style style:name="T375" style:parent-style-name="DefaultParagraphFont" style:family="text">
      <style:text-properties style:font-name="Georgia"/>
    </style:style>
    <style:style style:name="T376" style:parent-style-name="DefaultParagraphFont" style:family="text">
      <style:text-properties style:font-name="Georgia" fo:letter-spacing="-0.002in"/>
    </style:style>
    <style:style style:name="T377" style:parent-style-name="DefaultParagraphFont" style:family="text">
      <style:text-properties style:font-name="Georgia"/>
    </style:style>
    <style:style style:name="P378" style:parent-style-name="Textbody" style:family="paragraph">
      <style:paragraph-properties fo:margin-top="0.15in" fo:line-height="96%">
        <style:tab-stops>
          <style:tab-stop style:type="left" style:position="0.1777in"/>
          <style:tab-stop style:type="left" style:position="0.1784in"/>
        </style:tab-stops>
      </style:paragraph-properties>
      <style:text-properties style:font-name="Georgia" fo:font-weight="bold" style:font-weight-asian="bold" style:font-weight-complex="bold"/>
    </style:style>
    <style:style style:name="P379" style:parent-style-name="Textbody" style:family="paragraph">
      <style:paragraph-properties fo:margin-top="0.15in" fo:line-height="96%">
        <style:tab-stops>
          <style:tab-stop style:type="left" style:position="0.1777in"/>
          <style:tab-stop style:type="left" style:position="0.1784in"/>
        </style:tab-stops>
      </style:paragraph-properties>
      <style:text-properties style:font-name="Georgia" fo:font-weight="bold" style:font-weight-asian="bold" style:font-weight-complex="bold"/>
    </style:style>
    <style:style style:name="P380" style:parent-style-name="Textbody" style:family="paragraph">
      <style:paragraph-properties fo:margin-top="0.15in" fo:line-height="96%" fo:margin-left="0.4368in" fo:text-indent="-0.125in">
        <style:tab-stops>
          <style:tab-stop style:type="left" style:position="0.4055in"/>
          <style:tab-stop style:type="left" style:position="0.4361in"/>
        </style:tab-stops>
      </style:paragraph-properties>
    </style:style>
    <style:style style:name="T381" style:parent-style-name="DefaultParagraphFont" style:family="text">
      <style:text-properties style:font-name="Georgia"/>
    </style:style>
    <style:style style:name="T382" style:parent-style-name="DefaultParagraphFont" style:family="text">
      <style:text-properties style:font-name="Georgia" fo:font-weight="bold" style:font-weight-asian="bold" style:font-weight-complex="bold"/>
    </style:style>
    <style:style style:name="T383" style:parent-style-name="DefaultParagraphFont" style:family="text">
      <style:text-properties style:font-name="Georgia" fo:font-weight="bold" style:font-weight-asian="bold" style:font-weight-complex="bold"/>
    </style:style>
    <style:style style:name="T384" style:parent-style-name="DefaultParagraphFont" style:family="text">
      <style:text-properties style:font-name="Georgia"/>
    </style:style>
    <style:style style:name="P385" style:parent-style-name="Textbody" style:family="paragraph">
      <style:paragraph-properties fo:margin-top="0.15in" fo:line-height="96%" fo:margin-left="0.4368in" fo:text-indent="-0.125in">
        <style:tab-stops>
          <style:tab-stop style:type="left" style:position="0.4055in"/>
          <style:tab-stop style:type="left" style:position="0.4361in"/>
        </style:tab-stops>
      </style:paragraph-properties>
    </style:style>
    <style:style style:name="T386" style:parent-style-name="DefaultParagraphFont" style:family="text">
      <style:text-properties style:font-name="Georgia"/>
    </style:style>
    <style:style style:name="T387" style:parent-style-name="DefaultParagraphFont" style:family="text">
      <style:text-properties style:font-name="Georgia"/>
    </style:style>
    <style:style style:name="T388" style:parent-style-name="DefaultParagraphFont" style:family="text">
      <style:text-properties style:font-name="Georgia" fo:font-weight="bold" style:font-weight-asian="bold" style:font-weight-complex="bold"/>
    </style:style>
    <style:style style:name="T389" style:parent-style-name="DefaultParagraphFont" style:family="text">
      <style:text-properties style:font-name="Georgia"/>
    </style:style>
    <style:style style:name="T390" style:parent-style-name="DefaultParagraphFont" style:family="text">
      <style:text-properties style:font-name="Georgia" fo:font-weight="bold" style:font-weight-asian="bold" style:font-weight-complex="bold"/>
    </style:style>
    <style:style style:name="T391" style:parent-style-name="DefaultParagraphFont" style:family="text">
      <style:text-properties style:font-name="Georgia"/>
    </style:style>
    <style:style style:name="T392" style:parent-style-name="DefaultParagraphFont" style:family="text">
      <style:text-properties style:font-name="Georgia" fo:font-weight="bold" style:font-weight-asian="bold" style:font-weight-complex="bold"/>
    </style:style>
    <style:style style:name="T393" style:parent-style-name="DefaultParagraphFont" style:family="text">
      <style:text-properties style:font-name="Georgia" fo:font-weight="bold" style:font-weight-asian="bold" style:font-weight-complex="bold"/>
    </style:style>
    <style:style style:name="T394" style:parent-style-name="DefaultParagraphFont" style:family="text">
      <style:text-properties style:font-name="Georgia" fo:font-weight="bold" style:font-weight-asian="bold" style:font-weight-complex="bold"/>
    </style:style>
    <style:style style:name="T395" style:parent-style-name="DefaultParagraphFont" style:family="text">
      <style:text-properties style:font-name="Georgia"/>
    </style:style>
    <style:style style:name="P396" style:parent-style-name="Textbody" style:family="paragraph">
      <style:paragraph-properties fo:margin-top="0.15in" fo:line-height="96%" fo:margin-left="0.4368in" fo:text-indent="-0.125in">
        <style:tab-stops>
          <style:tab-stop style:type="left" style:position="0.3743in"/>
          <style:tab-stop style:type="left" style:position="0.375in"/>
          <style:tab-stop style:type="left" style:position="0.4055in"/>
          <style:tab-stop style:type="left" style:position="0.4361in"/>
        </style:tab-stops>
      </style:paragraph-properties>
    </style:style>
    <style:style style:name="T397" style:parent-style-name="DefaultParagraphFont" style:family="text">
      <style:text-properties style:font-name="Georgia" fo:font-weight="bold" style:font-weight-asian="bold" style:font-weight-complex="bold"/>
    </style:style>
    <style:style style:name="T398" style:parent-style-name="DefaultParagraphFont" style:family="text">
      <style:text-properties style:font-name="Georgia"/>
    </style:style>
    <style:style style:name="T399" style:parent-style-name="DefaultParagraphFont" style:family="text">
      <style:text-properties style:font-name="Georgia"/>
    </style:style>
    <style:style style:name="T400" style:parent-style-name="DefaultParagraphFont" style:family="text">
      <style:text-properties style:font-name="Georgia"/>
    </style:style>
    <style:style style:name="T401" style:parent-style-name="DefaultParagraphFont" style:family="text">
      <style:text-properties style:font-name="Georgia"/>
    </style:style>
    <style:style style:name="P402" style:parent-style-name="Heading1" style:family="paragraph">
      <style:paragraph-properties fo:margin-left="0in" fo:text-indent="0in">
        <style:tab-stops>
          <style:tab-stop style:type="left" style:position="0.4055in"/>
          <style:tab-stop style:type="left" style:position="0.4062in"/>
        </style:tab-stops>
      </style:paragraph-properties>
    </style:style>
    <style:style style:name="P403" style:parent-style-name="Heading1" style:family="paragraph">
      <style:paragraph-properties fo:margin-left="0.125in" fo:text-indent="-0.3118in">
        <style:tab-stops>
          <style:tab-stop style:type="left" style:position="0.4055in"/>
          <style:tab-stop style:type="left" style:position="0.4062in"/>
        </style:tab-stops>
      </style:paragraph-properties>
    </style:style>
    <style:style style:name="T404" style:parent-style-name="DefaultParagraphFont" style:family="text">
      <style:text-properties fo:letter-spacing="0.0243in"/>
    </style:style>
    <style:style style:name="T405" style:parent-style-name="DefaultParagraphFont" style:family="text">
      <style:text-properties fo:letter-spacing="-0.002in"/>
    </style:style>
    <style:style style:name="P406" style:parent-style-name="Textbody" style:family="paragraph">
      <style:paragraph-properties fo:margin-top="0.15in" fo:line-height="96%" fo:margin-left="0.0694in" fo:text-indent="0in">
        <style:tab-stops/>
      </style:paragraph-properties>
    </style:style>
    <style:style style:name="T407" style:parent-style-name="DefaultParagraphFont" style:family="text">
      <style:text-properties style:font-name="Georgia"/>
    </style:style>
    <style:style style:name="T408" style:parent-style-name="DefaultParagraphFont" style:family="text">
      <style:text-properties style:font-name="Georgia" fo:letter-spacing="-0.002in"/>
    </style:style>
    <style:style style:name="T409" style:parent-style-name="DefaultParagraphFont" style:family="text">
      <style:text-properties style:font-name="Georgia"/>
    </style:style>
    <style:style style:name="T410" style:parent-style-name="DefaultParagraphFont" style:family="text">
      <style:text-properties style:font-name="Georgia" fo:letter-spacing="-0.002in"/>
    </style:style>
    <style:style style:name="T411" style:parent-style-name="DefaultParagraphFont" style:family="text">
      <style:text-properties style:font-name="Georgia"/>
    </style:style>
    <style:style style:name="T412" style:parent-style-name="DefaultParagraphFont" style:family="text">
      <style:text-properties style:font-name="Georgia" fo:letter-spacing="0.0368in"/>
    </style:style>
    <style:style style:name="T413" style:parent-style-name="DefaultParagraphFont" style:family="text">
      <style:text-properties style:font-name="Georgia" fo:color="#00AEEF" fo:background-color="#FFF200"/>
    </style:style>
    <style:style style:name="T414" style:parent-style-name="DefaultParagraphFont" style:family="text">
      <style:text-properties style:font-name="Georgia"/>
    </style:style>
    <style:style style:name="P415" style:parent-style-name="Textbody" style:family="paragraph">
      <style:paragraph-properties fo:margin-top="0.0076in" fo:margin-left="0in" fo:text-indent="0in">
        <style:tab-stops/>
      </style:paragraph-properties>
      <style:text-properties style:font-name="Georgia" fo:font-size="10.5pt" style:font-size-asian="10.5pt"/>
    </style:style>
    <style:style style:name="P416" style:parent-style-name="Textbody" style:family="paragraph">
      <style:paragraph-properties fo:line-height="96%" fo:margin-left="0.0694in" fo:margin-right="0.2444in" fo:text-indent="0in">
        <style:tab-stops/>
      </style:paragraph-properties>
    </style:style>
    <style:style style:name="T417" style:parent-style-name="DefaultParagraphFont" style:family="text">
      <style:text-properties style:font-name="Georgia"/>
    </style:style>
    <style:style style:name="T418" style:parent-style-name="DefaultParagraphFont" style:family="text">
      <style:text-properties style:font-name="Georgia" fo:letter-spacing="0.002in"/>
    </style:style>
    <style:style style:name="T419" style:parent-style-name="DefaultParagraphFont" style:family="text">
      <style:text-properties style:font-name="Georgia"/>
    </style:style>
    <style:style style:name="P420" style:parent-style-name="ListParagraph" style:family="paragraph">
      <style:paragraph-properties fo:margin-top="0.1118in" fo:margin-left="0.3118in" fo:text-indent="-0.25in">
        <style:tab-stops>
          <style:tab-stop style:type="left" style:position="0.3125in"/>
        </style:tab-stops>
      </style:paragraph-properties>
    </style:style>
    <style:style style:name="T421" style:parent-style-name="DefaultParagraphFont" style:family="text">
      <style:text-properties style:font-name="Georgia"/>
    </style:style>
    <style:style style:name="T422" style:parent-style-name="DefaultParagraphFont" style:family="text">
      <style:text-properties style:font-name="Georgia" fo:letter-spacing="-0.002in"/>
    </style:style>
    <style:style style:name="T423" style:parent-style-name="DefaultParagraphFont" style:family="text">
      <style:text-properties style:font-name="Georgia"/>
    </style:style>
    <style:style style:name="T424" style:parent-style-name="DefaultParagraphFont" style:family="text">
      <style:text-properties style:font-name="Georgia" fo:color="#00AEEF" fo:background-color="#FFF200"/>
    </style:style>
    <style:style style:name="T425" style:parent-style-name="DefaultParagraphFont" style:family="text">
      <style:text-properties style:font-name="Georgia"/>
    </style:style>
    <style:style style:name="T426" style:parent-style-name="DefaultParagraphFont" style:family="text">
      <style:text-properties style:font-name="Georgia" fo:letter-spacing="-0.002in"/>
    </style:style>
    <style:style style:name="T427" style:parent-style-name="DefaultParagraphFont" style:family="text">
      <style:text-properties style:font-name="Georgia"/>
    </style:style>
    <style:style style:name="P428" style:parent-style-name="ListParagraph" style:family="paragraph">
      <style:paragraph-properties fo:line-height="96%" fo:margin-left="0.3118in" fo:margin-right="0.1868in" fo:text-indent="-0.25in">
        <style:tab-stops>
          <style:tab-stop style:type="left" style:position="0.3125in"/>
        </style:tab-stops>
      </style:paragraph-properties>
    </style:style>
    <style:style style:name="T429" style:parent-style-name="DefaultParagraphFont" style:family="text">
      <style:text-properties style:font-name="Georgia" fo:letter-spacing="-0.0048in"/>
    </style:style>
    <style:style style:name="T430" style:parent-style-name="DefaultParagraphFont" style:family="text">
      <style:text-properties style:font-name="Georgia"/>
    </style:style>
    <style:style style:name="T431" style:parent-style-name="DefaultParagraphFont" style:family="text">
      <style:text-properties style:font-name="Georgia" fo:letter-spacing="-0.002in"/>
    </style:style>
    <style:style style:name="T432" style:parent-style-name="DefaultParagraphFont" style:family="text">
      <style:text-properties style:font-name="Georgia"/>
    </style:style>
    <style:style style:name="T433" style:parent-style-name="DefaultParagraphFont" style:family="text">
      <style:text-properties style:font-name="Georgia" fo:color="#00AEEF"/>
    </style:style>
    <style:style style:name="T434" style:parent-style-name="DefaultParagraphFont" style:family="text">
      <style:text-properties fo:background-color="#FFF200"/>
    </style:style>
    <style:style style:name="T435" style:parent-style-name="DefaultParagraphFont" style:family="text">
      <style:text-properties style:font-name="Georgia"/>
    </style:style>
    <style:style style:name="T436" style:parent-style-name="DefaultParagraphFont" style:family="text">
      <style:text-properties style:font-name="Georgia" fo:color="#00AEEF" fo:background-color="#FFF200"/>
    </style:style>
    <style:style style:name="T437" style:parent-style-name="DefaultParagraphFont" style:family="text">
      <style:text-properties style:font-name="Georgia" fo:color="#00AEEF"/>
    </style:style>
    <style:style style:name="T438" style:parent-style-name="DefaultParagraphFont" style:family="text">
      <style:text-properties style:font-name="Georgia"/>
    </style:style>
    <style:style style:name="T439" style:parent-style-name="DefaultParagraphFont" style:family="text">
      <style:text-properties style:font-name="Georgia" fo:letter-spacing="-0.0041in"/>
    </style:style>
    <style:style style:name="T440" style:parent-style-name="DefaultParagraphFont" style:family="text">
      <style:text-properties style:font-name="Georgia" fo:color="#00AEEF" fo:background-color="#FFF200"/>
    </style:style>
    <style:style style:name="T441" style:parent-style-name="DefaultParagraphFont" style:family="text">
      <style:text-properties style:font-name="Georgia"/>
    </style:style>
    <style:style style:name="P442" style:parent-style-name="ListParagraph" style:family="paragraph">
      <style:paragraph-properties fo:margin-top="0.1201in" fo:line-height="96%" fo:margin-left="0.3118in" fo:margin-right="0.1868in" fo:text-indent="-0.25in">
        <style:tab-stops/>
      </style:paragraph-properties>
    </style:style>
    <style:style style:name="T443" style:parent-style-name="DefaultParagraphFont" style:family="text">
      <style:text-properties style:font-name="Georgia" fo:letter-spacing="-0.0048in"/>
    </style:style>
    <style:style style:name="T444" style:parent-style-name="DefaultParagraphFont" style:family="text">
      <style:text-properties style:font-name="Georgia" fo:letter-spacing="-0.0076in"/>
    </style:style>
    <style:style style:name="T445" style:parent-style-name="DefaultParagraphFont" style:family="text">
      <style:text-properties style:font-name="Georgia"/>
    </style:style>
    <style:style style:name="T446" style:parent-style-name="DefaultParagraphFont" style:family="text">
      <style:text-properties style:font-name="Georgia" fo:letter-spacing="-0.0069in"/>
    </style:style>
    <style:style style:name="T447" style:parent-style-name="DefaultParagraphFont" style:family="text">
      <style:text-properties style:font-name="Georgia"/>
    </style:style>
    <style:style style:name="T448" style:parent-style-name="DefaultParagraphFont" style:family="text">
      <style:text-properties style:font-name="Georgia" fo:letter-spacing="-0.0069in"/>
    </style:style>
    <style:style style:name="T449" style:parent-style-name="DefaultParagraphFont" style:family="text">
      <style:text-properties style:font-name="Georgia"/>
    </style:style>
    <style:style style:name="T450" style:parent-style-name="DefaultParagraphFont" style:family="text">
      <style:text-properties style:font-name="Georgia" fo:letter-spacing="-0.0069in"/>
    </style:style>
    <style:style style:name="T451" style:parent-style-name="DefaultParagraphFont" style:family="text">
      <style:text-properties style:font-name="Georgia"/>
    </style:style>
    <style:style style:name="T452" style:parent-style-name="DefaultParagraphFont" style:family="text">
      <style:text-properties style:font-name="Georgia" fo:letter-spacing="-0.0069in"/>
    </style:style>
    <style:style style:name="T453" style:parent-style-name="DefaultParagraphFont" style:family="text">
      <style:text-properties style:font-name="Georgia"/>
    </style:style>
    <style:style style:name="T454" style:parent-style-name="DefaultParagraphFont" style:family="text">
      <style:text-properties style:font-name="Georgia" fo:letter-spacing="-0.0069in"/>
    </style:style>
    <style:style style:name="T455" style:parent-style-name="DefaultParagraphFont" style:family="text">
      <style:text-properties style:font-name="Georgia"/>
    </style:style>
    <style:style style:name="T456" style:parent-style-name="DefaultParagraphFont" style:family="text">
      <style:text-properties style:font-name="Georgia" fo:letter-spacing="-0.0069in"/>
    </style:style>
    <style:style style:name="T457" style:parent-style-name="DefaultParagraphFont" style:family="text">
      <style:text-properties style:font-name="Georgia"/>
    </style:style>
    <style:style style:name="T458" style:parent-style-name="DefaultParagraphFont" style:family="text">
      <style:text-properties style:font-name="Georgia" fo:letter-spacing="-0.0069in"/>
    </style:style>
    <style:style style:name="T459" style:parent-style-name="DefaultParagraphFont" style:family="text">
      <style:text-properties style:font-name="Georgia"/>
    </style:style>
    <style:style style:name="T460" style:parent-style-name="DefaultParagraphFont" style:family="text">
      <style:text-properties style:font-name="Georgia" fo:letter-spacing="-0.0069in"/>
    </style:style>
    <style:style style:name="T461" style:parent-style-name="DefaultParagraphFont" style:family="text">
      <style:text-properties style:font-name="Georgia"/>
    </style:style>
    <style:style style:name="T462" style:parent-style-name="DefaultParagraphFont" style:family="text">
      <style:text-properties style:font-name="Georgia" fo:letter-spacing="0.0034in"/>
    </style:style>
    <style:style style:name="T463" style:parent-style-name="DefaultParagraphFont" style:family="text">
      <style:text-properties style:font-name="Georgia"/>
    </style:style>
    <style:style style:name="T464" style:parent-style-name="DefaultParagraphFont" style:family="text">
      <style:text-properties style:font-name="Georgia" fo:letter-spacing="-0.0069in"/>
    </style:style>
    <style:style style:name="T465" style:parent-style-name="DefaultParagraphFont" style:family="text">
      <style:text-properties style:font-name="Georgia"/>
    </style:style>
    <style:style style:name="T466" style:parent-style-name="DefaultParagraphFont" style:family="text">
      <style:text-properties style:font-name="Georgia" fo:letter-spacing="-0.0069in"/>
    </style:style>
    <style:style style:name="T467" style:parent-style-name="DefaultParagraphFont" style:family="text">
      <style:text-properties style:font-name="Georgia"/>
    </style:style>
    <style:style style:name="T468" style:parent-style-name="DefaultParagraphFont" style:family="text">
      <style:text-properties style:font-name="Georgia" fo:letter-spacing="-0.0069in"/>
    </style:style>
    <style:style style:name="T469" style:parent-style-name="DefaultParagraphFont" style:family="text">
      <style:text-properties style:font-name="Georgia"/>
    </style:style>
    <style:style style:name="T470" style:parent-style-name="DefaultParagraphFont" style:family="text">
      <style:text-properties style:font-name="Georgia" fo:letter-spacing="-0.0048in"/>
    </style:style>
    <style:style style:name="T471" style:parent-style-name="DefaultParagraphFont" style:family="text">
      <style:text-properties style:font-name="Georgia"/>
    </style:style>
    <style:style style:name="T472" style:parent-style-name="DefaultParagraphFont" style:family="text">
      <style:text-properties style:font-name="Georgia" fo:background-color="#FFF200"/>
    </style:style>
    <style:style style:name="T473" style:parent-style-name="DefaultParagraphFont" style:family="text">
      <style:text-properties style:font-name="Georgia"/>
    </style:style>
    <style:style style:name="T474" style:parent-style-name="DefaultParagraphFont" style:family="text">
      <style:text-properties style:font-name="Georgia"/>
    </style:style>
    <style:style style:name="T475" style:parent-style-name="DefaultParagraphFont" style:family="text">
      <style:text-properties style:font-name="Georgia" fo:letter-spacing="0.0194in"/>
    </style:style>
    <style:style style:name="T476" style:parent-style-name="DefaultParagraphFont" style:family="text">
      <style:text-properties style:font-name="Georgia"/>
    </style:style>
    <style:style style:name="P477" style:parent-style-name="ListParagraph" style:family="paragraph">
      <style:paragraph-properties fo:margin-top="0.1187in" fo:margin-left="0in" fo:text-indent="0.0618in">
        <style:tab-stops>
          <style:tab-stop style:type="left" style:position="0.3125in"/>
        </style:tab-stops>
      </style:paragraph-properties>
    </style:style>
    <style:style style:name="T478" style:parent-style-name="DefaultParagraphFont" style:family="text">
      <style:text-properties style:font-name="Georgia" style:text-scale="95%"/>
    </style:style>
    <style:style style:name="T479" style:parent-style-name="DefaultParagraphFont" style:family="text">
      <style:text-properties style:font-name="Georgia" fo:color="#00AEEF" style:text-scale="95%" fo:background-color="#FFF200"/>
    </style:style>
    <style:style style:name="T480" style:parent-style-name="DefaultParagraphFont" style:family="text">
      <style:text-properties style:font-name="Georgia" fo:color="#00AEEF" fo:letter-spacing="0.034in" style:text-scale="95%" fo:background-color="#FFF200"/>
    </style:style>
    <style:style style:name="T481" style:parent-style-name="DefaultParagraphFont" style:family="text">
      <style:text-properties style:font-name="Georgia" fo:color="#00AEEF" style:text-scale="95%" fo:background-color="#FFF200"/>
    </style:style>
    <style:style style:name="T482" style:parent-style-name="DefaultParagraphFont" style:family="text">
      <style:text-properties style:font-name="Georgia" fo:color="#000000" style:text-scale="95%"/>
    </style:style>
    <style:style style:name="P483" style:parent-style-name="ListParagraph" style:family="paragraph">
      <style:paragraph-properties fo:margin-top="0.118in" fo:margin-left="0in" fo:text-indent="0.0618in">
        <style:tab-stops>
          <style:tab-stop style:type="left" style:position="0.3125in"/>
        </style:tab-stops>
      </style:paragraph-properties>
    </style:style>
    <style:style style:name="T484" style:parent-style-name="DefaultParagraphFont" style:family="text">
      <style:text-properties style:font-name="Georgia" fo:letter-spacing="-0.0034in"/>
    </style:style>
    <style:style style:name="T485" style:parent-style-name="DefaultParagraphFont" style:family="text">
      <style:text-properties style:font-name="Georgia" fo:letter-spacing="-0.0152in"/>
    </style:style>
    <style:style style:name="T486" style:parent-style-name="DefaultParagraphFont" style:family="text">
      <style:text-properties style:font-name="Georgia" fo:color="#00AEEF" fo:background-color="#FFF200"/>
    </style:style>
    <style:style style:name="T487" style:parent-style-name="DefaultParagraphFont" style:family="text">
      <style:text-properties style:font-name="Georgia" fo:color="#00AEEF" fo:letter-spacing="-0.0145in"/>
    </style:style>
    <style:style style:name="T488" style:parent-style-name="DefaultParagraphFont" style:family="text">
      <style:text-properties style:font-name="Georgia"/>
    </style:style>
    <style:style style:name="T489" style:parent-style-name="DefaultParagraphFont" style:family="text">
      <style:text-properties style:font-name="Georgia" fo:letter-spacing="-0.0152in"/>
    </style:style>
    <style:style style:name="T490" style:parent-style-name="DefaultParagraphFont" style:family="text">
      <style:text-properties style:font-name="Georgia"/>
    </style:style>
    <style:style style:name="T491" style:parent-style-name="DefaultParagraphFont" style:family="text">
      <style:text-properties style:font-name="Georgia" fo:letter-spacing="-0.0145in"/>
    </style:style>
    <style:style style:name="T492" style:parent-style-name="DefaultParagraphFont" style:family="text">
      <style:text-properties style:font-name="Georgia"/>
    </style:style>
    <style:style style:name="T493" style:parent-style-name="DefaultParagraphFont" style:family="text">
      <style:text-properties style:font-name="Georgia" fo:letter-spacing="-0.0152in"/>
    </style:style>
    <style:style style:name="T494" style:parent-style-name="DefaultParagraphFont" style:family="text">
      <style:text-properties style:font-name="Georgia"/>
    </style:style>
    <style:style style:name="T495" style:parent-style-name="DefaultParagraphFont" style:family="text">
      <style:text-properties style:font-name="Georgia" fo:letter-spacing="-0.0145in"/>
    </style:style>
    <style:style style:name="T496" style:parent-style-name="DefaultParagraphFont" style:family="text">
      <style:text-properties style:font-name="Georgia"/>
    </style:style>
    <style:style style:name="T497" style:parent-style-name="DefaultParagraphFont" style:family="text">
      <style:text-properties style:font-name="Georgia" fo:letter-spacing="-0.0145in"/>
    </style:style>
    <style:style style:name="T498" style:parent-style-name="DefaultParagraphFont" style:family="text">
      <style:text-properties style:font-name="Georgia"/>
    </style:style>
    <style:style style:name="P499" style:parent-style-name="ListParagraph" style:family="paragraph">
      <style:paragraph-properties fo:margin-top="0.118in" fo:margin-left="0.3118in" fo:text-indent="-0.25in">
        <style:tab-stops>
          <style:tab-stop style:type="left" style:position="0.3125in"/>
        </style:tab-stops>
      </style:paragraph-properties>
    </style:style>
    <style:style style:name="T500" style:parent-style-name="DefaultParagraphFont" style:family="text">
      <style:text-properties style:font-name="Georgia" fo:letter-spacing="-0.0034in"/>
    </style:style>
    <style:style style:name="T501" style:parent-style-name="DefaultParagraphFont" style:family="text">
      <style:text-properties style:font-name="Georgia" fo:color="#00AEEF" fo:background-color="#FFF200"/>
    </style:style>
    <style:style style:name="T502" style:parent-style-name="DefaultParagraphFont" style:family="text">
      <style:text-properties style:font-name="Georgia" fo:color="#00AEEF"/>
    </style:style>
    <style:style style:name="T503" style:parent-style-name="DefaultParagraphFont" style:family="text">
      <style:text-properties style:font-name="Georgia"/>
    </style:style>
    <style:style style:name="T504" style:parent-style-name="DefaultParagraphFont" style:family="text">
      <style:text-properties style:font-name="Georgia" fo:letter-spacing="0.0027in"/>
    </style:style>
    <style:style style:name="T505" style:parent-style-name="DefaultParagraphFont" style:family="text">
      <style:text-properties style:font-name="Georgia"/>
    </style:style>
    <style:style style:name="P506" style:parent-style-name="ListParagraph" style:family="paragraph">
      <style:paragraph-properties fo:margin-top="0.118in" fo:margin-left="0in" fo:text-indent="0.0618in">
        <style:tab-stops>
          <style:tab-stop style:type="left" style:position="0.3125in"/>
        </style:tab-stops>
      </style:paragraph-properties>
    </style:style>
    <style:style style:name="T507" style:parent-style-name="DefaultParagraphFont" style:family="text">
      <style:text-properties style:font-name="Georgia"/>
    </style:style>
    <style:style style:name="T508" style:parent-style-name="DefaultParagraphFont" style:family="text">
      <style:text-properties style:font-name="Georgia" fo:letter-spacing="0.0062in"/>
    </style:style>
    <style:style style:name="T509" style:parent-style-name="DefaultParagraphFont" style:family="text">
      <style:text-properties style:font-name="Georgia"/>
    </style:style>
    <style:style style:name="T510" style:parent-style-name="DefaultParagraphFont" style:family="text">
      <style:text-properties style:font-name="Georgia" fo:letter-spacing="0.0069in"/>
    </style:style>
    <style:style style:name="T511" style:parent-style-name="DefaultParagraphFont" style:family="text">
      <style:text-properties style:font-name="Georgia"/>
    </style:style>
    <style:style style:name="T512" style:parent-style-name="DefaultParagraphFont" style:family="text">
      <style:text-properties style:font-name="Georgia" fo:letter-spacing="0.0062in"/>
    </style:style>
    <style:style style:name="T513" style:parent-style-name="DefaultParagraphFont" style:family="text">
      <style:text-properties style:font-name="Georgia"/>
    </style:style>
    <style:style style:name="T514" style:parent-style-name="DefaultParagraphFont" style:family="text">
      <style:text-properties style:font-name="Georgia" fo:letter-spacing="0.0069in"/>
    </style:style>
    <style:style style:name="T515" style:parent-style-name="DefaultParagraphFont" style:family="text">
      <style:text-properties style:font-name="Georgia"/>
    </style:style>
    <style:style style:name="T516" style:parent-style-name="DefaultParagraphFont" style:family="text">
      <style:text-properties style:font-name="Georgia" fo:letter-spacing="0.0062in"/>
    </style:style>
    <style:style style:name="T517" style:parent-style-name="DefaultParagraphFont" style:family="text">
      <style:text-properties style:font-name="Georgia"/>
    </style:style>
    <style:style style:name="T518" style:parent-style-name="DefaultParagraphFont" style:family="text">
      <style:text-properties style:font-name="Georgia" fo:letter-spacing="0.0069in"/>
    </style:style>
    <style:style style:name="T519" style:parent-style-name="DefaultParagraphFont" style:family="text">
      <style:text-properties style:font-name="Georgia"/>
    </style:style>
    <style:style style:name="T520" style:parent-style-name="DefaultParagraphFont" style:family="text">
      <style:text-properties style:font-name="Georgia" fo:letter-spacing="0.0069in"/>
    </style:style>
    <style:style style:name="T521" style:parent-style-name="DefaultParagraphFont" style:family="text">
      <style:text-properties style:font-name="Georgia"/>
    </style:style>
    <style:style style:name="T522" style:parent-style-name="DefaultParagraphFont" style:family="text">
      <style:text-properties style:font-name="Georgia" fo:letter-spacing="0.0069in"/>
    </style:style>
    <style:style style:name="T523" style:parent-style-name="DefaultParagraphFont" style:family="text">
      <style:text-properties style:font-name="Georgia" fo:letter-spacing="-0.002in"/>
    </style:style>
    <style:style style:name="T524" style:parent-style-name="DefaultParagraphFont" style:family="text">
      <style:text-properties style:font-name="Georgia" fo:letter-spacing="0.0069in"/>
    </style:style>
    <style:style style:name="T525" style:parent-style-name="DefaultParagraphFont" style:family="text">
      <style:text-properties style:font-name="Georgia"/>
    </style:style>
    <style:style style:name="T526" style:parent-style-name="DefaultParagraphFont" style:family="text">
      <style:text-properties style:font-name="Georgia" fo:letter-spacing="0.0062in"/>
    </style:style>
    <style:style style:name="T527" style:parent-style-name="DefaultParagraphFont" style:family="text">
      <style:text-properties style:font-name="Georgia" fo:color="#00AEEF" fo:background-color="#FFF200"/>
    </style:style>
    <style:style style:name="T528" style:parent-style-name="DefaultParagraphFont" style:family="text">
      <style:text-properties style:font-name="Georgia" fo:color="#00AEEF" fo:letter-spacing="0.0069in"/>
    </style:style>
    <style:style style:name="T529" style:parent-style-name="DefaultParagraphFont" style:family="text">
      <style:text-properties style:font-name="Georgia"/>
    </style:style>
    <style:style style:name="P530" style:parent-style-name="ListParagraph" style:family="paragraph">
      <style:paragraph-properties fo:text-align="justify" fo:margin-top="0.1243in" fo:line-height="96%" fo:margin-left="0.3118in" fo:margin-right="0.1868in" fo:text-indent="-0.25in">
        <style:tab-stops/>
      </style:paragraph-properties>
    </style:style>
    <style:style style:name="T531" style:parent-style-name="DefaultParagraphFont" style:family="text">
      <style:text-properties style:font-name="Georgia" style:text-scale="110%"/>
    </style:style>
    <style:style style:name="T532" style:parent-style-name="DefaultParagraphFont" style:family="text">
      <style:text-properties style:font-name="Georgia" fo:letter-spacing="-0.0222in" style:text-scale="110%"/>
    </style:style>
    <style:style style:name="T533" style:parent-style-name="DefaultParagraphFont" style:family="text">
      <style:text-properties style:font-name="Georgia" style:text-scale="110%"/>
    </style:style>
    <style:style style:name="T534" style:parent-style-name="DefaultParagraphFont" style:family="text">
      <style:text-properties style:font-name="Georgia" fo:letter-spacing="-0.0222in" style:text-scale="110%"/>
    </style:style>
    <style:style style:name="T535" style:parent-style-name="DefaultParagraphFont" style:family="text">
      <style:text-properties style:font-name="Georgia" style:text-scale="110%"/>
    </style:style>
    <style:style style:name="T536" style:parent-style-name="DefaultParagraphFont" style:family="text">
      <style:text-properties style:font-name="Georgia" fo:letter-spacing="-0.0222in" style:text-scale="110%"/>
    </style:style>
    <style:style style:name="T537" style:parent-style-name="DefaultParagraphFont" style:family="text">
      <style:text-properties style:font-name="Georgia" style:text-scale="110%"/>
    </style:style>
    <style:style style:name="T538" style:parent-style-name="DefaultParagraphFont" style:family="text">
      <style:text-properties style:font-name="Georgia" fo:letter-spacing="-0.0222in" style:text-scale="110%"/>
    </style:style>
    <style:style style:name="T539" style:parent-style-name="DefaultParagraphFont" style:family="text">
      <style:text-properties style:font-name="Georgia" style:text-scale="110%"/>
    </style:style>
    <style:style style:name="T540" style:parent-style-name="DefaultParagraphFont" style:family="text">
      <style:text-properties style:font-name="Georgia" fo:letter-spacing="-0.0222in" style:text-scale="110%"/>
    </style:style>
    <style:style style:name="T541" style:parent-style-name="DefaultParagraphFont" style:family="text">
      <style:text-properties style:font-name="Georgia" style:text-scale="110%"/>
    </style:style>
    <style:style style:name="P542" style:parent-style-name="PreformattedText" style:family="paragraph">
      <style:paragraph-properties fo:text-align="justify" fo:margin-top="0.1243in" fo:line-height="96%" fo:margin-left="0.618in" fo:margin-right="0.1923in">
        <style:tab-stops>
          <style:tab-stop style:type="left" style:position="0.4486in"/>
        </style:tab-stops>
      </style:paragraph-properties>
    </style:style>
    <style:style style:name="T543" style:parent-style-name="SourceText" style:family="text">
      <style:text-properties style:font-name="Georgia" fo:font-weight="bold" style:font-weight-asian="bold" style:font-weight-complex="bold" style:text-scale="110%" fo:font-size="11pt" style:font-size-asian="11pt" style:font-size-complex="11pt"/>
    </style:style>
    <style:style style:name="P544" style:parent-style-name="ListParagraph" style:family="paragraph">
      <style:paragraph-properties fo:margin-top="0.1243in" fo:margin-left="0.3118in" fo:text-indent="-0.25in">
        <style:tab-stops>
          <style:tab-stop style:type="left" style:position="0.3125in"/>
        </style:tab-stops>
      </style:paragraph-properties>
      <style:text-properties style:font-name="Georgia" style:text-scale="115%"/>
    </style:style>
    <style:style style:name="P545" style:parent-style-name="ListParagraph" style:family="paragraph">
      <style:paragraph-properties fo:margin-top="0.1243in" fo:margin-left="0.625in" fo:text-indent="0in">
        <style:tab-stops>
          <style:tab-stop style:type="left" style:position="0.4486in"/>
        </style:tab-stops>
      </style:paragraph-properties>
    </style:style>
    <style:style style:name="T546" style:parent-style-name="DefaultParagraphFont" style:family="text">
      <style:text-properties style:font-name="Georgia" fo:font-weight="bold" style:font-weight-asian="bold" style:text-scale="115%"/>
    </style:style>
    <style:style style:name="T547" style:parent-style-name="DefaultParagraphFont" style:family="text">
      <style:text-properties style:font-name="Georgia" fo:font-weight="bold" style:font-weight-asian="bold" fo:letter-spacing="-0.0104in" style:text-scale="115%"/>
    </style:style>
    <style:style style:name="T548" style:parent-style-name="DefaultParagraphFont" style:family="text">
      <style:text-properties style:font-name="Georgia" fo:font-weight="bold" style:font-weight-asian="bold" style:text-scale="115%"/>
    </style:style>
    <style:style style:name="P549" style:parent-style-name="ListParagraph" style:family="paragraph">
      <style:paragraph-properties fo:text-align="justify" fo:margin-top="0.134in" fo:line-height="96%" fo:margin-left="0.3118in" fo:margin-right="0.1868in" fo:text-indent="-0.25in">
        <style:tab-stops>
          <style:tab-stop style:type="left" style:position="0.1826in"/>
        </style:tab-stops>
      </style:paragraph-properties>
    </style:style>
    <style:style style:name="T550" style:parent-style-name="DefaultParagraphFont" style:family="text">
      <style:text-properties style:font-name="Georgia" style:text-scale="105%"/>
    </style:style>
    <style:style style:name="T551" style:parent-style-name="DefaultParagraphFont" style:family="text">
      <style:text-properties style:font-name="Georgia" fo:font-weight="bold" style:font-weight-asian="bold" style:font-weight-complex="bold" style:text-scale="105%"/>
    </style:style>
    <style:style style:name="T552" style:parent-style-name="DefaultParagraphFont" style:family="text">
      <style:text-properties style:font-name="Georgia" style:text-scale="105%"/>
    </style:style>
    <style:style style:name="P553" style:parent-style-name="ListParagraph" style:family="paragraph">
      <style:paragraph-properties fo:text-align="justify" fo:margin-top="0.134in" fo:line-height="96%" fo:margin-left="0.3118in" fo:margin-right="0.1868in" fo:text-indent="-0.25in">
        <style:tab-stops>
          <style:tab-stop style:type="left" style:position="0.3125in"/>
        </style:tab-stops>
      </style:paragraph-properties>
    </style:style>
    <style:style style:name="T554" style:parent-style-name="DefaultParagraphFont" style:family="text">
      <style:text-properties style:font-name="Georgia" style:text-scale="105%"/>
    </style:style>
    <style:style style:name="T555" style:parent-style-name="DefaultParagraphFont" style:family="text">
      <style:text-properties style:font-name="Georgia"/>
    </style:style>
    <style:style style:name="T556" style:parent-style-name="DefaultParagraphFont" style:family="text">
      <style:text-properties style:font-name="Georgia" fo:letter-spacing="-0.0125in"/>
    </style:style>
    <style:style style:name="T557" style:parent-style-name="DefaultParagraphFont" style:family="text">
      <style:text-properties style:font-name="Georgia"/>
    </style:style>
    <style:style style:name="T558" style:parent-style-name="DefaultParagraphFont" style:family="text">
      <style:text-properties style:font-name="Georgia" fo:letter-spacing="-0.0111in"/>
    </style:style>
    <style:style style:name="T559" style:parent-style-name="DefaultParagraphFont" style:family="text">
      <style:text-properties style:font-name="Georgia" fo:letter-spacing="-0.0027in"/>
    </style:style>
    <style:style style:name="T560" style:parent-style-name="DefaultParagraphFont" style:family="text">
      <style:text-properties style:font-name="Georgia" fo:letter-spacing="-0.0118in"/>
    </style:style>
    <style:style style:name="T561" style:parent-style-name="DefaultParagraphFont" style:family="text">
      <style:text-properties style:font-name="Georgia"/>
    </style:style>
    <style:style style:name="T562" style:parent-style-name="DefaultParagraphFont" style:family="text">
      <style:text-properties style:font-name="Georgia" fo:letter-spacing="-0.0125in"/>
    </style:style>
    <style:style style:name="T563" style:parent-style-name="DefaultParagraphFont" style:family="text">
      <style:text-properties style:font-name="Georgia"/>
    </style:style>
    <style:style style:name="T564" style:parent-style-name="DefaultParagraphFont" style:family="text">
      <style:text-properties style:font-name="Georgia" fo:letter-spacing="-0.0118in"/>
    </style:style>
    <style:style style:name="T565" style:parent-style-name="DefaultParagraphFont" style:family="text">
      <style:text-properties style:font-name="Georgia"/>
    </style:style>
    <style:style style:name="T566" style:parent-style-name="DefaultParagraphFont" style:family="text">
      <style:text-properties style:font-name="Georgia" fo:letter-spacing="-0.0118in"/>
    </style:style>
    <style:style style:name="T567" style:parent-style-name="DefaultParagraphFont" style:family="text">
      <style:text-properties style:font-name="Georgia"/>
    </style:style>
    <style:style style:name="T568" style:parent-style-name="DefaultParagraphFont" style:family="text">
      <style:text-properties style:font-name="Georgia" fo:letter-spacing="-0.0118in"/>
    </style:style>
    <style:style style:name="T569" style:parent-style-name="DefaultParagraphFont" style:family="text">
      <style:text-properties style:font-name="Georgia"/>
    </style:style>
    <style:style style:name="T570" style:parent-style-name="DefaultParagraphFont" style:family="text">
      <style:text-properties style:font-name="Georgia" fo:letter-spacing="-0.0118in"/>
    </style:style>
    <style:style style:name="T571" style:parent-style-name="DefaultParagraphFont" style:family="text">
      <style:text-properties style:font-name="Georgia"/>
    </style:style>
    <style:style style:name="T572" style:parent-style-name="DefaultParagraphFont" style:family="text">
      <style:text-properties style:font-name="Georgia" fo:letter-spacing="-0.0118in"/>
    </style:style>
    <style:style style:name="T573" style:parent-style-name="DefaultParagraphFont" style:family="text">
      <style:text-properties style:font-name="Georgia"/>
    </style:style>
    <style:style style:name="T574" style:parent-style-name="DefaultParagraphFont" style:family="text">
      <style:text-properties style:font-name="Georgia" fo:letter-spacing="-0.0125in"/>
    </style:style>
    <style:style style:name="T575" style:parent-style-name="DefaultParagraphFont" style:family="text">
      <style:text-properties style:font-name="Georgia"/>
    </style:style>
    <style:style style:name="T576" style:parent-style-name="DefaultParagraphFont" style:family="text">
      <style:text-properties style:font-name="Georgia" fo:letter-spacing="-0.0118in"/>
    </style:style>
    <style:style style:name="T577" style:parent-style-name="DefaultParagraphFont" style:family="text">
      <style:text-properties style:font-name="Georgia"/>
    </style:style>
    <style:style style:name="T578" style:parent-style-name="DefaultParagraphFont" style:family="text">
      <style:text-properties style:font-name="Georgia" fo:letter-spacing="0.0013in"/>
    </style:style>
    <style:style style:name="T579" style:parent-style-name="DefaultParagraphFont" style:family="text">
      <style:text-properties style:font-name="Georgia"/>
    </style:style>
    <style:style style:name="T580" style:parent-style-name="DefaultParagraphFont" style:family="text">
      <style:text-properties style:font-name="Georgia" fo:letter-spacing="-0.0118in"/>
    </style:style>
    <style:style style:name="T581" style:parent-style-name="DefaultParagraphFont" style:family="text">
      <style:text-properties style:font-name="Georgia"/>
    </style:style>
    <style:style style:name="T582" style:parent-style-name="DefaultParagraphFont" style:family="text">
      <style:text-properties style:font-name="Georgia" fo:letter-spacing="-0.0118in"/>
    </style:style>
    <style:style style:name="T583" style:parent-style-name="DefaultParagraphFont" style:family="text">
      <style:text-properties style:font-name="Georgia"/>
    </style:style>
    <style:style style:name="T584" style:parent-style-name="DefaultParagraphFont" style:family="text">
      <style:text-properties style:font-name="Georgia" fo:letter-spacing="-0.0118in"/>
    </style:style>
    <style:style style:name="T585" style:parent-style-name="DefaultParagraphFont" style:family="text">
      <style:text-properties style:font-name="Georgia"/>
    </style:style>
    <style:style style:name="T586" style:parent-style-name="DefaultParagraphFont" style:family="text">
      <style:text-properties style:font-name="Georgia" style:text-scale="105%"/>
    </style:style>
    <style:style style:name="T587" style:parent-style-name="DefaultParagraphFont" style:family="text">
      <style:text-properties style:font-name="Georgia" fo:letter-spacing="-0.002in" style:text-scale="105%"/>
    </style:style>
    <style:style style:name="T588" style:parent-style-name="DefaultParagraphFont" style:family="text">
      <style:text-properties style:font-name="Georgia" style:text-scale="105%"/>
    </style:style>
    <style:style style:name="P589" style:parent-style-name="ListParagraph" style:family="paragraph">
      <style:paragraph-properties fo:text-align="justify" fo:margin-top="0.134in" fo:line-height="96%" fo:margin-left="0.625in" fo:margin-right="0.1868in" fo:text-indent="0in">
        <style:tab-stops>
          <style:tab-stop style:type="left" style:position="0.4486in"/>
        </style:tab-stops>
      </style:paragraph-properties>
      <style:text-properties style:font-name="Georgia" fo:font-weight="bold" style:font-weight-asian="bold" style:text-scale="105%"/>
    </style:style>
    <style:style style:name="P590" style:parent-style-name="Standard" style:family="paragraph">
      <style:paragraph-properties fo:text-align="justify" fo:margin-top="0.134in" fo:line-height="96%" fo:margin-left="0.618in" fo:margin-right="0.193in">
        <style:tab-stops>
          <style:tab-stop style:type="left" style:position="0.4486in"/>
        </style:tab-stops>
      </style:paragraph-properties>
      <style:text-properties style:font-name="Georgia" style:text-scale="105%"/>
    </style:style>
    <style:style style:name="P591" style:parent-style-name="ListParagraph" style:family="paragraph">
      <style:paragraph-properties fo:text-align="justify" fo:margin-top="0.134in" fo:line-height="96%" fo:margin-left="0.618in" fo:margin-right="0.193in" fo:text-indent="0in">
        <style:tab-stops>
          <style:tab-stop style:type="left" style:position="0.4486in"/>
        </style:tab-stops>
      </style:paragraph-properties>
      <style:text-properties style:font-name="Georgia" fo:font-weight="bold" style:font-weight-asian="bold" style:text-scale="105%"/>
    </style:style>
    <style:style style:name="P592" style:parent-style-name="Standard" style:family="paragraph">
      <style:paragraph-properties fo:text-align="justify" fo:margin-top="0.134in" fo:line-height="96%" fo:margin-left="0.618in" fo:margin-right="0.193in">
        <style:tab-stops>
          <style:tab-stop style:type="left" style:position="0.4486in"/>
        </style:tab-stops>
      </style:paragraph-properties>
    </style:style>
    <style:style style:name="T593" style:parent-style-name="DefaultParagraphFont" style:family="text">
      <style:text-properties style:font-name="Georgia" style:text-scale="105%"/>
    </style:style>
    <style:style style:name="T594" style:parent-style-name="DefaultParagraphFont" style:family="text">
      <style:text-properties style:font-name="Georgia" fo:letter-spacing="-0.002in" style:text-scale="105%"/>
    </style:style>
    <style:style style:name="P595" style:parent-style-name="ListParagraph" style:family="paragraph">
      <style:paragraph-properties fo:text-align="justify" fo:margin-top="0.134in" fo:line-height="96%" fo:margin-left="0.618in" fo:margin-right="0.193in" fo:text-indent="0in">
        <style:tab-stops>
          <style:tab-stop style:type="left" style:position="0.4486in"/>
        </style:tab-stops>
      </style:paragraph-properties>
      <style:text-properties style:font-name="Georgia" fo:font-weight="bold" style:font-weight-asian="bold" style:text-scale="105%"/>
    </style:style>
    <style:style style:name="P596" style:parent-style-name="ListParagraph" style:family="paragraph">
      <style:paragraph-properties fo:text-align="justify" fo:margin-top="0.134in" fo:line-height="96%" fo:margin-left="0.618in" fo:margin-right="0.193in" fo:text-indent="0in">
        <style:tab-stops>
          <style:tab-stop style:type="left" style:position="0.4486in"/>
        </style:tab-stops>
      </style:paragraph-properties>
      <style:text-properties style:font-name="Georgia" style:text-scale="105%"/>
    </style:style>
    <style:style style:name="P597" style:parent-style-name="ListParagraph" style:family="paragraph">
      <style:paragraph-properties fo:text-align="justify" fo:margin-top="0.134in" fo:line-height="96%" fo:margin-left="0.618in" fo:margin-right="0.193in" fo:text-indent="0in">
        <style:tab-stops>
          <style:tab-stop style:type="left" style:position="0.4486in"/>
        </style:tab-stops>
      </style:paragraph-properties>
      <style:text-properties style:font-name="Georgia" fo:font-weight="bold" style:font-weight-asian="bold" style:text-scale="105%"/>
    </style:style>
    <style:style style:name="P598" style:parent-style-name="Standard" style:family="paragraph">
      <style:paragraph-properties fo:text-align="justify" fo:margin-top="0.134in" fo:line-height="96%" fo:margin-left="0.618in" fo:margin-right="0.193in">
        <style:tab-stops>
          <style:tab-stop style:type="left" style:position="0.4486in"/>
        </style:tab-stops>
      </style:paragraph-properties>
    </style:style>
    <style:style style:name="T599" style:parent-style-name="DefaultParagraphFont" style:family="text">
      <style:text-properties style:font-name="Georgia" style:text-scale="105%"/>
    </style:style>
    <style:style style:name="T600" style:parent-style-name="DefaultParagraphFont" style:family="text">
      <style:text-properties style:font-name="Georgia" fo:letter-spacing="-0.0034in" style:text-scale="105%"/>
    </style:style>
    <style:style style:name="T601" style:parent-style-name="DefaultParagraphFont" style:family="text">
      <style:text-properties style:font-name="Georgia" style:text-scale="105%"/>
    </style:style>
    <style:style style:name="P602" style:parent-style-name="ListParagraph" style:family="paragraph">
      <style:paragraph-properties fo:margin-top="0.1256in" fo:line-height="96%" fo:margin-left="0.3118in" fo:margin-right="0.1868in" fo:text-indent="-0.25in">
        <style:tab-stops>
          <style:tab-stop style:type="left" style:position="0.3125in"/>
        </style:tab-stops>
      </style:paragraph-properties>
    </style:style>
    <style:style style:name="T603" style:parent-style-name="DefaultParagraphFont" style:family="text">
      <style:text-properties style:font-name="Georgia" fo:letter-spacing="-0.0048in"/>
    </style:style>
    <style:style style:name="T604" style:parent-style-name="DefaultParagraphFont" style:family="text">
      <style:text-properties style:font-name="Georgia" fo:letter-spacing="-0.0048in" fo:background-color="#FFF200"/>
    </style:style>
    <style:style style:name="T605" style:parent-style-name="DefaultParagraphFont" style:family="text">
      <style:text-properties style:font-name="Georgia" fo:letter-spacing="-0.0048in"/>
    </style:style>
    <style:style style:name="P606" style:parent-style-name="ListParagraph" style:family="paragraph">
      <style:paragraph-properties fo:margin-top="0.1256in" fo:line-height="97%">
        <style:tab-stops>
          <style:tab-stop style:type="left" style:position="0.4486in"/>
        </style:tab-stops>
      </style:paragraph-properties>
    </style:style>
    <style:style style:name="T607" style:parent-style-name="DefaultParagraphFont" style:family="text">
      <style:text-properties style:font-name="Georgia" fo:letter-spacing="-0.0048in"/>
    </style:style>
    <style:style style:name="T608" style:parent-style-name="DefaultParagraphFont" style:family="text">
      <style:text-properties style:font-name="Georgia" fo:letter-spacing="-0.0048in"/>
    </style:style>
    <style:style style:name="T609" style:parent-style-name="DefaultParagraphFont" style:family="text">
      <style:text-properties style:font-name="Georgia" fo:letter-spacing="-0.0048in"/>
    </style:style>
    <style:style style:name="T610" style:parent-style-name="DefaultParagraphFont" style:family="text">
      <style:text-properties style:font-name="Georgia" fo:letter-spacing="-0.0048in"/>
    </style:style>
    <style:style style:name="T611" style:parent-style-name="DefaultParagraphFont" style:family="text">
      <style:text-properties style:font-name="Georgia" fo:letter-spacing="-0.0048in" fo:background-color="#FFF200"/>
    </style:style>
    <style:style style:name="T612" style:parent-style-name="DefaultParagraphFont" style:family="text">
      <style:text-properties style:font-name="Georgia" fo:letter-spacing="-0.0048in"/>
    </style:style>
    <style:style style:name="P613" style:parent-style-name="ListParagraph" style:family="paragraph">
      <style:paragraph-properties fo:margin-top="0.1256in" fo:line-height="97%">
        <style:tab-stops>
          <style:tab-stop style:type="left" style:position="0.4486in"/>
        </style:tab-stops>
      </style:paragraph-properties>
    </style:style>
    <style:style style:name="T614" style:parent-style-name="DefaultParagraphFont" style:family="text">
      <style:text-properties style:font-name="Georgia" fo:letter-spacing="-0.0048in"/>
    </style:style>
    <style:style style:name="P615" style:parent-style-name="ListParagraph" style:family="paragraph">
      <style:paragraph-properties fo:margin-top="0.1256in" fo:line-height="97%">
        <style:tab-stops>
          <style:tab-stop style:type="left" style:position="0.4486in"/>
        </style:tab-stops>
      </style:paragraph-properties>
    </style:style>
    <style:style style:name="T616" style:parent-style-name="SourceText" style:family="text">
      <style:text-properties style:font-name="Georgia" fo:font-weight="bold" style:font-weight-asian="bold" style:font-weight-complex="bold" fo:letter-spacing="-0.0048in"/>
    </style:style>
    <style:style style:name="P617" style:parent-style-name="ListParagraph" style:family="paragraph">
      <style:paragraph-properties fo:margin-top="0.1256in" fo:line-height="97%">
        <style:tab-stops>
          <style:tab-stop style:type="left" style:position="0.4486in"/>
        </style:tab-stops>
      </style:paragraph-properties>
    </style:style>
    <style:style style:name="T618" style:parent-style-name="SourceText" style:family="text">
      <style:text-properties style:font-name="Georgia" fo:font-weight="bold" style:font-weight-asian="bold" style:font-weight-complex="bold" fo:letter-spacing="-0.0048in"/>
    </style:style>
    <style:style style:name="P619" style:parent-style-name="ListParagraph" style:family="paragraph">
      <style:paragraph-properties fo:margin-top="0.1256in" fo:line-height="97%">
        <style:tab-stops>
          <style:tab-stop style:type="left" style:position="0.4486in"/>
        </style:tab-stops>
      </style:paragraph-properties>
    </style:style>
    <style:style style:name="T620" style:parent-style-name="SourceText" style:family="text">
      <style:text-properties style:font-name="Georgia" fo:font-weight="bold" style:font-weight-asian="bold" style:font-weight-complex="bold" fo:letter-spacing="-0.0048in"/>
    </style:style>
    <style:style style:name="P621" style:parent-style-name="ListParagraph" style:family="paragraph">
      <style:paragraph-properties fo:margin-top="0.1256in" fo:line-height="97%">
        <style:tab-stops>
          <style:tab-stop style:type="left" style:position="0.4486in"/>
        </style:tab-stops>
      </style:paragraph-properties>
    </style:style>
    <style:style style:name="T622" style:parent-style-name="SourceText" style:family="text">
      <style:text-properties style:font-name="Georgia" fo:font-weight="bold" style:font-weight-asian="bold" style:font-weight-complex="bold" fo:letter-spacing="-0.0048in"/>
    </style:style>
    <style:style style:name="P623" style:parent-style-name="PreformattedText" style:family="paragraph">
      <style:paragraph-properties fo:margin-top="0.1256in" fo:line-height="97%">
        <style:tab-stops>
          <style:tab-stop style:type="left" style:position="0.4486in"/>
        </style:tab-stops>
      </style:paragraph-properties>
    </style:style>
    <style:style style:name="T624" style:parent-style-name="SourceText" style:family="text">
      <style:text-properties style:font-name="Georgia" fo:font-weight="bold" style:font-weight-asian="bold" style:font-weight-complex="bold" fo:font-style="italic" style:font-style-asian="italic" style:font-style-complex="italic" fo:letter-spacing="-0.0048in"/>
    </style:style>
    <style:style style:name="P625" style:parent-style-name="PreformattedText" style:family="paragraph">
      <style:paragraph-properties fo:margin-top="0.1256in" fo:line-height="97%">
        <style:tab-stops>
          <style:tab-stop style:type="left" style:position="0.4486in"/>
        </style:tab-stops>
      </style:paragraph-properties>
    </style:style>
    <style:style style:name="T626" style:parent-style-name="SourceText" style:family="text">
      <style:text-properties style:font-name="Georgia" fo:font-weight="bold" style:font-weight-asian="bold" style:font-weight-complex="bold" fo:letter-spacing="-0.0048in"/>
    </style:style>
    <style:style style:name="P627" style:parent-style-name="ListParagraph" style:family="paragraph">
      <style:paragraph-properties fo:text-align="justify" fo:margin-top="0.1256in" fo:line-height="96%" fo:margin-left="0.3118in" fo:margin-right="0.1868in" fo:text-indent="-0.25in">
        <style:tab-stops/>
      </style:paragraph-properties>
    </style:style>
    <style:style style:name="T628" style:parent-style-name="DefaultParagraphFont" style:family="text">
      <style:text-properties style:font-name="Georgia"/>
    </style:style>
    <style:style style:name="P629" style:parent-style-name="ListParagraph" style:family="paragraph">
      <style:paragraph-properties fo:text-align="justify" fo:margin-top="0.1256in" fo:line-height="96%" fo:margin-left="0.3118in" fo:margin-right="0.1868in" fo:text-indent="-0.25in">
        <style:tab-stops>
          <style:tab-stop style:type="left" style:position="0.4486in"/>
        </style:tab-stops>
      </style:paragraph-properties>
    </style:style>
    <style:style style:name="T630" style:parent-style-name="DefaultParagraphFont" style:family="text">
      <style:text-properties style:font-name="Georgia"/>
    </style:style>
    <style:style style:name="P631" style:parent-style-name="ListParagraph" style:family="paragraph">
      <style:paragraph-properties fo:text-align="justify" fo:margin-top="0.1256in" fo:line-height="96%" fo:margin-left="0.3118in" fo:margin-right="0.1868in" fo:text-indent="-0.25in">
        <style:tab-stops>
          <style:tab-stop style:type="left" style:position="0.4486in"/>
        </style:tab-stops>
      </style:paragraph-properties>
    </style:style>
    <style:style style:name="T632" style:parent-style-name="DefaultParagraphFont" style:family="text">
      <style:text-properties style:font-name="Georgia"/>
    </style:style>
    <style:style style:name="P633" style:parent-style-name="ListParagraph" style:family="paragraph">
      <style:paragraph-properties fo:text-align="justify" fo:margin-top="0.1256in" fo:line-height="96%" fo:margin-left="0.625in" fo:margin-right="0.1868in" fo:text-indent="0in">
        <style:tab-stops>
          <style:tab-stop style:type="left" style:position="0.4486in"/>
        </style:tab-stops>
      </style:paragraph-properties>
      <style:text-properties style:font-name="Georgia" fo:font-weight="bold" style:font-weight-asian="bold"/>
    </style:style>
    <style:style style:name="P634" style:parent-style-name="ListParagraph" style:family="paragraph">
      <style:paragraph-properties fo:text-align="justify" fo:margin-top="0.1256in" fo:line-height="96%" fo:margin-left="0.3118in" fo:margin-right="0.1868in" fo:text-indent="-0.25in">
        <style:tab-stops>
          <style:tab-stop style:type="left" style:position="0.4486in"/>
        </style:tab-stops>
      </style:paragraph-properties>
    </style:style>
    <style:style style:name="T635" style:parent-style-name="DefaultParagraphFont" style:family="text">
      <style:text-properties style:font-name="Georgia"/>
    </style:style>
    <style:style style:name="T636" style:parent-style-name="DefaultParagraphFont" style:family="text">
      <style:text-properties style:font-name="Georgia" fo:font-weight="bold" style:font-weight-asian="bold" style:font-weight-complex="bold"/>
    </style:style>
    <style:style style:name="T637" style:parent-style-name="DefaultParagraphFont" style:family="text">
      <style:text-properties style:font-name="Georgia"/>
    </style:style>
    <style:style style:name="P638" style:parent-style-name="ListParagraph" style:family="paragraph">
      <style:paragraph-properties fo:text-align="justify" fo:margin-top="0.1256in" fo:line-height="96%" fo:margin-left="0.3118in" fo:margin-right="0.1868in" fo:text-indent="-0.25in">
        <style:tab-stops>
          <style:tab-stop style:type="left" style:position="0.4486in"/>
        </style:tab-stops>
      </style:paragraph-properties>
    </style:style>
    <style:style style:name="T639" style:parent-style-name="DefaultParagraphFont" style:family="text">
      <style:text-properties style:font-name="Georgia"/>
    </style:style>
    <style:style style:name="P640" style:parent-style-name="ListParagraph" style:family="paragraph">
      <style:paragraph-properties fo:text-align="justify" fo:margin-top="0.1256in" fo:line-height="96%" fo:margin-left="0.3118in" fo:margin-right="0.1868in" fo:text-indent="-0.25in">
        <style:tab-stops>
          <style:tab-stop style:type="left" style:position="0.4486in"/>
        </style:tab-stops>
      </style:paragraph-properties>
    </style:style>
    <style:style style:name="T641" style:parent-style-name="DefaultParagraphFont" style:family="text">
      <style:text-properties style:font-name="Georgia" fo:font-weight="bold" style:font-weight-asian="bold" style:font-weight-complex="bold"/>
    </style:style>
    <style:style style:name="P642" style:parent-style-name="ListParagraph" style:family="paragraph">
      <style:paragraph-properties fo:text-align="justify" fo:margin-top="0.1256in" fo:line-height="96%" fo:margin-left="0.3118in" fo:margin-right="0.1868in" fo:text-indent="-0.25in">
        <style:tab-stops>
          <style:tab-stop style:type="left" style:position="0.4486in"/>
        </style:tab-stops>
      </style:paragraph-properties>
    </style:style>
    <style:style style:name="T643" style:parent-style-name="DefaultParagraphFont" style:family="text">
      <style:text-properties style:font-name="Georgia"/>
    </style:style>
    <style:style style:name="P644" style:parent-style-name="ListParagraph" style:family="paragraph">
      <style:paragraph-properties fo:text-align="justify" fo:margin-top="0.1256in" fo:line-height="96%" fo:margin-left="0.3118in" fo:margin-right="0.1868in" fo:text-indent="-0.25in">
        <style:tab-stops>
          <style:tab-stop style:type="left" style:position="0.4486in"/>
        </style:tab-stops>
      </style:paragraph-properties>
    </style:style>
    <style:style style:name="T645" style:parent-style-name="DefaultParagraphFont" style:family="text">
      <style:text-properties style:font-name="Georgia"/>
    </style:style>
    <style:style style:name="T646" style:parent-style-name="DefaultParagraphFont" style:family="text">
      <style:text-properties style:font-name="Georgia"/>
    </style:style>
    <style:style style:name="P647" style:parent-style-name="Normal" style:family="paragraph">
      <style:paragraph-properties fo:text-align="justify" fo:margin-top="0.1256in" fo:line-height="96%" fo:margin-right="0.1923in">
        <style:tab-stops>
          <style:tab-stop style:type="left" style:position="0.8965in"/>
        </style:tab-stops>
      </style:paragraph-properties>
      <style:text-properties style:font-name="Georgia"/>
    </style:style>
    <style:style style:name="P648" style:parent-style-name="Heading1" style:family="paragraph">
      <style:paragraph-properties fo:margin-left="0.0694in" fo:text-indent="0in">
        <style:tab-stops>
          <style:tab-stop style:type="left" style:position="0.4055in"/>
          <style:tab-stop style:type="left" style:position="0.4062in"/>
        </style:tab-stops>
      </style:paragraph-properties>
    </style:style>
    <style:style style:name="T649" style:parent-style-name="DefaultParagraphFont" style:family="text">
      <style:text-properties style:text-scale="105%"/>
    </style:style>
    <style:style style:name="T650" style:parent-style-name="DefaultParagraphFont" style:family="text">
      <style:text-properties fo:letter-spacing="-0.0041in" style:text-scale="105%"/>
    </style:style>
    <style:style style:name="T651" style:parent-style-name="DefaultParagraphFont" style:family="text">
      <style:text-properties style:text-scale="105%"/>
    </style:style>
    <style:style style:name="T652" style:parent-style-name="DefaultParagraphFont" style:family="text">
      <style:text-properties fo:letter-spacing="0.0013in" style:text-scale="105%"/>
    </style:style>
    <style:style style:name="T653" style:parent-style-name="DefaultParagraphFont" style:family="text">
      <style:text-properties style:text-scale="105%"/>
    </style:style>
    <style:style style:name="P654" style:parent-style-name="ListParagraph" style:family="paragraph">
      <style:paragraph-properties fo:margin-top="0.0555in" fo:line-height="96%" fo:margin-left="0in" fo:margin-right="0.1868in" fo:text-indent="0.3118in">
        <style:tab-stops>
          <style:tab-stop style:type="left" style:position="0.7819in"/>
        </style:tab-stops>
      </style:paragraph-properties>
    </style:style>
    <style:style style:name="T655" style:parent-style-name="DefaultParagraphFont" style:family="text">
      <style:text-properties style:font-name="Georgia"/>
    </style:style>
    <style:style style:name="T656" style:parent-style-name="DefaultParagraphFont" style:family="text">
      <style:text-properties fo:background-color="#FFF200"/>
    </style:style>
    <style:style style:name="T657" style:parent-style-name="DefaultParagraphFont" style:family="text">
      <style:text-properties style:font-name="Georgia" fo:color="#00AEEF"/>
    </style:style>
    <style:style style:name="T658" style:parent-style-name="DefaultParagraphFont" style:family="text">
      <style:text-properties style:font-name="Georgia"/>
    </style:style>
    <style:style style:name="P659" style:parent-style-name="Normal" style:family="paragraph">
      <style:paragraph-properties fo:text-align="justify" fo:margin-top="0.1256in" fo:line-height="96%" fo:margin-right="0.1923in">
        <style:tab-stops>
          <style:tab-stop style:type="left" style:position="0.8965in"/>
        </style:tab-stops>
      </style:paragraph-properties>
      <style:text-properties style:font-name="Georgia"/>
    </style:style>
    <style:style style:name="P660" style:parent-style-name="Heading1" style:family="paragraph">
      <style:paragraph-properties fo:text-align="justify" fo:margin-top="0.1256in" fo:line-height="96%">
        <style:tab-stops>
          <style:tab-stop style:type="left" style:position="0.4055in"/>
          <style:tab-stop style:type="left" style:position="0.4062in"/>
        </style:tab-stops>
      </style:paragraph-properties>
      <style:text-properties fo:letter-spacing="-0.002in"/>
    </style:style>
    <style:style style:name="P661" style:parent-style-name="Heading1" style:family="paragraph">
      <style:paragraph-properties fo:text-align="justify" fo:margin-top="0.1256in" fo:line-height="96%">
        <style:tab-stops>
          <style:tab-stop style:type="left" style:position="0.4055in"/>
          <style:tab-stop style:type="left" style:position="0.4062in"/>
        </style:tab-stops>
      </style:paragraph-properties>
      <style:text-properties fo:letter-spacing="-0.002in"/>
    </style:style>
    <style:style style:name="P662" style:parent-style-name="Heading1" style:family="paragraph">
      <style:paragraph-properties fo:margin-top="0.1256in" fo:line-height="96%" fo:margin-left="0.125in" fo:text-indent="0in">
        <style:tab-stops>
          <style:tab-stop style:type="left" style:position="0.4055in"/>
          <style:tab-stop style:type="left" style:position="0.4062in"/>
        </style:tab-stops>
      </style:paragraph-properties>
    </style:style>
    <style:style style:name="T663" style:parent-style-name="DefaultParagraphFont" style:family="text">
      <style:text-properties fo:font-weight="normal" style:font-weight-asian="normal" style:font-weight-complex="normal" fo:letter-spacing="-0.002in" fo:font-size="11pt" style:font-size-asian="11pt" style:font-size-complex="11pt"/>
    </style:style>
    <style:style style:name="P664" style:parent-style-name="Heading1" style:family="paragraph">
      <style:paragraph-properties fo:margin-top="0.1256in" fo:line-height="96%" fo:margin-left="0.125in" fo:text-indent="0in">
        <style:tab-stops>
          <style:tab-stop style:type="left" style:position="0.4055in"/>
          <style:tab-stop style:type="left" style:position="0.4062in"/>
        </style:tab-stops>
      </style:paragraph-properties>
    </style:style>
    <style:style style:name="T665" style:parent-style-name="DefaultParagraphFont" style:family="text">
      <style:text-properties fo:font-weight="normal" style:font-weight-asian="normal" style:font-weight-complex="normal" fo:letter-spacing="-0.002in" fo:font-size="11pt" style:font-size-asian="11pt" style:font-size-complex="11pt"/>
    </style:style>
    <style:style style:name="T666" style:parent-style-name="DefaultParagraphFont" style:family="text">
      <style:text-properties fo:letter-spacing="-0.002in" fo:font-size="11pt" style:font-size-asian="11pt" style:font-size-complex="11pt"/>
    </style:style>
    <style:style style:name="T667" style:parent-style-name="DefaultParagraphFont" style:family="text">
      <style:text-properties fo:font-weight="normal" style:font-weight-asian="normal" style:font-weight-complex="normal" fo:letter-spacing="-0.002in" fo:font-size="11pt" style:font-size-asian="11pt" style:font-size-complex="11pt"/>
    </style:style>
    <style:style style:name="T668" style:parent-style-name="DefaultParagraphFont" style:family="text">
      <style:text-properties fo:letter-spacing="-0.002in" fo:font-size="11pt" style:font-size-asian="11pt" style:font-size-complex="11pt"/>
    </style:style>
    <style:style style:name="T669" style:parent-style-name="DefaultParagraphFont" style:family="text">
      <style:text-properties fo:font-weight="normal" style:font-weight-asian="normal" style:font-weight-complex="normal" fo:letter-spacing="-0.002in" fo:font-size="11pt" style:font-size-asian="11pt" style:font-size-complex="11pt"/>
    </style:style>
    <style:style style:name="T670" style:parent-style-name="DefaultParagraphFont" style:family="text">
      <style:text-properties fo:font-weight="normal" style:font-weight-asian="normal" style:font-weight-complex="normal" fo:letter-spacing="-0.002in" fo:font-size="11pt" style:font-size-asian="11pt" style:font-size-complex="11pt"/>
    </style:style>
    <style:style style:name="P671" style:parent-style-name="Heading1" style:family="paragraph">
      <style:paragraph-properties fo:margin-top="0.1256in" fo:line-height="96%" fo:margin-left="0.125in" fo:text-indent="0in">
        <style:tab-stops>
          <style:tab-stop style:type="left" style:position="0.4055in"/>
          <style:tab-stop style:type="left" style:position="0.4062in"/>
        </style:tab-stops>
      </style:paragraph-properties>
    </style:style>
    <style:style style:name="T672" style:parent-style-name="DefaultParagraphFont" style:family="text">
      <style:text-properties fo:font-weight="normal" style:font-weight-asian="normal" style:font-weight-complex="normal" fo:letter-spacing="-0.002in" fo:font-size="11pt" style:font-size-asian="11pt" style:font-size-complex="11pt"/>
    </style:style>
    <style:style style:name="T673" style:parent-style-name="DefaultParagraphFont" style:family="text">
      <style:text-properties fo:font-weight="normal" style:font-weight-asian="normal" style:font-weight-complex="normal" fo:letter-spacing="-0.002in" fo:font-size="11pt" style:font-size-asian="11pt" style:font-size-complex="11pt"/>
    </style:style>
    <style:style style:name="T674" style:parent-style-name="DefaultParagraphFont" style:family="text">
      <style:text-properties fo:letter-spacing="-0.002in" fo:font-size="11pt" style:font-size-asian="11pt" style:font-size-complex="11pt"/>
    </style:style>
    <style:style style:name="T675" style:parent-style-name="DefaultParagraphFont" style:family="text">
      <style:text-properties fo:letter-spacing="-0.002in" fo:font-size="11pt" style:font-size-asian="11pt" style:font-size-complex="11pt"/>
    </style:style>
    <style:style style:name="T676" style:parent-style-name="DefaultParagraphFont" style:family="text">
      <style:text-properties fo:font-weight="normal" style:font-weight-asian="normal" style:font-weight-complex="normal" fo:letter-spacing="-0.002in" fo:font-size="11pt" style:font-size-asian="11pt" style:font-size-complex="11pt"/>
    </style:style>
    <style:style style:name="T677" style:parent-style-name="DefaultParagraphFont" style:family="text">
      <style:text-properties fo:font-weight="normal" style:font-weight-asian="normal" style:font-weight-complex="normal" fo:letter-spacing="-0.002in" fo:font-size="11pt" style:font-size-asian="11pt" style:font-size-complex="11pt"/>
    </style:style>
    <style:style style:name="P678" style:parent-style-name="Heading1" style:family="paragraph">
      <style:paragraph-properties fo:margin-top="0.1256in" fo:line-height="96%" fo:margin-left="0.625in" fo:text-indent="-0.1868in">
        <style:tab-stops>
          <style:tab-stop style:type="left" style:position="0.2472in"/>
          <style:tab-stop style:type="left" style:position="0.7486in"/>
        </style:tab-stops>
      </style:paragraph-properties>
    </style:style>
    <style:style style:name="T679" style:parent-style-name="DefaultParagraphFont" style:family="text">
      <style:text-properties fo:letter-spacing="-0.002in" fo:font-size="11pt" style:font-size-asian="11pt" style:font-size-complex="11pt"/>
    </style:style>
    <style:style style:name="T680" style:parent-style-name="DefaultParagraphFont" style:family="text">
      <style:text-properties fo:font-weight="normal" style:font-weight-asian="normal" style:font-weight-complex="normal" fo:letter-spacing="-0.002in" fo:font-size="11pt" style:font-size-asian="11pt" style:font-size-complex="11pt"/>
    </style:style>
    <style:style style:name="P681" style:parent-style-name="Heading1" style:family="paragraph">
      <style:paragraph-properties fo:margin-top="0.1256in" fo:line-height="96%" fo:margin-left="0.625in" fo:text-indent="-0.1868in">
        <style:tab-stops>
          <style:tab-stop style:type="left" style:position="0.2472in"/>
          <style:tab-stop style:type="left" style:position="0.7486in"/>
        </style:tab-stops>
      </style:paragraph-properties>
    </style:style>
    <style:style style:name="T682" style:parent-style-name="DefaultParagraphFont" style:family="text">
      <style:text-properties fo:letter-spacing="-0.002in" fo:font-size="11pt" style:font-size-asian="11pt" style:font-size-complex="11pt"/>
    </style:style>
    <style:style style:name="T683" style:parent-style-name="DefaultParagraphFont" style:family="text">
      <style:text-properties fo:font-weight="normal" style:font-weight-asian="normal" style:font-weight-complex="normal" fo:letter-spacing="-0.002in" fo:font-size="11pt" style:font-size-asian="11pt" style:font-size-complex="11pt"/>
    </style:style>
    <style:style style:name="P684" style:parent-style-name="Heading1" style:family="paragraph">
      <style:paragraph-properties fo:margin-top="0.1256in" fo:line-height="96%" fo:margin-left="0.625in" fo:text-indent="-0.1868in">
        <style:tab-stops>
          <style:tab-stop style:type="left" style:position="0.2472in"/>
          <style:tab-stop style:type="left" style:position="0.7486in"/>
        </style:tab-stops>
      </style:paragraph-properties>
    </style:style>
    <style:style style:name="T685" style:parent-style-name="DefaultParagraphFont" style:family="text">
      <style:text-properties fo:letter-spacing="-0.002in" fo:font-size="11pt" style:font-size-asian="11pt" style:font-size-complex="11pt"/>
    </style:style>
    <style:style style:name="T686" style:parent-style-name="DefaultParagraphFont" style:family="text">
      <style:text-properties fo:font-weight="normal" style:font-weight-asian="normal" style:font-weight-complex="normal" fo:letter-spacing="-0.002in" fo:font-size="11pt" style:font-size-asian="11pt" style:font-size-complex="11pt"/>
    </style:style>
    <style:style style:name="P687" style:parent-style-name="PreformattedText" style:family="paragraph">
      <style:paragraph-properties fo:margin-top="0.1256in" fo:line-height="96%" fo:margin-left="0.625in" fo:text-indent="-0.1868in">
        <style:tab-stops>
          <style:tab-stop style:type="left" style:position="0.2472in"/>
          <style:tab-stop style:type="left" style:position="0.7486in"/>
        </style:tab-stops>
      </style:paragraph-properties>
    </style:style>
    <style:style style:name="T688" style:parent-style-name="DefaultParagraphFont" style:family="text">
      <style:text-properties style:font-name="Georgia" fo:font-weight="bold" style:font-weight-asian="bold" style:font-weight-complex="bold" fo:letter-spacing="-0.002in" fo:font-size="11pt" style:font-size-asian="11pt" style:font-size-complex="11pt"/>
    </style:style>
    <style:style style:name="T689" style:parent-style-name="DefaultParagraphFont" style:family="text">
      <style:text-properties style:font-name="Georgia" fo:letter-spacing="-0.002in" fo:font-size="11pt" style:font-size-asian="11pt" style:font-size-complex="11pt"/>
    </style:style>
    <style:style style:name="P690" style:parent-style-name="PreformattedText" style:family="paragraph">
      <style:paragraph-properties fo:margin-top="0.1256in" fo:line-height="96%" fo:margin-left="0.625in" fo:text-indent="-0.1868in">
        <style:tab-stops>
          <style:tab-stop style:type="left" style:position="0.2472in"/>
          <style:tab-stop style:type="left" style:position="0.7486in"/>
        </style:tab-stops>
      </style:paragraph-properties>
    </style:style>
    <style:style style:name="T691" style:parent-style-name="DefaultParagraphFont" style:family="text">
      <style:text-properties style:font-name="Georgia" fo:font-weight="bold" style:font-weight-asian="bold" style:font-weight-complex="bold" fo:letter-spacing="-0.002in" fo:font-size="11pt" style:font-size-asian="11pt" style:font-size-complex="11pt"/>
    </style:style>
    <style:style style:name="T692" style:parent-style-name="DefaultParagraphFont" style:family="text">
      <style:text-properties style:font-name="Georgia" fo:letter-spacing="-0.002in" fo:font-size="11pt" style:font-size-asian="11pt" style:font-size-complex="11pt"/>
    </style:style>
    <style:style style:name="P693" style:parent-style-name="PreformattedText" style:family="paragraph">
      <style:paragraph-properties fo:margin-top="0.1256in" fo:line-height="96%" fo:margin-left="0.625in" fo:text-indent="-0.1868in">
        <style:tab-stops>
          <style:tab-stop style:type="left" style:position="0.2472in"/>
          <style:tab-stop style:type="left" style:position="0.7486in"/>
        </style:tab-stops>
      </style:paragraph-properties>
    </style:style>
    <style:style style:name="T694" style:parent-style-name="DefaultParagraphFont" style:family="text">
      <style:text-properties style:font-name="Georgia" fo:font-weight="bold" style:font-weight-asian="bold" style:font-weight-complex="bold" fo:letter-spacing="-0.002in" fo:font-size="11pt" style:font-size-asian="11pt" style:font-size-complex="11pt"/>
    </style:style>
    <style:style style:name="T695" style:parent-style-name="DefaultParagraphFont" style:family="text">
      <style:text-properties style:font-name="Georgia" fo:letter-spacing="-0.002in" fo:font-size="11pt" style:font-size-asian="11pt" style:font-size-complex="11pt"/>
    </style:style>
    <style:style style:name="T696" style:parent-style-name="DefaultParagraphFont" style:family="text">
      <style:text-properties style:font-name="Georgia" fo:letter-spacing="-0.002in" fo:font-size="11pt" style:font-size-asian="11pt" style:font-size-complex="11pt"/>
    </style:style>
    <style:style style:name="T697" style:parent-style-name="DefaultParagraphFont" style:family="text">
      <style:text-properties style:font-name="Georgia" fo:font-weight="bold" style:font-weight-asian="bold" style:font-weight-complex="bold" fo:letter-spacing="-0.002in" fo:font-size="11pt" style:font-size-asian="11pt" style:font-size-complex="11pt"/>
    </style:style>
    <style:style style:name="T698" style:parent-style-name="DefaultParagraphFont" style:family="text">
      <style:text-properties style:font-name="Georgia" fo:letter-spacing="-0.002in" fo:font-size="11pt" style:font-size-asian="11pt" style:font-size-complex="11pt"/>
    </style:style>
    <style:style style:name="T699" style:parent-style-name="DefaultParagraphFont" style:family="text">
      <style:text-properties style:font-name="Georgia" fo:font-weight="bold" style:font-weight-asian="bold" style:font-weight-complex="bold" fo:letter-spacing="-0.002in" fo:font-size="11pt" style:font-size-asian="11pt" style:font-size-complex="11pt"/>
    </style:style>
    <style:style style:name="T700" style:parent-style-name="DefaultParagraphFont" style:family="text">
      <style:text-properties style:font-name="Georgia" fo:font-weight="bold" style:font-weight-asian="bold" style:font-weight-complex="bold" fo:letter-spacing="-0.002in" fo:font-size="11pt" style:font-size-asian="11pt" style:font-size-complex="11pt"/>
    </style:style>
    <style:style style:name="T701" style:parent-style-name="DefaultParagraphFont" style:family="text">
      <style:text-properties style:font-name="Georgia" fo:font-weight="bold" style:font-weight-asian="bold" style:font-weight-complex="bold" fo:letter-spacing="-0.002in" fo:font-size="11pt" style:font-size-asian="11pt" style:font-size-complex="11pt"/>
    </style:style>
    <style:style style:name="T702" style:parent-style-name="DefaultParagraphFont" style:family="text">
      <style:text-properties style:font-name="Georgia" fo:letter-spacing="-0.002in" fo:font-size="11pt" style:font-size-asian="11pt" style:font-size-complex="11pt"/>
    </style:style>
    <style:style style:family="graphic" style:name="a0">
      <style:graphic-properties style:wrap="run-through" style:run-through="background" draw:fill="none" draw:stroke="solid" svg:stroke-width="0.0055in" svg:stroke-color="#000000" svg:stroke-opacity="100%" draw:stroke-linejoin="round" svg:stroke-linecap="butt" style:horizontal-rel="page" style:vertical-rel="paragraph" style:horizontal-pos="from-left" style:vertical-pos="from-top"/>
    </style:style>
    <style:style style:family="graphic" style:name="a1">
      <style:graphic-properties style:wrap="run-through" style:run-through="background" draw:fill="none" draw:stroke="solid" svg:stroke-width="0.0055in" svg:stroke-color="#000000" svg:stroke-opacity="100%" draw:stroke-linejoin="round" svg:stroke-linecap="butt" style:horizontal-rel="page" style:vertical-rel="paragraph" style:horizontal-pos="from-left" style:vertical-pos="from-top"/>
    </style:style>
  </office:automatic-styles>
  <office:body>
    <office:text text:use-soft-page-breaks="true">
      <text:p text:style-name="P1"/>
      <text:p text:style-name="P2"/>
      <text:p text:style-name="P3"/>
      <text:p text:style-name="P4">ENPM662 - Introduction to Robot Modeling</text:p>
      <text:p text:style-name="P5"><text:span text:style-name="T6">Project 0: Getting Started with Linux, ROS, RViz and Gazebo (Due 12</text:span><text:span text:style-name="T7">th</text:span><text:span text:style-name="T8"><text:s/>September 11:59 pm)</text:span></text:p>
      <text:p text:style-name="P9">September 2021</text:p>
      <text:p text:style-name="P10"/>
      <text:p text:style-name="P11"><text:span text:style-name="T12">* It is recommended to read this whole document before following the steps. Also, to copy the commands properly, it is recommended to download the document and open it locally on your system instead of accessing it from canvas directly.</text:span></text:p>
      <text:p text:style-name="P13"/>
      <text:h text:style-name="P14" text:outline-level="1"><text:bookmark-start text:name="Project_Goals"/><text:bookmark-end text:name="Project_Goals"/><text:span text:style-name="T15">Project</text:span><text:span text:style-name="T16"><text:s/></text:span>Goals</text:h>
      <text:list text:style-name="LFO5" text:continue-numbering="true">
        <text:list-item>
          <text:p text:style-name="P17"><text:span text:style-name="T18">Install Ubuntu<text:s/></text:span><text:span text:style-name="T19">18.04 (preferably), 20.04 is allowed as</text:span><text:span text:style-name="T20"><text:s/></text:span><text:span text:style-name="T21">well.</text:span></text:p>
        </text:list-item>
        <text:list-item>
          <text:p text:style-name="P22">Installing git and create account on GitHub</text:p>
        </text:list-item>
        <text:list-item>
          <text:p text:style-name="P23"><text:span text:style-name="T24">Install</text:span><text:span text:style-name="T25"><text:s/></text:span><text:span text:style-name="T26">ROS<text:s/></text:span><text:span text:style-name="T27">- Based on Ubuntu version you should install your<text:s/></text:span><text:span text:style-name="T28">ROS<text:s/></text:span><text:span text:style-name="T29">version.</text:span></text:p>
        </text:list-item>
        <text:list-item>
          <text:p text:style-name="P30"><text:span text:style-name="T31">Work</text:span><text:span text:style-name="T32"><text:s/></text:span><text:span text:style-name="T33">out turtlesim</text:span><text:span text:style-name="T34"><text:s/></text:span><text:span text:style-name="T35">examples<text:s/></text:span><text:span text:style-name="T36">(Optional)</text:span></text:p>
        </text:list-item>
      </text:list>
      <text:p text:style-name="P37"><text:span text:style-name="T38">Notes</text:span><text:span text:style-name="T39">:</text:span></text:p>
      <text:p text:style-name="P40"><text:span text:style-name="T41">You cannot install ROS version which is not compatible with your Ubuntu version.<text:s/></text:span><text:span text:style-name="T42">This document specifically contains instructions for installing ROS Melodic and Ubuntu 18.04 with it.</text:span></text:p>
      <text:p text:style-name="P43"><text:span text:style-name="T44">- Ubuntu 18.04<text:s/></text:span><text:span text:style-name="T45"></text:span><text:span text:style-name="T46"><text:s/>ROS Melodic,</text:span><text:span text:style-name="T47"><text:line-break/></text:span><text:span text:style-name="T48">- Ubuntu 20.04<text:s/></text:span><text:span text:style-name="T49"></text:span><text:span text:style-name="T50"><text:s/></text:span><text:span text:style-name="T51">ROS Neotic</text:span><text:span text:style-name="T52">. (We will release another document for this one)</text:span></text:p>
      <text:list text:style-name="WWNum2" text:continue-numbering="true">
        <text:list-item>
          <text:list>
            <text:list-item>
              <text:list>
                <text:list-item>
                  <text:p text:style-name="P53"><text:a xlink:href="https://cse.sc.edu/%7Ejokane/agitr/agitr-letter.pdf" office:target-frame-name="_top" xlink:show="replace"><text:span text:style-name="T54">Here</text:span></text:a><text:a xlink:href="https://cse.sc.edu/%7Ejokane/agitr/agitr-letter.pdf" office:target-frame-name="_top" xlink:show="replace"><text:span text:style-name="T55"><text:s/></text:span></text:a><text:span text:style-name="T56">is a<text:s/></text:span><text:span text:style-name="T57">good<text:s/></text:span><text:span text:style-name="T58">book<text:s/></text:span><text:span text:style-name="T59">on<text:s/></text:span><text:span text:style-name="T60">ROS</text:span><text:span text:style-name="T61"><text:s/></text:span><text:span text:style-name="T62">fundamentals.</text:span></text:p>
                </text:list-item>
                <text:list-item>
                  <text:p text:style-name="P63"><text:span text:style-name="T64">Get</text:span><text:span text:style-name="T65"><text:s/></text:span><text:span text:style-name="T66">to</text:span><text:span text:style-name="T67"><text:s/></text:span><text:span text:style-name="T68">know</text:span><text:span text:style-name="T69"><text:s/></text:span><text:span text:style-name="T70">what</text:span><text:span text:style-name="T71"><text:s/></text:span><text:span text:style-name="T72">ROS</text:span><text:span text:style-name="T73"><text:s/></text:span><text:span text:style-name="T74">does</text:span><text:span text:style-name="T75"><text:s/></text:span><text:span text:style-name="T76">and</text:span><text:span text:style-name="T77"><text:s/></text:span><text:span text:style-name="T78">where</text:span><text:span text:style-name="T79"><text:s/></text:span><text:span text:style-name="T80">it</text:span><text:span text:style-name="T81"><text:s/></text:span><text:span text:style-name="T82">sits</text:span><text:span text:style-name="T83"><text:s/></text:span><text:span text:style-name="T84">in</text:span><text:span text:style-name="T85"><text:s/></text:span><text:span text:style-name="T86">software</text:span><text:span text:style-name="T87"><text:s/></text:span><text:span text:style-name="T88">stack.</text:span></text:p>
                </text:list-item>
                <text:list-item>
                  <text:p text:style-name="P89"><text:span text:style-name="T90">Get to know basic ROS</text:span><text:span text:style-name="T91"><text:s/></text:span><text:span text:style-name="T92">commands.</text:span></text:p>
                </text:list-item>
              </text:list>
            </text:list-item>
          </text:list>
        </text:list-item>
      </text:list>
      <text:p text:style-name="P93"><text:span text:style-name="T94">Get familiarized with basic command line tools in Linux. You could use<text:s/></text:span><text:a xlink:href="https://maker.pro/linux/tutorial/basic-linux-commands-for-beginners" office:target-frame-name="_top" xlink:show="replace"><text:span text:style-name="T95">this reference</text:span></text:a><text:span text:style-name="T96">.</text:span></text:p>
      <text:p text:style-name="P97"><text:span text:style-name="T98">Some basic tips and tricks for working with terminals in Ubuntu (especially for new users):</text:span><text:span text:style-name="T99"><text:line-break/>- To open a new terminal from anywhere using keyboard: press<text:s/></text:span><text:span text:style-name="T100">Ctrl+Alt+T</text:span><text:span text:style-name="T101"><text:line-break/>- To open a new tab within a terminal:<text:s/></text:span><text:span text:style-name="T102">Ctrl+Shift+T</text:span><text:span text:style-name="T103"><text:line-break/>- To navigate between different windows within a terminal:<text:s/></text:span><text:span text:style-name="T104">Ctrl+PgUp/PgDn</text:span><text:span text:style-name="T105"><text:line-break/></text:span><text:span text:style-name="T106">- Use “up arrow key” to bring up last used command in the terminal.</text:span><text:span text:style-name="T107"><text:line-break/>- To stop a process in a terminal:<text:s/></text:span><text:span text:style-name="T108">Ctrl+C</text:span><text:span text:style-name="T109"><text:line-break/>- To copy any selected text in a terminal:<text:s/></text:span><text:span text:style-name="T110">Ctrl+Shift+C</text:span><text:span text:style-name="T111"><text:s/>(Remember that using Ctrl+C would stop a running process in that terminal, so be careful about this).</text:span><text:span text:style-name="T112"><text:line-break/>- To paste any text in a terminal:<text:s/></text:span><text:span text:style-name="T113">Ctrl+Shift+V</text:span><text:span text:style-name="T114"><text:line-break/>- To close a terminal window, just type<text:s/></text:span><text:span text:style-name="T115">exit</text:span><text:span text:style-name="T116"><text:s/>and press Enter.</text:span><text:span text:style-name="T117"><text:line-break/>- While installing some new software via terminal, sometimes the system will ask you to enter your password for authentication (you’ll notice this when you use<text:s/></text:span><text:span text:style-name="T118">sudo<text:s/></text:span><text:span text:style-name="T119">in a command for the first time). When you start entering your password, you won’t see anything getting typed on the screen, not even asterisks like ***** or any other symbol. But don’t worry, your password will be typed, it just won’t be shown on the screen for security reasons.</text:span></text:p>
      <text:list text:style-name="LFO6" text:continue-numbering="true">
        <text:list-item>
          <text:p text:style-name="P120"><text:bookmark-start text:name="Installing_Ubuntu"/><text:bookmark-end text:name="Installing_Ubuntu"/><text:soft-page-break/>Installing<text:span text:style-name="T121"><text:s/></text:span>Ubuntu</text:p>
        </text:list-item>
      </text:list>
      <text:p text:style-name="P122">Dual booting with Ubuntu has a few steps and it mostly is the same for all laptops. Few laptops do require removal of additional locks. Dual booting is not the only way to use Ubuntu with Windows, you can use Virtual Machine Setup as well. (VM setup requires a powerful laptop to run the Linux properly and sometimes it causes some bugs, so it is recommended to do the dual boot setup instead of VM).</text:p>
      <text:p text:style-name="P123"/>
      <text:p text:style-name="P124">Dual booting along side Windows:</text:p>
      <text:list text:style-name="LFO6" text:continue-numbering="true">
        <text:list-item>
          <text:list>
            <text:list-item>
              <text:p text:style-name="P125"><text:span text:style-name="T126">I’m</text:span><text:span text:style-name="T127"><text:s/></text:span><text:span text:style-name="T128">assuming</text:span><text:span text:style-name="T129"><text:s/></text:span><text:span text:style-name="T130">you</text:span><text:span text:style-name="T131"><text:s/></text:span><text:span text:style-name="T132">already</text:span><text:span text:style-name="T133"><text:s/></text:span><text:span text:style-name="T134">have</text:span><text:span text:style-name="T135"><text:s/></text:span><text:span text:style-name="T136">windows</text:span><text:span text:style-name="T137"><text:s/></text:span><text:span text:style-name="T138">installed</text:span><text:span text:style-name="T139"><text:s/></text:span><text:span text:style-name="T140">and</text:span><text:span text:style-name="T141"><text:s/></text:span><text:span text:style-name="T142">would</text:span><text:span text:style-name="T143"><text:s/></text:span><text:span text:style-name="T144">like</text:span><text:span text:style-name="T145"><text:s/></text:span><text:span text:style-name="T146">to</text:span><text:span text:style-name="T147"><text:s/></text:span><text:span text:style-name="T148">install</text:span><text:span text:style-name="T149"><text:s/></text:span><text:span text:style-name="T150">Ubuntu</text:span><text:span text:style-name="T151"><text:s/></text:span><text:span text:style-name="T152">alongside.</text:span></text:p>
            </text:list-item>
            <text:list-item>
              <text:p text:style-name="P153"><text:span text:style-name="T154">Open</text:span><text:span text:style-name="T155"><text:s/></text:span><text:span text:style-name="T156">Disk</text:span><text:span text:style-name="T157"><text:s/></text:span><text:span text:style-name="T158">management</text:span><text:span text:style-name="T159"><text:s/></text:span><text:span text:style-name="T160">on</text:span><text:span text:style-name="T161"><text:s/></text:span><text:span text:style-name="T162">Windows</text:span><text:span text:style-name="T163"><text:s/></text:span><text:span text:style-name="T164">and</text:span><text:span text:style-name="T165"><text:s/></text:span><text:span text:style-name="T166">on</text:span><text:span text:style-name="T167"><text:s/></text:span><text:span text:style-name="T168">your</text:span><text:span text:style-name="T169"><text:s/></text:span><text:span text:style-name="T170">major</text:span><text:span text:style-name="T171"><text:s/></text:span><text:span text:style-name="T172">drive,</text:span><text:span text:style-name="T173"><text:s/></text:span><text:span text:style-name="T174">right</text:span><text:span text:style-name="T175"><text:s/></text:span><text:span text:style-name="T176">click</text:span><text:span text:style-name="T177"><text:s/></text:span><text:span text:style-name="T178">and</text:span><text:span text:style-name="T179"><text:s/></text:span><text:span text:style-name="T180">click</text:span><text:span text:style-name="T181"><text:s/></text:span><text:span text:style-name="T182">on</text:span><text:span text:style-name="T183"><text:s/></text:span><text:span text:style-name="T184">shrink volume. Shrink about 100 gb of space (atleast 40gb for this course). Once this is done you will see an unallocated space volume. This will<text:s/></text:span><text:span text:style-name="T185">be<text:s/></text:span><text:span text:style-name="T186">later used for installing Ubuntu. Refer this video if you’re stuck</text:span><text:span text:style-name="T187"><text:s/></text:span><text:a xlink:href="https://www.youtube.com/watch?v=tJiakVgAtn4" office:target-frame-name="_top" xlink:show="replace"><text:span text:style-name="T188">link</text:span></text:a><text:span text:style-name="T189">.</text:span></text:p>
            </text:list-item>
            <text:list-item>
              <text:p text:style-name="P190"><text:span text:style-name="T191">Download Ubuntu 18.04 from</text:span><text:span text:style-name="T192"><text:s/></text:span><text:a xlink:href="https://releases.ubuntu.com/18.04.5/" office:target-frame-name="_top" xlink:show="replace"><text:span text:style-name="T193">here</text:span></text:a><text:span text:style-name="T194">. (Use the Desktop Image type).</text:span></text:p>
            </text:list-item>
            <text:list-item>
              <text:p text:style-name="P195"><text:span text:style-name="T196">Create a bootable disk using a pen-drive following this<text:s/></text:span><text:a xlink:href="https://www.youtube.com/watch?v=uo8ZLMgfVTE" office:target-frame-name="_top" xlink:show="replace"><text:span text:style-name="T197">tutorial</text:span></text:a><text:span text:style-name="T198">.<text:s/></text:span><text:span text:style-name="T199">You<text:s/></text:span><text:span text:style-name="T200">will need the software rufus which can<text:s/></text:span><text:span text:style-name="T201">be<text:s/></text:span><text:span text:style-name="T202">downloaded from</text:span><text:span text:style-name="T203"><text:s/></text:span><text:a xlink:href="https://rufus.ie/" office:target-frame-name="_top" xlink:show="replace"><text:span text:style-name="T204">here</text:span></text:a><text:span text:style-name="T205">.</text:span></text:p>
            </text:list-item>
            <text:list-item>
              <text:p text:style-name="P206"><text:span text:style-name="T207">Disable</text:span><text:span text:style-name="T208"><text:s/></text:span><text:span text:style-name="T209">Secure</text:span><text:span text:style-name="T210"><text:s/></text:span><text:span text:style-name="T211">boot</text:span><text:span text:style-name="T212"><text:s/></text:span><text:span text:style-name="T213">from</text:span><text:span text:style-name="T214"><text:s/></text:span><text:span text:style-name="T215">Windows</text:span><text:span text:style-name="T216"><text:s/></text:span><text:span text:style-name="T217">by</text:span><text:span text:style-name="T218"><text:s/></text:span><text:span text:style-name="T219">following</text:span><text:span text:style-name="T220"><text:s/></text:span><text:span text:style-name="T221">this</text:span><text:span text:style-name="T222"><text:s/></text:span><text:a xlink:href="https://www.youtube.com/watch?v=brXcxmdWU9Q" office:target-frame-name="_top" xlink:show="replace"><text:span text:style-name="T223">tutorial</text:span></text:a><text:span text:style-name="T224">.</text:span><text:span text:style-name="T225"><text:s/></text:span><text:span text:style-name="T226">This</text:span><text:span text:style-name="T227"><text:s/></text:span><text:span text:style-name="T228">helps</text:span><text:span text:style-name="T229"><text:s/></text:span><text:span text:style-name="T230">us</text:span><text:span text:style-name="T231"><text:s/></text:span><text:span text:style-name="T232">access</text:span><text:span text:style-name="T233"><text:s/></text:span><text:span text:style-name="T234">the</text:span><text:span text:style-name="T235"><text:s/></text:span><text:span text:style-name="T236">grub bootloader.</text:span></text:p>
            </text:list-item>
            <text:list-item>
              <text:p text:style-name="P237"><text:span text:style-name="T238">Keep</text:span><text:span text:style-name="T239"><text:s/></text:span><text:span text:style-name="T240">the</text:span><text:span text:style-name="T241"><text:s/></text:span><text:span text:style-name="T242">bootable</text:span><text:span text:style-name="T243"><text:s/></text:span><text:span text:style-name="T244">disk</text:span><text:span text:style-name="T245"><text:s/></text:span><text:span text:style-name="T246">plugged</text:span><text:span text:style-name="T247"><text:s/></text:span><text:span text:style-name="T248">in</text:span><text:span text:style-name="T249"><text:s/></text:span><text:span text:style-name="T250">and</text:span><text:span text:style-name="T251"><text:s/></text:span><text:span text:style-name="T252">restart</text:span><text:span text:style-name="T253"><text:s/></text:span><text:span text:style-name="T254">your</text:span><text:span text:style-name="T255"><text:s/></text:span><text:span text:style-name="T256">system.</text:span><text:span text:style-name="T257"><text:s/></text:span><text:span text:style-name="T258">While</text:span><text:span text:style-name="T259"><text:s/></text:span><text:span text:style-name="T260">it</text:span><text:span text:style-name="T261"><text:s/></text:span><text:span text:style-name="T262">switches</text:span><text:span text:style-name="T263"><text:s/></text:span><text:span text:style-name="T264">off</text:span><text:span text:style-name="T265"><text:s/></text:span><text:span text:style-name="T266">and</text:span><text:span text:style-name="T267"><text:s/></text:span><text:span text:style-name="T268">restarts, keep</text:span><text:span text:style-name="T269"><text:s/></text:span><text:span text:style-name="T270">pressing</text:span><text:span text:style-name="T271"><text:s/></text:span><text:span text:style-name="T272">F1</text:span><text:span text:style-name="T273"><text:s/></text:span><text:span text:style-name="T274">or</text:span><text:span text:style-name="T275"><text:s/></text:span><text:span text:style-name="T276">F2</text:span><text:span text:style-name="T277"><text:s/></text:span><text:span text:style-name="T278">or</text:span><text:span text:style-name="T279"><text:s/></text:span><text:span text:style-name="T280">F10</text:span><text:span text:style-name="T281"><text:s/></text:span><text:span text:style-name="T282">or</text:span><text:span text:style-name="T283"><text:s/></text:span><text:span text:style-name="T284">F11</text:span><text:span text:style-name="T285"><text:s/></text:span><text:span text:style-name="T286">or</text:span><text:span text:style-name="T287"><text:s/></text:span><text:span text:style-name="T288">F12.</text:span><text:span text:style-name="T289"><text:s/></text:span><text:span text:style-name="T290">It</text:span><text:span text:style-name="T291"><text:s/></text:span><text:span text:style-name="T292">really</text:span><text:span text:style-name="T293"><text:s/></text:span><text:span text:style-name="T294">depends</text:span><text:span text:style-name="T295"><text:s/></text:span><text:span text:style-name="T296">on</text:span><text:span text:style-name="T297"><text:s/></text:span><text:span text:style-name="T298">the</text:span><text:span text:style-name="T299"><text:s/></text:span><text:span text:style-name="T300">make</text:span><text:span text:style-name="T301"><text:s/></text:span><text:span text:style-name="T302">of</text:span><text:span text:style-name="T303"><text:s/></text:span><text:span text:style-name="T304">your</text:span><text:span text:style-name="T305"><text:s/></text:span><text:span text:style-name="T306">laptop/PC. Once</text:span><text:span text:style-name="T307"><text:s/></text:span><text:span text:style-name="T308">this</text:span><text:span text:style-name="T309"><text:s/></text:span><text:span text:style-name="T310">is</text:span><text:span text:style-name="T311"><text:s/></text:span><text:span text:style-name="T312">done,</text:span><text:span text:style-name="T313"><text:s/></text:span><text:span text:style-name="T314">you</text:span><text:span text:style-name="T315"><text:s/></text:span><text:span text:style-name="T316">should</text:span><text:span text:style-name="T317"><text:s/></text:span><text:span text:style-name="T318">get</text:span><text:span text:style-name="T319"><text:s/></text:span><text:span text:style-name="T320">an</text:span><text:span text:style-name="T321"><text:s/></text:span><text:span text:style-name="T322">option</text:span><text:span text:style-name="T323"><text:s/></text:span><text:span text:style-name="T324">that</text:span><text:span text:style-name="T325"><text:s/></text:span><text:span text:style-name="T326">says</text:span><text:span text:style-name="T327"><text:s/></text:span><text:span text:style-name="T328">boot</text:span><text:span text:style-name="T329"><text:s/></text:span><text:span text:style-name="T330">from</text:span><text:span text:style-name="T331"><text:s/></text:span><text:span text:style-name="T332">USB.</text:span><text:span text:style-name="T333"><text:s/></text:span><text:span text:style-name="T334">Click</text:span><text:span text:style-name="T335"><text:s/></text:span><text:span text:style-name="T336">on</text:span><text:span text:style-name="T337"><text:s/></text:span><text:span text:style-name="T338">it</text:span><text:span text:style-name="T339"><text:s/></text:span><text:span text:style-name="T340">and</text:span><text:span text:style-name="T341"><text:s/></text:span><text:span text:style-name="T342">proceed to Ubuntu</text:span><text:span text:style-name="T343"><text:s/></text:span><text:span text:style-name="T344">installation.</text:span></text:p>
            </text:list-item>
            <text:list-item>
              <text:p text:style-name="P345"><text:span text:style-name="T346">Follow<text:s/></text:span><text:span text:style-name="T347">P</text:span><text:span text:style-name="T348">art 4</text:span><text:span text:style-name="T349"><text:s/>from this<text:s/></text:span><text:a xlink:href="https://www.wikihow.com/Dual-Boot-Windows-10-and-Ubuntu-16.04" office:target-frame-name="_top" xlink:show="replace"><text:span text:style-name="T350">link</text:span></text:a><text:span text:style-name="T351">.<text:s/></text:span><text:span text:style-name="T352">You<text:s/></text:span><text:span text:style-name="T353">should<text:s/></text:span><text:span text:style-name="T354">have<text:s/></text:span><text:span text:style-name="T355">Ubuntu alongside</text:span><text:span text:style-name="T356"><text:s/></text:span><text:span text:style-name="T357">windows.</text:span></text:p>
            </text:list-item>
            <text:list-item>
              <text:p text:style-name="P358"><text:span text:style-name="T359">If you were stuck at<text:s/></text:span><text:span text:style-name="T360">any<text:s/></text:span><text:span text:style-name="T361">point,<text:s/></text:span><text:span text:style-name="T362">you can follow the above link</text:span><text:span text:style-name="T363">, it has all the steps for dual<text:s/></text:span><text:span text:style-name="T364">boot<text:s/></text:span><text:span text:style-name="T365">mentioned</text:span><text:span text:style-name="T366"><text:s/></text:span><text:span text:style-name="T367">elaborately or alternatively you can refer to<text:s/></text:span><text:a xlink:href="https://www.youtube.com/watch?v=u5QyjHIYwTQ" office:target-frame-name="_top" xlink:show="replace"><text:span text:style-name="T368">this</text:span></text:a><text:span text:style-name="T369"><text:s/>tutorial as well.</text:span></text:p>
            </text:list-item>
          </text:list>
        </text:list-item>
      </text:list>
      <text:p text:style-name="P370"/>
      <text:list text:style-name="LFO6" text:continue-numbering="true">
        <text:list-item>
          <text:p text:style-name="P371">Installing git and create account on GitHub</text:p>
        </text:list-item>
      </text:list>
      <text:h text:style-name="P372" text:outline-level="1"/>
      <text:h text:style-name="P373" text:outline-level="1">* From this point on, the text written in bold type are commands which you can copy and paste into your terminal window. If you get an error saying invalid command or command not found, please try typing the command manually in the terminal instead of pasting it.</text:h>
      <text:p text:style-name="P374"><text:span text:style-name="T375">Once you<text:s/></text:span><text:span text:style-name="T376">have<text:s/></text:span><text:span text:style-name="T377">Ubuntu installed, install git using following commands:</text:span></text:p>
      <text:list text:style-name="LFO7" text:continue-numbering="true">
        <text:list-item>
          <text:p text:style-name="P378">sudo apt update</text:p>
        </text:list-item>
        <text:list-item>
          <text:p text:style-name="P379">sudo apt install git</text:p>
        </text:list-item>
        <text:list-item>
          <text:p text:style-name="P380"><text:span text:style-name="T381">Verify your installation by typing<text:s/></text:span><text:span text:style-name="T382">git --version</text:span><text:span text:style-name="T383"><text:line-break/></text:span><text:span text:style-name="T384">If it properly displays your git version then git has been successfully installed.</text:span></text:p>
        </text:list-item>
        <text:list-item>
          <text:p text:style-name="P385"><text:span text:style-name="T386">Configure your git username/email</text:span><text:span text:style-name="T387"><text:line-break/>- In a terminal type:<text:s/></text:span><text:span text:style-name="T388">git config --global user.name "FIRST_NAME LAST_NAME"<text:s/></text:span><text:span text:style-name="T389">(Use your name in this command inside the double quotes).</text:span><text:span text:style-name="T390"><text:line-break/></text:span><text:span text:style-name="T391">- After the step above is done, type<text:s/></text:span><text:span text:style-name="T392">git config --global user.email "</text:span><text:a xlink:href="mailto:MY_NAME@example.com" office:target-frame-name="_top" xlink:show="replace"><text:span text:style-name="T393">MY_NAME@example.com</text:span></text:a><text:span text:style-name="T394">"<text:s/></text:span><text:span text:style-name="T395">(Use your email here within the double quotes).</text:span></text:p>
        </text:list-item>
        <text:list-item>
          <text:p text:style-name="P396"><text:span text:style-name="T397">(Optional)<text:s/></text:span><text:span text:style-name="T398">navigate to<text:s/></text:span><text:a xlink:href="https://github.com/" office:target-frame-name="_top" xlink:show="replace"><text:span text:style-name="T399">https://github.com/</text:span></text:a><text:span text:style-name="T400"><text:s/>and create your account there.</text:span><text:span text:style-name="T401"><text:line-break/>(Note: You can choose any username of your choice, but avoid using any funky username which you might have done in your high school. The GitHub account serves as a portfolio of all your coding work, so try to be professional with this.)</text:span></text:p>
        </text:list-item>
      </text:list>
      <text:h text:style-name="P402" text:outline-level="1"/>
      <text:h text:style-name="P403" text:outline-level="1"><text:bookmark-start text:name="_bookmark0"/><text:bookmark-start text:name="Installing_ROS"/><text:bookmark-end text:name="_bookmark0"/><text:bookmark-end text:name="Installing_ROS"/>3. Installing<text:span text:style-name="T404"><text:s/></text:span><text:span text:style-name="T405">ROS</text:span></text:h>
      <text:p text:style-name="P406"><text:span text:style-name="T407">Once you<text:s/></text:span><text:span text:style-name="T408">have<text:s/></text:span><text:span text:style-name="T409">Ubuntu installed, based on Ubuntu version you decided to install, please install<text:s/></text:span><text:span text:style-name="T410">ROS Melodic</text:span><text:span text:style-name="T411"><text:s/>for Ubuntu 18.04 or ROS Neotic for Ubuntu 20.04 from</text:span><text:span text:style-name="T412"><text:s/></text:span><text:a xlink:href="http://wiki.ros.org/ROS/Installation" office:target-frame-name="_top" xlink:show="replace"><text:span text:style-name="T413">here</text:span></text:a><text:span text:style-name="T414">.</text:span></text:p>
      <text:p text:style-name="P415"/>
      <text:p text:style-name="P416"><text:span text:style-name="T417">Here onward, I will<text:s/></text:span><text:span text:style-name="T418">be<text:s/></text:span><text:span text:style-name="T419">giving instructions for ROS Melodic.</text:span></text:p>
      <text:list text:style-name="LFO6" text:continue-numbering="true">
        <text:list-item>
          <text:list>
            <text:list-item>
              <text:p text:style-name="P420"><text:span text:style-name="T421">Install<text:s/></text:span><text:span text:style-name="T422">ROS<text:s/></text:span><text:span text:style-name="T423">following all the steps mentioned<text:s/></text:span><text:a xlink:href="http://wiki.ros.org/melodic/Installation/Ubuntu" office:target-frame-name="_top" xlink:show="replace"><text:span text:style-name="T424">here</text:span></text:a><text:span text:style-name="T425">. Choose the Desktop-Full-install</text:span><text:span text:style-name="T426"><text:s/></text:span><text:span text:style-name="T427">option.</text:span></text:p>
            </text:list-item>
            <text:list-item>
              <text:p text:style-name="P428"><text:span text:style-name="T429">Try<text:s/></text:span><text:span text:style-name="T430">to understand what<text:s/></text:span><text:span text:style-name="T431">ROS<text:s/></text:span><text:span text:style-name="T432">is and where it fits in a Robotic system. Here are a few links</text:span><text:span text:style-name="T433"><text:s/></text:span><text:a xlink:href="https://www.youtube.com/watch?v=UL1_Ue4rUWs" office:target-frame-name="_top" xlink:show="replace"><text:span text:style-name="T434">here</text:span></text:a><text:span text:style-name="T435">,<text:s/></text:span><text:a xlink:href="https://www.youtube.com/watch?v=GvKBa8DK_rc" office:target-frame-name="_top" xlink:show="replace"><text:span text:style-name="T436">here</text:span></text:a><text:a xlink:href="https://www.youtube.com/watch?v=GvKBa8DK_rc" office:target-frame-name="_top" xlink:show="replace"><text:span text:style-name="T437"><text:s/></text:span></text:a><text:span text:style-name="T438">and</text:span><text:span text:style-name="T439"><text:s/></text:span><text:a xlink:href="https://www.youtube.com/watch?v=96XsJ7xfsS8" office:target-frame-name="_top" xlink:show="replace"><text:span text:style-name="T440">here</text:span></text:a><text:span text:style-name="T441">.</text:span></text:p>
            </text:list-item>
            <text:list-item>
              <text:p text:style-name="P442"><text:span text:style-name="T443">Try</text:span><text:span text:style-name="T444"><text:s/></text:span><text:span text:style-name="T445">and</text:span><text:span text:style-name="T446"><text:s/></text:span><text:span text:style-name="T447">understand</text:span><text:span text:style-name="T448"><text:s/></text:span><text:span text:style-name="T449">what</text:span><text:span text:style-name="T450"><text:s/></text:span><text:span text:style-name="T451">each</text:span><text:span text:style-name="T452"><text:s/></text:span><text:span text:style-name="T453">of</text:span><text:span text:style-name="T454"><text:s/></text:span><text:span text:style-name="T455">the</text:span><text:span text:style-name="T456"><text:s/></text:span><text:span text:style-name="T457">these</text:span><text:span text:style-name="T458"><text:s/></text:span><text:span text:style-name="T459">commands</text:span><text:span text:style-name="T460"><text:s/></text:span><text:span text:style-name="T461">do:</text:span><text:span text:style-name="T462"><text:s/></text:span><text:span text:style-name="T463">roscore,</text:span><text:span text:style-name="T464"><text:s/></text:span><text:span text:style-name="T465">roscd,</text:span><text:span text:style-name="T466"><text:s/></text:span><text:span text:style-name="T467">rosrun,</text:span><text:span text:style-name="T468"><text:s/></text:span><text:span text:style-name="T469">roslaunch, rosnode, rostopic, rosbag, rosmsg etc.<text:s/></text:span><text:span text:style-name="T470">You<text:s/></text:span><text:span text:style-name="T471">could use<text:s/></text:span><text:a xlink:href="http://wiki.ros.org/ROS/CommandLineTools#rosservice" office:target-frame-name="_top" xlink:show="replace"><text:span text:style-name="T472">this</text:span></text:a><text:a xlink:href="http://wiki.ros.org/ROS/CommandLineTools#rosservice" office:target-frame-name="_top" xlink:show="replace"><text:span text:style-name="T473"><text:s/></text:span></text:a><text:span text:style-name="T474">as</text:span><text:span text:style-name="T475"><text:s/></text:span><text:span text:style-name="T476">reference.</text:span></text:p>
            </text:list-item>
            <text:list-item>
              <text:p text:style-name="P477"><text:span text:style-name="T478">Configure your environment following<text:s/></text:span><text:a xlink:href="http://wiki.ros.org/ROS/Tutorials/InstallingandConfiguringROSEnvironment" office:target-frame-name="_top" xlink:show="replace"><text:span text:style-name="T479">this</text:span></text:a><text:a xlink:href="http://wiki.ros.org/ROS/Tutorials/InstallingandConfiguringROSEnvironment" office:target-frame-name="_top" xlink:show="replace"><text:span text:style-name="T480"><text:s/></text:span></text:a><text:a xlink:href="http://wiki.ros.org/ROS/Tutorials/InstallingandConfiguringROSEnvironment" office:target-frame-name="_top" xlink:show="replace"><text:span text:style-name="T481">tutorial</text:span></text:a><text:span text:style-name="T482">.</text:span></text:p>
            </text:list-item>
            <text:list-item>
              <text:p text:style-name="P483"><text:span text:style-name="T484">Follow</text:span><text:span text:style-name="T485"><text:s/></text:span><text:a xlink:href="http://wiki.ros.org/ROS/Tutorials/UnderstandingNodes" office:target-frame-name="_top" xlink:show="replace"><text:span text:style-name="T486">this</text:span></text:a><text:a xlink:href="http://wiki.ros.org/ROS/Tutorials/UnderstandingNodes" office:target-frame-name="_top" xlink:show="replace"><text:span text:style-name="T487"><text:s/></text:span></text:a><text:span text:style-name="T488">link</text:span><text:span text:style-name="T489"><text:s/></text:span><text:span text:style-name="T490">to</text:span><text:span text:style-name="T491"><text:s/></text:span><text:span text:style-name="T492">understand</text:span><text:span text:style-name="T493"><text:s/></text:span><text:span text:style-name="T494">how</text:span><text:span text:style-name="T495"><text:s/></text:span><text:span text:style-name="T496">rosnodes</text:span><text:span text:style-name="T497"><text:s/></text:span><text:span text:style-name="T498">work.</text:span></text:p>
            </text:list-item>
            <text:list-item>
              <text:p text:style-name="P499"><text:span text:style-name="T500">Follow<text:s/></text:span><text:a xlink:href="http://wiki.ros.org/ROS/Tutorials/UnderstandingTopics" office:target-frame-name="_top" xlink:show="replace"><text:span text:style-name="T501">this</text:span></text:a><text:a xlink:href="http://wiki.ros.org/ROS/Tutorials/UnderstandingTopics" office:target-frame-name="_top" xlink:show="replace"><text:span text:style-name="T502"><text:s/></text:span></text:a><text:span text:style-name="T503">tutorial to understand rostopic in</text:span><text:span text:style-name="T504"><text:s/></text:span><text:span text:style-name="T505">detail.</text:span></text:p>
            </text:list-item>
            <text:list-item>
              <text:p text:style-name="P506"><text:span text:style-name="T507">Code</text:span><text:span text:style-name="T508"><text:s/></text:span><text:span text:style-name="T509">up</text:span><text:span text:style-name="T510"><text:s/></text:span><text:span text:style-name="T511">a</text:span><text:span text:style-name="T512"><text:s/></text:span><text:span text:style-name="T513">simple</text:span><text:span text:style-name="T514"><text:s/></text:span><text:span text:style-name="T515">publisher</text:span><text:span text:style-name="T516"><text:s/></text:span><text:span text:style-name="T517">,</text:span><text:span text:style-name="T518"><text:s/></text:span><text:span text:style-name="T519">subscriber</text:span><text:span text:style-name="T520"><text:s/></text:span><text:span text:style-name="T521">node</text:span><text:span text:style-name="T522"><text:s/></text:span><text:span text:style-name="T523">by</text:span><text:span text:style-name="T524"><text:s/></text:span><text:span text:style-name="T525">following</text:span><text:span text:style-name="T526"><text:s/></text:span><text:a xlink:href="http://wiki.ros.org/ROS/Tutorials/WritingPublisherSubscriber%28python%29" office:target-frame-name="_top" xlink:show="replace"><text:span text:style-name="T527">this</text:span></text:a><text:a xlink:href="http://wiki.ros.org/ROS/Tutorials/WritingPublisherSubscriber%28python%29" office:target-frame-name="_top" xlink:show="replace"><text:span text:style-name="T528"><text:s/></text:span></text:a><text:span text:style-name="T529">tutorial</text:span></text:p>
            </text:list-item>
            <text:list-item>
              <text:p text:style-name="P530"><text:span text:style-name="T531">Install</text:span><text:span text:style-name="T532"><text:s/></text:span><text:span text:style-name="T533">Gazebo</text:span><text:span text:style-name="T534"><text:s/></text:span><text:span text:style-name="T535">using</text:span><text:span text:style-name="T536"><text:s/></text:span><text:span text:style-name="T537">the</text:span><text:span text:style-name="T538"><text:s/></text:span><text:span text:style-name="T539">following</text:span><text:span text:style-name="T540"><text:s/></text:span><text:span text:style-name="T541">command:</text:span></text:p>
            </text:list-item>
          </text:list>
        </text:list-item>
      </text:list>
      <text:p text:style-name="P542"><text:span text:style-name="T543">curl -sSL http://get.gazebosim.org | sh</text:span></text:p>
      <text:list text:style-name="LFO6" text:continue-numbering="true">
        <text:list-item>
          <text:list>
            <text:list-item>
              <text:p text:style-name="P544">After the above task, type</text:p>
            </text:list-item>
          </text:list>
        </text:list-item>
      </text:list>
      <text:p text:style-name="P545"><text:span text:style-name="T546">sudo rosdep</text:span><text:span text:style-name="T547"><text:s/></text:span><text:span text:style-name="T548">update</text:span></text:p>
      <text:list text:style-name="LFO6" text:continue-numbering="true">
        <text:list-item>
          <text:list>
            <text:list-item>
              <text:p text:style-name="P549"><text:span text:style-name="T550">To test gazebo installation, type<text:s/></text:span><text:span text:style-name="T551">gazebo<text:s/></text:span><text:span text:style-name="T552">in the terminal. The gazebo window should open up.</text:span></text:p>
            </text:list-item>
            <text:list-item>
              <text:p text:style-name="P553"><text:span text:style-name="T554">If <text:s/>gazebo <text:s/>crashes/ <text:s/>doesn’t<text:s/></text:span><text:span text:style-name="T555">fully</text:span><text:span text:style-name="T556"><text:s/></text:span><text:span text:style-name="T557">start,</text:span><text:span text:style-name="T558"><text:s/></text:span><text:span text:style-name="T559">we</text:span><text:span text:style-name="T560"><text:s/></text:span><text:span text:style-name="T561">will</text:span><text:span text:style-name="T562"><text:s/></text:span><text:span text:style-name="T563">need</text:span><text:span text:style-name="T564"><text:s/></text:span><text:span text:style-name="T565">to</text:span><text:span text:style-name="T566"><text:s/></text:span><text:span text:style-name="T567">perform</text:span><text:span text:style-name="T568"><text:s/></text:span><text:span text:style-name="T569">rosdep</text:span><text:span text:style-name="T570"><text:s/></text:span><text:span text:style-name="T571">init</text:span><text:span text:style-name="T572"><text:s/></text:span><text:span text:style-name="T573">and</text:span><text:span text:style-name="T574"><text:s/></text:span><text:span text:style-name="T575">update</text:span><text:span text:style-name="T576"><text:s/></text:span><text:span text:style-name="T577">again.</text:span><text:span text:style-name="T578"><text:s/></text:span><text:span text:style-name="T579">Before</text:span><text:span text:style-name="T580"><text:s/></text:span><text:span text:style-name="T581">that</text:span><text:span text:style-name="T582"><text:s/></text:span><text:span text:style-name="T583">remove</text:span><text:span text:style-name="T584"><text:s/></text:span><text:span text:style-name="T585">existing<text:s/></text:span><text:span text:style-name="T586">list file<text:s/></text:span><text:span text:style-name="T587">by<text:s/></text:span><text:span text:style-name="T588">saying: (replace “username” with your own username)</text:span></text:p>
            </text:list-item>
          </text:list>
        </text:list-item>
      </text:list>
      <text:p text:style-name="P589">sudo rm /home/username/.ros/rosdep/sources.cache/index</text:p>
      <text:p text:style-name="P590">and</text:p>
      <text:p text:style-name="P591">sudo rm /etc/ros/rosdep/sources.list.d/20-default.list</text:p>
      <text:p text:style-name="P592"><text:span text:style-name="T593">then type</text:span><text:span text:style-name="T594"><text:s text:c="3"/></text:span></text:p>
      <text:p text:style-name="P595">sudo rosdep init</text:p>
      <text:p text:style-name="P596">then</text:p>
      <text:p text:style-name="P597">rosdep update</text:p>
      <text:p text:style-name="P598"><text:span text:style-name="T599">After this you could try launching the Gazebo file</text:span><text:span text:style-name="T600"><text:s/></text:span><text:span text:style-name="T601">again.</text:span></text:p>
      <text:soft-page-break/>
      <text:list text:style-name="LFO6" text:continue-numbering="true">
        <text:list-item>
          <text:list>
            <text:list-item>
              <text:p text:style-name="P602"><text:span text:style-name="T603">Now its time to install turtlebot3 for ROS Melodic. Follow instructions on this<text:s/></text:span><text:a xlink:href="https://automaticaddison.com/how-to-launch-the-turtlebot3-simulation-with-ros/" office:target-frame-name="_top" xlink:show="replace"><text:span text:style-name="T604">this</text:span></text:a><text:span text:style-name="T605"><text:s/>link to install turtlebot3 and follow everything till the bottom to understand how things work.</text:span></text:p>
            </text:list-item>
          </text:list>
        </text:list-item>
      </text:list>
      <text:p text:style-name="P606"><text:span text:style-name="T607">(Note: In some laptops, turtlebot3_simulations gives error (git clone<text:s/></text:span><text:a xlink:href="https://github.com/ROBOTIS-GIT/turtlebot3_simulations.git" office:target-frame-name="_top" xlink:show="replace"><text:span text:style-name="T608">https://github.com/ROBOTIS-GIT/turtlebot3_simulations.gi</text:span></text:a><text:a xlink:href="https://github.com/ROBOTIS-GIT/turtlebot3_simulations.git" office:target-frame-name="_top" xlink:show="replace"><text:span text:style-name="T609">t</text:span></text:a><text:span text:style-name="T610">) after this line on terminal when you do catkin_make it gives an package error: “Could not find a configuration file for package "ignition-common3-graphics" that exactly matches requested version "3.13.2", because it looks for “3.13.1”. Or an error “[spawn_urdf-4] process has died” when you try to launch turtlebot3 in the gazebo world. <text:s/>Follow this<text:s/></text:span><text:a xlink:href="https://ignitionrobotics.org/api/rendering/4.1/installation.html" office:target-frame-name="_top" xlink:show="replace"><text:span text:style-name="T611">link</text:span></text:a><text:span text:style-name="T612"><text:s/>to remove error and do follow the two steps again to install turtlebot3_simulations again).</text:span></text:p>
      <text:p text:style-name="P613"><text:span text:style-name="T614">Codes are given below (to be only followed if you get those errors):</text:span></text:p>
      <text:p text:style-name="P615"><text:span text:style-name="T616">sudo apt -y install wget lsb-release gnupg</text:span></text:p>
      <text:p text:style-name="P617"><text:span text:style-name="T618">sudo sh -c 'echo "deb http://packages.osrfoundation.org/gazebo/ubuntu-stable `lsb_release -cs` main" &gt; /etc/apt/sources.list.d/gazebo-stable.list'</text:span></text:p>
      <text:p text:style-name="P619"><text:span text:style-name="T620">wget http://packages.osrfoundation.org/gazebo.key -O - | sudo apt-key add -</text:span></text:p>
      <text:p text:style-name="P621"><text:span text:style-name="T622">sudo apt update</text:span></text:p>
      <text:p text:style-name="P623"><text:span text:style-name="T624"># This installs ign-rendering3. Change the number after libignition-rendering to the version you want (just run the bottom line on the terminal)</text:span></text:p>
      <text:p text:style-name="P625"><text:span text:style-name="T626">sudo apt install libignition-rendering3-dev</text:span></text:p>
      <text:list text:style-name="LFO6" text:continue-numbering="true">
        <text:list-item>
          <text:list>
            <text:list-item>
              <text:p text:style-name="P627"><text:span text:style-name="T628">If you follow steps from the above tutorial, you should be able to launch turtlebot3 in gazebo world and rviz with teleop as well.</text:span></text:p>
            </text:list-item>
            <text:list-item>
              <text:p text:style-name="P629"><text:span text:style-name="T630">If you wish to see live camera feed from the robot’s camera, there’s a way to do it. But first we’ll have to change the robot model we’re using, since turtlebot3 burger does not have a camera on board. So from above tutorial, if you remember the step where they ask you to use the export command to export the burger model for turtlebot3, you have to change that to waffle or waffle_pi instead of burger.</text:span></text:p>
            </text:list-item>
            <text:list-item>
              <text:p text:style-name="P631"><draw:connector draw:type="line" svg:x1="4.3445in" svg:y1="0.2681in" svg:x2="4.39589in" svg:y2="0.2681in" draw:z-index="251658240" draw:id="id0" draw:style-name="a0" draw:name="Straight Connector 5" text:anchor-type="paragraph"><svg:title/><svg:desc/></draw:connector><draw:connector draw:type="line" svg:x1="5.6126in" svg:y1="0.2681in" svg:x2="5.66399in" svg:y2="0.2681in" draw:z-index="251659264" draw:id="id1" draw:style-name="a1" draw:name="Straight Connector 6" text:anchor-type="paragraph"><svg:title/><svg:desc/></draw:connector><text:span text:style-name="T632">Once that is done, in a new terminal, run</text:span></text:p>
            </text:list-item>
          </text:list>
        </text:list-item>
      </text:list>
      <text:p text:style-name="P633">roslaunch turtlebot3_gazebo turtlebot3_world.launch</text:p>
      <text:list text:style-name="LFO6" text:continue-numbering="true">
        <text:list-item>
          <text:list>
            <text:list-item>
              <text:p text:style-name="P634"><text:span text:style-name="T635">Then in new terminal type<text:s/></text:span><text:span text:style-name="T636">rviz</text:span><text:span text:style-name="T637">. In the RViz window, you’d see an “Add” button in the bottom left corner. Once you click on that, in the “By display type” tab, select “camera” and click on “Ok”. After this you should see camera topic added on the left side of the RViz window. Open up the camera topic and you’ll see the option named “Image Topic”, in its dropdown, select “/camera/rgb/image_raw”. After this, the last step is to change the frame name. For that, again in the RViz window, in the left panel, open up the “Global options”, in that you’d see option “Fixed frame” and “map” written against it. Delete the “map” and write “camera_rgb_optical_frame”. Once you’re done with this you should see the live camera feed.</text:span></text:p>
            </text:list-item>
            <text:list-item>
              <text:p text:style-name="P638"><text:span text:style-name="T639">But the camera feed is static since the robot is not moving yet, so to move the robot, we’ll launch the teleop node using</text:span></text:p>
            </text:list-item>
          </text:list>
        </text:list-item>
      </text:list>
      <text:p text:style-name="P640"><text:span text:style-name="T641">roslaunch turtlebot3_teleop turtlebot3_teleop_key.launch</text:span></text:p>
      <text:p text:style-name="P642"><text:span text:style-name="T643">You can move the robot around using w, a, s, d, x and space to force halt. You can see the robot moving around in gazebo window and its live camera feed in RViz.</text:span></text:p>
      <text:p text:style-name="P644"><text:span text:style-name="T645">Note: In order for the teleop to work, (when you press the teleop commands w, a, s, d, etc.), the terminal window where you launch the teleop node should be selected, otherwise those commands won’t work on the robot. This simple tip is usually neglected since as soon as we<text:s/></text:span><text:soft-page-break/><text:span text:style-name="T646">launch the teleop, we want to see the robot’s movement in gazebo/RViz, so we click on those windows and the teleop node window gets deselected.</text:span></text:p>
      <text:p text:style-name="P647"/>
      <text:h text:style-name="P648" text:outline-level="1"><text:span text:style-name="T649">4. Work</text:span><text:span text:style-name="T650"><text:s/></text:span>out<text:span text:style-name="T651"><text:s/>turtlesim</text:span><text:span text:style-name="T652"><text:s/></text:span><text:span text:style-name="T653">examples (Optional)</text:span></text:h>
      <text:p text:style-name="P654"><text:span text:style-name="T655">You could use<text:s/></text:span><text:a xlink:href="http://wiki.ros.org/turtlesim" office:target-frame-name="_top" xlink:show="replace"><text:span text:style-name="T656">turtlesim tutorials</text:span></text:a><text:span text:style-name="T657"><text:s/></text:span><text:span text:style-name="T658">as reference.</text:span></text:p>
      <text:p text:style-name="P659"/>
      <text:h text:style-name="P660" text:outline-level="1"/>
      <text:h text:style-name="P661" text:outline-level="1">Submission Guidelines</text:h>
      <text:h text:style-name="P662" text:outline-level="1"><text:span text:style-name="T663">For submission of Project 0, you have to submit screenshots of your software installation and a video recording of the Gazebo scene while controlling the Turtlebot3 using teleop.</text:span></text:h>
      <text:h text:style-name="P664" text:outline-level="1"><text:span text:style-name="T665">For that type<text:s/></text:span><text:span text:style-name="T666">sudo apt install kazam</text:span><text:span text:style-name="T667">. This will install a software named kazam which is a tool for screen capturing and screen recording. Type<text:s/></text:span><text:span text:style-name="T668">kazam<text:s/></text:span><text:span text:style-name="T669">and it will open up kazam.</text:span><text:span text:style-name="T670"><text:line-break/>(Note: Using only kazam is not mandatory, this is just info for new users. You can use any tool of your choice to capture screenshots and video).</text:span></text:h>
      <text:h text:style-name="P671" text:outline-level="1"><text:span text:style-name="T672">Once you’re ready, type following commands to verify your installation, take a screenshot and submit it on canvas. (If you capture multiple screenshots, pile them up in a word doc, and submit that pdf). Name you pdf file with the following naming convention:</text:span><text:span text:style-name="T673"><text:line-break/></text:span><text:span text:style-name="T674">proj0_&lt;your_first_and_last_name&gt;_&lt;your_directory_id&gt;.pdf</text:span><text:span text:style-name="T675"><text:line-break/></text:span><text:span text:style-name="T676">(Directory id is the part before @ in your umd email id.)</text:span><text:span text:style-name="T677"><text:line-break/></text:span></text:h>
      <text:h text:style-name="P678" text:outline-level="1"><text:span text:style-name="T679">1. lsb_release -a<text:s/></text:span><text:span text:style-name="T680">(This is for checking ubuntu version. This will output the ubuntu version and might also display ‘No LSB modules are available’, which is fine, you can ignore it.)</text:span></text:h>
      <text:h text:style-name="P681" text:outline-level="1"><text:span text:style-name="T682">2. git --version<text:s/></text:span><text:span text:style-name="T683">(This is to check proper installation of git)</text:span></text:h>
      <text:h text:style-name="P684" text:outline-level="1"><text:span text:style-name="T685">3. roscore<text:s/></text:span><text:span text:style-name="T686">(This is to check proper installation of ROS on your system)</text:span></text:h>
      <text:h text:style-name="P687" text:outline-level="1"><text:span text:style-name="T688">4. cd ~/catkin_ws/src &amp;&amp; roslaunch turtlebot3_gazebo turtlebot3_world.launch<text:s/></text:span><text:span text:style-name="T689">(This is for checking gazebo installation)</text:span></text:h>
      <text:h text:style-name="P690" text:outline-level="1"><text:span text:style-name="T691">5. cd ~/catkin_ws/src &amp;&amp; roslaunch turtlebot3_fake turtlebot3_fake.launch<text:s/></text:span><text:span text:style-name="T692">(This is for checking RViz installation).</text:span></text:h>
      <text:h text:style-name="P693" text:outline-level="1"><text:span text:style-name="T694">6.</text:span><text:span text:style-name="T695"><text:s/>Create a video (15~20 seconds) of Gazebo scene while controlling turtlebot3 by using teleop.</text:span><text:span text:style-name="T696"><text:line-break/>For this, use the command from<text:s/></text:span><text:span text:style-name="T697">4</text:span><text:span text:style-name="T698"><text:s/>and then in a new terminal type<text:s/></text:span><text:span text:style-name="T699">roslaunch turtlebot3_teleop turtlebot3_teleop_key.launch</text:span><text:span text:style-name="T700"><text:line-break/></text:span><text:span text:style-name="T701"><text:line-break/></text:span><text:span text:style-name="T702">Upload your video on Google drive/YouTube and include the video link in the submission pdf. (Be sure to allow proper link permissions so that we can view the video).</text:span></text:h>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Georgia" svg:font-family="Georgia" style:font-family-generic="roman" style:font-pitch="variable" svg:panose-1="2 4 5 2 5 4 5 2 3 3"/>
    <style:font-face style:name="Times New Roman" svg:font-family="Times New Roman" style:font-family-generic="roman" style:font-pitch="variable" svg:panose-1="2 2 6 3 5 4 5 2 3 4"/>
    <style:font-face style:name="Book Antiqua" svg:font-family="Book Antiqua" style:font-family-generic="roman" style:font-pitch="variable" svg:panose-1="2 4 6 2 5 3 5 3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Liberation Mono" svg:font-family="Liberation Mono" style:font-family-generic="modern" style:font-pitch="fixed"/>
    <style:font-face style:name="Courier New" svg:font-family="Courier New" style:font-family-generic="modern" style:font-pitch="fixed" svg:panose-1="2 7 3 9 2 2 5 2 4 4"/>
    <style:font-face style:name="OpenSymbol" style:font-charset="x-symbol" svg:font-family="OpenSymbol" style:font-family-generic="system"/>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Standard" style:default-outline-level="1">
      <style:paragraph-properties fo:margin-left="0.4055in" fo:text-indent="-0.3361in">
        <style:tab-stops/>
      </style:paragraph-properties>
      <style:text-properties style:font-name="Georgia" style:font-name-asian="Georgia" style:font-name-complex="Georgia" fo:font-weight="bold" style:font-weight-asian="bold" style:font-weight-complex="bold" fo:font-size="14pt" style:font-size-asian="14pt" style:font-size-complex="14pt" fo:hyphenate="false"/>
    </style:style>
    <style:style style:name="Heading2" style:display-name="Heading 2" style:family="paragraph" style:parent-style-name="Standard" style:default-outline-level="2">
      <style:paragraph-properties fo:margin-left="0.4479in">
        <style:tab-stops/>
      </style:paragraph-properties>
      <style:text-properties style:font-name="Times New Roman" style:font-name-asian="Times New Roman" style:font-name-complex="Times New Roman"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style:text-properties style:font-name="Book Antiqua" style:font-name-asian="Book Antiqua" style:font-name-complex="Book Antiqua"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ohit Devanagari" fo:font-size="14pt" style:font-size-asian="14pt" style:font-size-complex="14pt" fo:hyphenate="false"/>
    </style:style>
    <style:style style:name="Textbody" style:display-name="Text body" style:family="paragraph" style:parent-style-name="Standard">
      <style:paragraph-properties fo:margin-left="0.4479in" fo:text-indent="-0.1513in">
        <style:tab-stops/>
      </style:paragraph-properties>
      <style:text-properties fo:hyphenate="false"/>
    </style:style>
    <style:style style:name="List" style:display-name="List" style:family="paragraph" style:parent-style-name="Textbody">
      <style:text-properties style:font-name-complex="Lohit Devanagari"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Lohit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ohit Devanagari" fo:font-size="12pt" style:font-size-asian="12pt" fo:hyphenate="false"/>
    </style:style>
    <style:style style:name="ListParagraph" style:display-name="List Paragraph" style:family="paragraph" style:parent-style-name="Standard">
      <style:paragraph-properties fo:margin-top="0.1194in" fo:margin-left="0.4479in" fo:text-indent="-0.1513in">
        <style:tab-stops/>
      </style:paragraph-properties>
      <style:text-properties fo:hyphenate="false"/>
    </style:style>
    <style:style style:name="TableParagraph" style:display-name="Table Paragraph" style:family="paragraph" style:parent-style-name="Standard">
      <style:text-properties fo:hyphenate="false"/>
    </style:style>
    <style:style style:name="Footer" style:display-name="Footer" style:family="paragraph" style:parent-style-name="Standard">
      <style:text-properties fo:hyphenate="false"/>
    </style:style>
    <style:style style:name="Framecontents" style:display-name="Frame contents" style:family="paragraph" style:parent-style-name="Standard">
      <style:text-properties fo:hyphenate="false"/>
    </style:style>
    <style:style style:name="PreformattedText" style:display-name="Preformatted Text" style:family="paragraph" style:parent-style-name="Standard">
      <style:text-properties style:font-name="Liberation Mono" style:font-name-asian="Liberation Mono" style:font-name-complex="Liberation Mono" fo:font-size="10pt" style:font-size-asian="10pt" style:font-size-complex="10pt" fo:hyphenate="false"/>
    </style:style>
    <style:style style:name="ListLabel1" style:display-name="ListLabel 1" style:family="text">
      <style:text-properties style:font-name="Times New Roman" style:font-name-asian="Times New Roman" style:font-name-complex="Times New Roman" fo:font-weight="bold" style:font-weight-asian="bold" style:font-weight-complex="bold" style:text-scale="114%" fo:font-size="11pt" style:font-size-asian="11pt" style:font-size-complex="11pt"/>
    </style:style>
    <style:style style:name="ListLabel2" style:display-name="ListLabel 2" style:family="text">
      <style:text-properties style:font-name-asian="Georgia" style:font-name-complex="Georgia" fo:font-weight="bold" style:font-weight-asian="bold" style:font-weight-complex="bold" style:text-scale="117%" fo:font-size="14pt" style:font-size-asian="14pt" style:font-size-complex="14pt"/>
    </style:style>
    <style:style style:name="ListLabel3" style:display-name="ListLabel 3" style:family="text">
      <style:text-properties style:font-name="Times New Roman" style:font-name-asian="Arial" style:font-name-complex="Arial" fo:font-weight="bold" style:font-weight-asian="bold" fo:font-style="italic" style:font-style-asian="italic" style:text-scale="141%" fo:font-size="11pt" style:font-size-asian="11pt" style:font-size-complex="11pt"/>
    </style:style>
    <style:style style:name="ListLabel4" style:display-name="ListLabel 4" style:family="text">
      <style:text-properties style:font-name-asian="Book Antiqua" style:font-name-complex="Book Antiqua" style:text-scale="99%" fo:font-size="11pt" style:font-size-asian="11pt" style:font-size-complex="11pt"/>
    </style:style>
    <style:style style:name="ListLabel5" style:display-name="ListLabel 5" style:family="text">
      <style:text-properties style:font-name-asian="Times New Roman" style:font-name-complex="Times New Roman" fo:font-weight="bold" style:font-weight-asian="bold" style:font-weight-complex="bold" style:text-scale="114%" fo:font-size="11pt" style:font-size-asian="11pt" style:font-size-complex="11pt"/>
    </style:style>
    <style:style style:name="ListLabel6" style:display-name="ListLabel 6" style:family="text">
      <style:text-properties style:font-name="Times New Roman" style:font-name-asian="Book Antiqua" style:font-name-complex="Book Antiqua" fo:font-weight="bold" style:font-weight-asian="bold"/>
    </style:style>
    <style:style style:name="ListLabel7" style:display-name="ListLabel 7" style:family="text">
      <style:text-properties style:font-name-complex="Courier New"/>
    </style:style>
    <style:style style:name="ListLabel8" style:display-name="ListLabel 8" style:family="text">
      <style:text-properties style:font-name-complex="Courier New"/>
    </style:style>
    <style:style style:name="ListLabel9" style:display-name="ListLabel 9" style:family="text">
      <style:text-properties style:font-name-complex="Courier New"/>
    </style:style>
    <style:style style:name="ListLabel10" style:display-name="ListLabel 10" style:family="text">
      <style:text-properties fo:color="#00AEEF"/>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ListLabel11" style:display-name="ListLabel 11" style:family="text">
      <style:text-properties fo:color="#0000FF" style:text-scale="105%"/>
    </style:style>
    <style:style style:name="ListLabel12" style:display-name="ListLabel 12" style:family="text">
      <style:text-properties fo:color="#0000FF"/>
    </style:style>
    <style:style style:name="ListLabel13" style:display-name="ListLabel 13" style:family="text">
      <style:text-properties fo:color="#00AEEF" style:text-scale="95%"/>
    </style:style>
    <style:style style:name="ListLabel14" style:display-name="ListLabel 14" style:family="text">
      <style:text-properties fo:color="#00AEEF" fo:letter-spacing="0.034in" style:text-scale="95%"/>
    </style:style>
    <style:style style:name="ListLabel15" style:display-name="ListLabel 15" style:family="text">
      <style:text-properties fo:color="#00AEEF" fo:letter-spacing="-0.0145in"/>
    </style:style>
    <style:style style:name="ListLabel16" style:display-name="ListLabel 16" style:family="text">
      <style:text-properties fo:color="#00AEEF" fo:letter-spacing="0.0069in"/>
    </style:style>
    <style:style style:name="ListLabel17" style:display-name="ListLabel 17" style:family="text">
      <style:text-properties style:font-name="Times New Roman" style:font-name-asian="Times New Roman" style:font-name-complex="Times New Roman" fo:font-weight="bold" style:font-weight-asian="bold" style:text-scale="110%"/>
    </style:style>
    <style:style style:name="ListLabel18" style:display-name="ListLabel 18" style:family="text">
      <style:text-properties style:font-name="Times New Roman" style:font-name-asian="Times New Roman" style:font-name-complex="Times New Roman" fo:font-weight="bold" style:font-weight-asian="bold" fo:letter-spacing="-0.0194in" style:text-scale="110%"/>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SourceText" style:display-name="Source Text" style:family="text">
      <style:text-properties style:font-name="Liberation Mono" style:font-name-asian="Liberation Mono" style:font-name-complex="Liberation Mono"/>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text-properties style:font-name="Georgia" style:font-name-asian="Georgia" style:font-name-complex="Georgia" fo:font-size="14pt" style:font-size-asian="14pt" style:font-size-complex="14pt"/>
    </style:style>
    <text:list-style style:name="NoList_1" style:display-name="No List_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style:font-name="Times New Roman" style:font-name-asian="Times New Roman" style:font-name-complex="Times New Roman" fo:font-weight="bold" style:font-weight-asian="bold" style:font-weight-complex="bold" style:text-scale="114%" fo:font-size="11pt" style:font-size-asian="11pt" style:font-size-complex="11pt"/>
    </style:style>
    <text:list-style style:name="WWNum1" style:display-name="WWNum1">
      <text:list-level-style-bullet text:level="1" text:style-name="WW_CharLFO2LVL1" text:bullet-char="–">
        <style:list-level-properties text:space-before="0.618in" text:min-label-width="0.1631in" text:list-level-position-and-space-mode="label-alignment">
          <style:list-level-label-alignment text:label-followed-by="listtab" fo:margin-left="0.7812in" fo:text-indent="-0.1631in"/>
        </style:list-level-properties>
        <style:text-properties style:font-name="Times New Roman"/>
      </text:list-level-style-bullet>
      <text:list-level-style-bullet text:level="2" text:bullet-char="•">
        <style:list-level-properties text:space-before="1.2131in" text:min-label-width="0.1631in" text:list-level-position-and-space-mode="label-alignment">
          <style:list-level-label-alignment text:label-followed-by="listtab" fo:margin-left="1.3763in" fo:text-indent="-0.1631in"/>
        </style:list-level-properties>
      </text:list-level-style-bullet>
      <text:list-level-style-bullet text:level="3" text:bullet-char="•">
        <style:list-level-properties text:space-before="1.8118in" text:min-label-width="0.1631in" text:list-level-position-and-space-mode="label-alignment">
          <style:list-level-label-alignment text:label-followed-by="listtab" fo:margin-left="1.975in" fo:text-indent="-0.1631in"/>
        </style:list-level-properties>
      </text:list-level-style-bullet>
      <text:list-level-style-bullet text:level="4" text:bullet-char="•">
        <style:list-level-properties text:space-before="2.4104in" text:min-label-width="0.1631in" text:list-level-position-and-space-mode="label-alignment">
          <style:list-level-label-alignment text:label-followed-by="listtab" fo:margin-left="2.5736in" fo:text-indent="-0.1631in"/>
        </style:list-level-properties>
      </text:list-level-style-bullet>
      <text:list-level-style-bullet text:level="5" text:bullet-char="•">
        <style:list-level-properties text:space-before="3.009in" text:min-label-width="0.1631in" text:list-level-position-and-space-mode="label-alignment">
          <style:list-level-label-alignment text:label-followed-by="listtab" fo:margin-left="3.1722in" fo:text-indent="-0.1631in"/>
        </style:list-level-properties>
      </text:list-level-style-bullet>
      <text:list-level-style-bullet text:level="6" text:bullet-char="•">
        <style:list-level-properties text:space-before="3.6076in" text:min-label-width="0.1631in" text:list-level-position-and-space-mode="label-alignment">
          <style:list-level-label-alignment text:label-followed-by="listtab" fo:margin-left="3.7708in" fo:text-indent="-0.1631in"/>
        </style:list-level-properties>
      </text:list-level-style-bullet>
      <text:list-level-style-bullet text:level="7" text:bullet-char="•">
        <style:list-level-properties text:space-before="4.2062in" text:min-label-width="0.1631in" text:list-level-position-and-space-mode="label-alignment">
          <style:list-level-label-alignment text:label-followed-by="listtab" fo:margin-left="4.3694in" fo:text-indent="-0.1631in"/>
        </style:list-level-properties>
      </text:list-level-style-bullet>
      <text:list-level-style-bullet text:level="8" text:bullet-char="•">
        <style:list-level-properties text:space-before="4.8048in" text:min-label-width="0.1631in" text:list-level-position-and-space-mode="label-alignment">
          <style:list-level-label-alignment text:label-followed-by="listtab" fo:margin-left="4.968in" fo:text-indent="-0.1631in"/>
        </style:list-level-properties>
      </text:list-level-style-bullet>
      <text:list-level-style-bullet text:level="9" text:bullet-char="•">
        <style:list-level-properties text:space-before="5.4034in" text:min-label-width="0.1631in" text:list-level-position-and-space-mode="label-alignment">
          <style:list-level-label-alignment text:label-followed-by="listtab" fo:margin-left="5.5666in" fo:text-indent="-0.1631in"/>
        </style:list-level-properties>
      </text:list-level-style-bullet>
    </text:list-style>
    <style:style style:name="WW_CharLFO3LVL1" style:family="text">
      <style:text-properties style:font-name="Georgia" fo:font-size="14pt" style:font-size-asian="14pt" style:font-size-complex="14pt"/>
    </style:style>
    <style:style style:name="WW_CharLFO3LVL2" style:family="text">
      <style:text-properties fo:font-weight="bold" style:font-weight-asian="bold" fo:font-style="italic" style:font-style-asian="italic" style:text-scale="141%" fo:font-size="11pt" style:font-size-asian="11pt" style:font-size-complex="11pt"/>
    </style:style>
    <style:style style:name="WW_CharLFO3LVL3" style:family="text">
      <style:text-properties style:font-name="Book Antiqua" style:font-name-asian="Book Antiqua" style:font-name-complex="Book Antiqua" style:text-scale="99%" fo:font-size="11pt" style:font-size-asian="11pt" style:font-size-complex="11pt"/>
    </style:style>
    <style:style style:name="WW_CharLFO3LVL4" style:family="text">
      <style:text-properties style:font-name="Times New Roman" style:font-name-asian="Times New Roman" style:font-name-complex="Times New Roman" fo:font-weight="bold" style:font-weight-asian="bold" style:font-weight-complex="bold" style:text-scale="114%" fo:font-size="11pt" style:font-size-asian="11pt" style:font-size-complex="11pt"/>
    </style:style>
    <text:list-style style:name="WWNum2" style:display-name="WWNum2">
      <text:list-level-style-number text:level="1" text:style-name="WW_CharLFO3LVL1" style:num-suffix="." style:num-format="1">
        <style:list-level-properties text:space-before="0.0687in" text:min-label-width="0.3368in" text:list-level-position-and-space-mode="label-alignment">
          <style:list-level-label-alignment text:label-followed-by="listtab" fo:margin-left="0.4055in" fo:text-indent="-0.3368in"/>
        </style:list-level-properties>
      </text:list-level-style-number>
      <text:list-level-style-number text:level="2" text:style-name="WW_CharLFO3LVL2" style:num-suffix="." style:num-format="a" style:num-letter-sync="true">
        <style:list-level-properties text:space-before="0.2958in" text:min-label-width="0.152in" text:list-level-position-and-space-mode="label-alignment">
          <style:list-level-label-alignment text:label-followed-by="listtab" fo:margin-left="0.4479in" fo:text-indent="-0.152in"/>
        </style:list-level-properties>
      </text:list-level-style-number>
      <text:list-level-style-bullet text:level="3" text:style-name="WW_CharLFO3LVL3" text:bullet-char="-">
        <style:list-level-properties text:space-before="0.3465in" text:min-label-width="0.1013in" text:list-level-position-and-space-mode="label-alignment">
          <style:list-level-label-alignment text:label-followed-by="listtab" fo:margin-left="0.4479in" fo:text-indent="-0.1013in"/>
        </style:list-level-properties>
        <style:text-properties style:font-name="Book Antiqua"/>
      </text:list-level-style-bullet>
      <text:list-level-style-bullet text:level="4" text:style-name="WW_CharLFO3LVL4" text:bullet-char="–">
        <style:list-level-properties text:space-before="0.618in" text:min-label-width="0.1631in" text:list-level-position-and-space-mode="label-alignment">
          <style:list-level-label-alignment text:label-followed-by="listtab" fo:margin-left="0.7812in" fo:text-indent="-0.1631in"/>
        </style:list-level-properties>
        <style:text-properties style:font-name="Times New Roman"/>
      </text:list-level-style-bullet>
      <text:list-level-style-bullet text:level="5" text:bullet-char="•">
        <style:list-level-properties text:space-before="2.1111in" text:min-label-width="0.1631in" text:list-level-position-and-space-mode="label-alignment">
          <style:list-level-label-alignment text:label-followed-by="listtab" fo:margin-left="2.2743in" fo:text-indent="-0.1631in"/>
        </style:list-level-properties>
      </text:list-level-style-bullet>
      <text:list-level-style-bullet text:level="6" text:bullet-char="•">
        <style:list-level-properties text:space-before="2.859in" text:min-label-width="0.1631in" text:list-level-position-and-space-mode="label-alignment">
          <style:list-level-label-alignment text:label-followed-by="listtab" fo:margin-left="3.0222in" fo:text-indent="-0.1631in"/>
        </style:list-level-properties>
      </text:list-level-style-bullet>
      <text:list-level-style-bullet text:level="7" text:bullet-char="•">
        <style:list-level-properties text:space-before="3.6076in" text:min-label-width="0.1631in" text:list-level-position-and-space-mode="label-alignment">
          <style:list-level-label-alignment text:label-followed-by="listtab" fo:margin-left="3.7708in" fo:text-indent="-0.1631in"/>
        </style:list-level-properties>
      </text:list-level-style-bullet>
      <text:list-level-style-bullet text:level="8" text:bullet-char="•">
        <style:list-level-properties text:space-before="4.3555in" text:min-label-width="0.1631in" text:list-level-position-and-space-mode="label-alignment">
          <style:list-level-label-alignment text:label-followed-by="listtab" fo:margin-left="4.5187in" fo:text-indent="-0.1631in"/>
        </style:list-level-properties>
      </text:list-level-style-bullet>
      <text:list-level-style-bullet text:level="9" text:bullet-char="•">
        <style:list-level-properties text:space-before="5.1041in" text:min-label-width="0.1631in" text:list-level-position-and-space-mode="label-alignment">
          <style:list-level-label-alignment text:label-followed-by="listtab" fo:margin-left="5.2673in" fo:text-indent="-0.1631in"/>
        </style:list-level-properties>
      </text:list-level-style-bullet>
    </text:list-style>
    <style:style style:name="WW_CharLFO4LVL1" style:family="text">
      <style:text-properties style:font-name="Wingdings" style:font-name-asian="Book Antiqua" style:font-name-complex="Book Antiqua" fo:font-weight="bold" style:font-weight-asian="bold"/>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text:list-style style:name="WWNum3" style:display-name="WWNum3">
      <text:list-level-style-bullet text:level="1" text:style-name="WW_CharLFO4LVL1" text:bullet-char="">
        <style:list-level-properties text:space-before="0.618in" text:min-label-width="0.25in" text:list-level-position-and-space-mode="label-alignment">
          <style:list-level-label-alignment text:label-followed-by="listtab" fo:margin-left="0.868in" fo:text-indent="-0.25in"/>
        </style:list-level-properties>
        <style:text-properties style:font-name="Wingdings"/>
      </text:list-level-style-bullet>
      <text:list-level-style-bullet text:level="2" text:style-name="WW_CharLFO4LVL2" text:bullet-char="o">
        <style:list-level-properties text:space-before="1.118in" text:min-label-width="0.25in" text:list-level-position-and-space-mode="label-alignment">
          <style:list-level-label-alignment text:label-followed-by="listtab" fo:margin-left="1.368in" fo:text-indent="-0.25in"/>
        </style:list-level-properties>
        <style:text-properties style:font-name="Courier New"/>
      </text:list-level-style-bullet>
      <text:list-level-style-bullet text:level="3" text:style-name="WW_CharLFO4LVL3" text:bullet-char="">
        <style:list-level-properties text:space-before="1.618in" text:min-label-width="0.25in" text:list-level-position-and-space-mode="label-alignment">
          <style:list-level-label-alignment text:label-followed-by="listtab" fo:margin-left="1.868in" fo:text-indent="-0.25in"/>
        </style:list-level-properties>
        <style:text-properties style:font-name="Wingdings"/>
      </text:list-level-style-bullet>
      <text:list-level-style-bullet text:level="4" text:style-name="WW_CharLFO4LVL4" text:bullet-char="">
        <style:list-level-properties text:space-before="2.118in" text:min-label-width="0.25in" text:list-level-position-and-space-mode="label-alignment">
          <style:list-level-label-alignment text:label-followed-by="listtab" fo:margin-left="2.368in" fo:text-indent="-0.25in"/>
        </style:list-level-properties>
        <style:text-properties style:font-name="Symbol"/>
      </text:list-level-style-bullet>
      <text:list-level-style-bullet text:level="5" text:style-name="WW_CharLFO4LVL5" text:bullet-char="o">
        <style:list-level-properties text:space-before="2.618in" text:min-label-width="0.25in" text:list-level-position-and-space-mode="label-alignment">
          <style:list-level-label-alignment text:label-followed-by="listtab" fo:margin-left="2.868in" fo:text-indent="-0.25in"/>
        </style:list-level-properties>
        <style:text-properties style:font-name="Courier New"/>
      </text:list-level-style-bullet>
      <text:list-level-style-bullet text:level="6" text:style-name="WW_CharLFO4LVL6" text:bullet-char="">
        <style:list-level-properties text:space-before="3.118in" text:min-label-width="0.25in" text:list-level-position-and-space-mode="label-alignment">
          <style:list-level-label-alignment text:label-followed-by="listtab" fo:margin-left="3.368in" fo:text-indent="-0.25in"/>
        </style:list-level-properties>
        <style:text-properties style:font-name="Wingdings"/>
      </text:list-level-style-bullet>
      <text:list-level-style-bullet text:level="7" text:style-name="WW_CharLFO4LVL7" text:bullet-char="">
        <style:list-level-properties text:space-before="3.618in" text:min-label-width="0.25in" text:list-level-position-and-space-mode="label-alignment">
          <style:list-level-label-alignment text:label-followed-by="listtab" fo:margin-left="3.868in" fo:text-indent="-0.25in"/>
        </style:list-level-properties>
        <style:text-properties style:font-name="Symbol"/>
      </text:list-level-style-bullet>
      <text:list-level-style-bullet text:level="8" text:style-name="WW_CharLFO4LVL8" text:bullet-char="o">
        <style:list-level-properties text:space-before="4.118in" text:min-label-width="0.25in" text:list-level-position-and-space-mode="label-alignment">
          <style:list-level-label-alignment text:label-followed-by="listtab" fo:margin-left="4.368in" fo:text-indent="-0.25in"/>
        </style:list-level-properties>
        <style:text-properties style:font-name="Courier New"/>
      </text:list-level-style-bullet>
      <text:list-level-style-bullet text:level="9" text:style-name="WW_CharLFO4LVL9" text:bullet-char="">
        <style:list-level-properties text:space-before="4.618in" text:min-label-width="0.25in" text:list-level-position-and-space-mode="label-alignment">
          <style:list-level-label-alignment text:label-followed-by="listtab" fo:margin-left="4.868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5LVL1" style:family="text">
      <style:text-properties fo:font-weight="bold" style:font-weight-asian="bold" style:font-weight-complex="bold"/>
    </style:style>
    <style:style style:name="WW_CharLFO6LVL1" style:family="text">
      <style:text-properties style:font-name="Georgia" fo:font-size="14pt" style:font-size-asian="14pt" style:font-size-complex="14pt"/>
    </style:style>
    <style:style style:name="WW_CharLFO6LVL2" style:family="text">
      <style:text-properties fo:font-weight="bold" style:font-weight-asian="bold" fo:font-style="italic" style:font-style-asian="italic" style:text-scale="141%" fo:font-size="11pt" style:font-size-asian="11pt" style:font-size-complex="11pt"/>
    </style:style>
    <style:style style:name="WW_CharLFO6LVL3" style:family="text">
      <style:text-properties style:font-name="Book Antiqua" style:font-name-asian="Book Antiqua" style:font-name-complex="Book Antiqua" style:text-scale="99%" fo:font-size="11pt" style:font-size-asian="11pt" style:font-size-complex="11pt"/>
    </style:style>
    <style:style style:name="WW_CharLFO6LVL4" style:family="text">
      <style:text-properties style:font-name="Times New Roman" style:font-name-asian="Times New Roman" style:font-name-complex="Times New Roman" fo:font-weight="bold" style:font-weight-asian="bold" style:font-weight-complex="bold" style:text-scale="114%" fo:font-size="11pt" style:font-size-asian="11pt" style:font-size-complex="11pt"/>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5">
      <text:list-level-style-number text:level="1" text:style-name="WW_CharLFO5LVL1" style:num-suffix="." style:num-format="1">
        <style:list-level-properties text:space-before="0.5458in" text:min-label-width="0.25in" text:list-level-position-and-space-mode="label-alignment">
          <style:list-level-label-alignment text:label-followed-by="listtab" fo:margin-left="0.7958in" fo:text-indent="-0.25in"/>
        </style:list-level-properties>
      </text:list-level-style-number>
      <text:list-level-style-number text:level="2" style:num-suffix="." style:num-format="a" style:num-letter-sync="true">
        <style:list-level-properties text:space-before="1.0458in" text:min-label-width="0.25in" text:list-level-position-and-space-mode="label-alignment">
          <style:list-level-label-alignment text:label-followed-by="listtab" fo:margin-left="1.2958in" fo:text-indent="-0.25in"/>
        </style:list-level-properties>
      </text:list-level-style-number>
      <text:list-level-style-number text:level="3" style:num-suffix="." style:num-format="i">
        <style:list-level-properties fo:text-align="end" text:space-before="1.6708in" text:min-label-width="0.125in" text:list-level-position-and-space-mode="label-alignment">
          <style:list-level-label-alignment text:label-followed-by="listtab" fo:margin-left="1.7958in" fo:text-indent="-0.125in"/>
        </style:list-level-properties>
      </text:list-level-style-number>
      <text:list-level-style-number text:level="4" style:num-suffix="." style:num-format="1">
        <style:list-level-properties text:space-before="2.0458in" text:min-label-width="0.25in" text:list-level-position-and-space-mode="label-alignment">
          <style:list-level-label-alignment text:label-followed-by="listtab" fo:margin-left="2.2958in" fo:text-indent="-0.25in"/>
        </style:list-level-properties>
      </text:list-level-style-number>
      <text:list-level-style-number text:level="5" style:num-suffix="." style:num-format="a" style:num-letter-sync="true">
        <style:list-level-properties text:space-before="2.5458in" text:min-label-width="0.25in" text:list-level-position-and-space-mode="label-alignment">
          <style:list-level-label-alignment text:label-followed-by="listtab" fo:margin-left="2.7958in" fo:text-indent="-0.25in"/>
        </style:list-level-properties>
      </text:list-level-style-number>
      <text:list-level-style-number text:level="6" style:num-suffix="." style:num-format="i">
        <style:list-level-properties fo:text-align="end" text:space-before="3.1708in" text:min-label-width="0.125in" text:list-level-position-and-space-mode="label-alignment">
          <style:list-level-label-alignment text:label-followed-by="listtab" fo:margin-left="3.2958in" fo:text-indent="-0.125in"/>
        </style:list-level-properties>
      </text:list-level-style-number>
      <text:list-level-style-number text:level="7" style:num-suffix="." style:num-format="1">
        <style:list-level-properties text:space-before="3.5458in" text:min-label-width="0.25in" text:list-level-position-and-space-mode="label-alignment">
          <style:list-level-label-alignment text:label-followed-by="listtab" fo:margin-left="3.7958in" fo:text-indent="-0.25in"/>
        </style:list-level-properties>
      </text:list-level-style-number>
      <text:list-level-style-number text:level="8" style:num-suffix="." style:num-format="a" style:num-letter-sync="true">
        <style:list-level-properties text:space-before="4.0458in" text:min-label-width="0.25in" text:list-level-position-and-space-mode="label-alignment">
          <style:list-level-label-alignment text:label-followed-by="listtab" fo:margin-left="4.2958in" fo:text-indent="-0.25in"/>
        </style:list-level-properties>
      </text:list-level-style-number>
      <text:list-level-style-number text:level="9" style:num-suffix="." style:num-format="i">
        <style:list-level-properties fo:text-align="end" text:space-before="4.6708in" text:min-label-width="0.125in" text:list-level-position-and-space-mode="label-alignment">
          <style:list-level-label-alignment text:label-followed-by="listtab" fo:margin-left="4.7958in" fo:text-indent="-0.125in"/>
        </style:list-level-properties>
      </text:list-level-style-number>
    </text:list-style>
    <text:list-style style:name="LFO6">
      <text:list-level-style-number text:level="1" text:style-name="WW_CharLFO6LVL1" style:num-suffix="." style:num-format="1">
        <style:list-level-properties text:space-before="0.0687in" text:min-label-width="0.3368in" text:list-level-position-and-space-mode="label-alignment">
          <style:list-level-label-alignment text:label-followed-by="listtab" fo:margin-left="0.4055in" fo:text-indent="-0.3368in"/>
        </style:list-level-properties>
      </text:list-level-style-number>
      <text:list-level-style-number text:level="2" text:style-name="WW_CharLFO6LVL2" style:num-suffix="." style:num-format="a" style:num-letter-sync="true">
        <style:list-level-properties text:space-before="0.2958in" text:min-label-width="0.152in" text:list-level-position-and-space-mode="label-alignment">
          <style:list-level-label-alignment text:label-followed-by="listtab" fo:margin-left="0.4479in" fo:text-indent="-0.152in"/>
        </style:list-level-properties>
      </text:list-level-style-number>
      <text:list-level-style-bullet text:level="3" text:style-name="WW_CharLFO6LVL3" text:bullet-char="-">
        <style:list-level-properties text:space-before="0.3465in" text:min-label-width="0.1013in" text:list-level-position-and-space-mode="label-alignment">
          <style:list-level-label-alignment text:label-followed-by="listtab" fo:margin-left="0.4479in" fo:text-indent="-0.1013in"/>
        </style:list-level-properties>
        <style:text-properties style:font-name="Book Antiqua"/>
      </text:list-level-style-bullet>
      <text:list-level-style-bullet text:level="4" text:style-name="WW_CharLFO6LVL4" text:bullet-char="–">
        <style:list-level-properties text:space-before="0.618in" text:min-label-width="0.1631in" text:list-level-position-and-space-mode="label-alignment">
          <style:list-level-label-alignment text:label-followed-by="listtab" fo:margin-left="0.7812in" fo:text-indent="-0.1631in"/>
        </style:list-level-properties>
        <style:text-properties style:font-name="Times New Roman"/>
      </text:list-level-style-bullet>
      <text:list-level-style-bullet text:level="5" text:bullet-char="•">
        <style:list-level-properties text:space-before="2.1111in" text:min-label-width="0.1631in" text:list-level-position-and-space-mode="label-alignment">
          <style:list-level-label-alignment text:label-followed-by="listtab" fo:margin-left="2.2743in" fo:text-indent="-0.1631in"/>
        </style:list-level-properties>
      </text:list-level-style-bullet>
      <text:list-level-style-bullet text:level="6" text:bullet-char="•">
        <style:list-level-properties text:space-before="2.859in" text:min-label-width="0.1631in" text:list-level-position-and-space-mode="label-alignment">
          <style:list-level-label-alignment text:label-followed-by="listtab" fo:margin-left="3.0222in" fo:text-indent="-0.1631in"/>
        </style:list-level-properties>
      </text:list-level-style-bullet>
      <text:list-level-style-bullet text:level="7" text:bullet-char="•">
        <style:list-level-properties text:space-before="3.6076in" text:min-label-width="0.1631in" text:list-level-position-and-space-mode="label-alignment">
          <style:list-level-label-alignment text:label-followed-by="listtab" fo:margin-left="3.7708in" fo:text-indent="-0.1631in"/>
        </style:list-level-properties>
      </text:list-level-style-bullet>
      <text:list-level-style-bullet text:level="8" text:bullet-char="•">
        <style:list-level-properties text:space-before="4.3555in" text:min-label-width="0.1631in" text:list-level-position-and-space-mode="label-alignment">
          <style:list-level-label-alignment text:label-followed-by="listtab" fo:margin-left="4.5187in" fo:text-indent="-0.1631in"/>
        </style:list-level-properties>
      </text:list-level-style-bullet>
      <text:list-level-style-bullet text:level="9" text:bullet-char="•">
        <style:list-level-properties text:space-before="5.1041in" text:min-label-width="0.1631in" text:list-level-position-and-space-mode="label-alignment">
          <style:list-level-label-alignment text:label-followed-by="listtab" fo:margin-left="5.2673in" fo:text-indent="-0.1631in"/>
        </style:list-level-properties>
      </text:list-level-style-bullet>
    </text:list-style>
    <text:list-style style:name="LFO7">
      <text:list-level-style-bullet text:level="1" text:style-name="WW_CharLFO7LVL1" text:bullet-char="•">
        <style:list-level-properties text:space-before="0.3118in" text:min-label-width="0.25in" text:list-level-position-and-space-mode="label-alignment">
          <style:list-level-label-alignment text:label-followed-by="listtab" fo:margin-left="0.5618in" fo:text-indent="-0.25in"/>
        </style:list-level-properties>
        <style:text-properties style:font-name="OpenSymbol"/>
      </text:list-level-style-bullet>
      <text:list-level-style-bullet text:level="2" text:style-name="WW_CharLFO7LVL2" text:bullet-char="◦">
        <style:list-level-properties text:space-before="0.5618in" text:min-label-width="0.25in" text:list-level-position-and-space-mode="label-alignment">
          <style:list-level-label-alignment text:label-followed-by="listtab" fo:margin-left="0.8118in" fo:text-indent="-0.25in"/>
        </style:list-level-properties>
        <style:text-properties style:font-name="OpenSymbol"/>
      </text:list-level-style-bullet>
      <text:list-level-style-bullet text:level="3" text:style-name="WW_CharLFO7LVL3" text:bullet-char="▪">
        <style:list-level-properties text:space-before="0.8118in" text:min-label-width="0.25in" text:list-level-position-and-space-mode="label-alignment">
          <style:list-level-label-alignment text:label-followed-by="listtab" fo:margin-left="1.0618in" fo:text-indent="-0.25in"/>
        </style:list-level-properties>
        <style:text-properties style:font-name="OpenSymbol"/>
      </text:list-level-style-bullet>
      <text:list-level-style-bullet text:level="4" text:style-name="WW_CharLFO7LVL4" text:bullet-char="•">
        <style:list-level-properties text:space-before="1.0618in" text:min-label-width="0.25in" text:list-level-position-and-space-mode="label-alignment">
          <style:list-level-label-alignment text:label-followed-by="listtab" fo:margin-left="1.3118in" fo:text-indent="-0.25in"/>
        </style:list-level-properties>
        <style:text-properties style:font-name="OpenSymbol"/>
      </text:list-level-style-bullet>
      <text:list-level-style-bullet text:level="5" text:style-name="WW_CharLFO7LVL5" text:bullet-char="◦">
        <style:list-level-properties text:space-before="1.3118in" text:min-label-width="0.25in" text:list-level-position-and-space-mode="label-alignment">
          <style:list-level-label-alignment text:label-followed-by="listtab" fo:margin-left="1.5618in" fo:text-indent="-0.25in"/>
        </style:list-level-properties>
        <style:text-properties style:font-name="OpenSymbol"/>
      </text:list-level-style-bullet>
      <text:list-level-style-bullet text:level="6" text:style-name="WW_CharLFO7LVL6" text:bullet-char="▪">
        <style:list-level-properties text:space-before="1.5618in" text:min-label-width="0.25in" text:list-level-position-and-space-mode="label-alignment">
          <style:list-level-label-alignment text:label-followed-by="listtab" fo:margin-left="1.8118in" fo:text-indent="-0.25in"/>
        </style:list-level-properties>
        <style:text-properties style:font-name="OpenSymbol"/>
      </text:list-level-style-bullet>
      <text:list-level-style-bullet text:level="7" text:style-name="WW_CharLFO7LVL7" text:bullet-char="•">
        <style:list-level-properties text:space-before="1.8118in" text:min-label-width="0.25in" text:list-level-position-and-space-mode="label-alignment">
          <style:list-level-label-alignment text:label-followed-by="listtab" fo:margin-left="2.0618in" fo:text-indent="-0.25in"/>
        </style:list-level-properties>
        <style:text-properties style:font-name="OpenSymbol"/>
      </text:list-level-style-bullet>
      <text:list-level-style-bullet text:level="8" text:style-name="WW_CharLFO7LVL8" text:bullet-char="◦">
        <style:list-level-properties text:space-before="2.0618in" text:min-label-width="0.25in" text:list-level-position-and-space-mode="label-alignment">
          <style:list-level-label-alignment text:label-followed-by="listtab" fo:margin-left="2.3118in" fo:text-indent="-0.25in"/>
        </style:list-level-properties>
        <style:text-properties style:font-name="OpenSymbol"/>
      </text:list-level-style-bullet>
      <text:list-level-style-bullet text:level="9" text:style-name="WW_CharLFO7LVL9" text:bullet-char="▪">
        <style:list-level-properties text:space-before="2.3118in" text:min-label-width="0.25in" text:list-level-position-and-space-mode="label-alignment">
          <style:list-level-label-alignment text:label-followed-by="listtab" fo:margin-left="2.5618in" fo:text-indent="-0.25in"/>
        </style:list-level-properties>
        <style:text-properties style:font-name="OpenSymbol"/>
      </text:list-level-style-bullet>
    </text:list-style>
    <style:page-layout style:name="PL0">
      <style:page-layout-properties fo:page-width="8.5in" fo:page-height="11in" style:print-orientation="portrait" fo:margin-top="1.0416in" fo:margin-left="0.9305in" fo:margin-bottom="0.5597in" fo:margin-right="0.8055in" style:num-format="1" style:writing-mode="lr-tb">
        <style:footnote-sep style:width="0.007in" style:rel-width="33%" style:color="#000000" style:line-style="solid" style:adjustment="left"/>
      </style:page-layout-properties>
    </style:page-layout>
    <style:page-layout style:name="PL1">
      <style:page-layout-properties fo:page-width="8.5in" fo:page-height="11in" style:print-orientation="portrait" fo:margin-top="0.9444in" fo:margin-left="0.9305in" fo:margin-bottom="0.5597in" fo:margin-right="0.805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ame="MP1" style:page-layout-name="PL1"/>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Yoseph Ayele</meta:initial-creator>
    <dc:creator>Yoseph Ayele Kebede</dc:creator>
    <meta:creation-date>2022-09-07T23:27:00Z</meta:creation-date>
    <dc:date>2022-09-07T23:27:00Z</dc:date>
    <meta:template xlink:href="Normal.dotm" xlink:type="simple"/>
    <meta:editing-cycles>2</meta:editing-cycles>
    <meta:editing-duration>PT0S</meta:editing-duration>
    <meta:user-defined meta:name="AppVersion">16.0000</meta:user-defined>
    <meta:user-defined meta:name="Created" meta:value-type="date">2020-09-03T00:00:00Z</meta:user-defined>
    <meta:user-defined meta:name="Creator">LaTeX with hyperref</meta:user-defined>
    <meta:user-defined meta:name="DocSecurity" meta:value-type="float">0</meta:user-defined>
    <meta:user-defined meta:name="HyperlinksChanged" meta:value-type="boolean">false</meta:user-defined>
    <meta:user-defined meta:name="LastSaved" meta:value-type="date">2020-12-02T00:00:00Z</meta:user-defined>
    <meta:user-defined meta:name="LinksUpToDate" meta:value-type="boolean">false</meta:user-defined>
    <meta:user-defined meta:name="ScaleCrop" meta:value-type="boolean">false</meta:user-defined>
    <meta:user-defined meta:name="ShareDoc" meta:value-type="boolean">false</meta:user-defined>
    <meta:document-statistic meta:page-count="5" meta:paragraph-count="95" meta:word-count="2304" meta:character-count="14169" meta:row-count="244" meta:non-whitespace-character-count="11960"/>
  </office:meta>
</office:document-meta>
</file>